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5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ThisWorkbook.xml"/>
  <manifest:file-entry manifest:media-type="text/xml" manifest:full-path="Basic/Standard/Sheet4.xml"/>
  <manifest:file-entry manifest:media-type="text/xml" manifest:full-path="Basic/Standard/Module1.xml"/>
  <manifest:file-entry manifest:media-type="text/xml" manifest:full-path="Basic/Standard/Sheet3.xml"/>
  <manifest:file-entry manifest:media-type="text/xml" manifest:full-path="Basic/Standard/Sheet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055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0571in"/>
    </style:style>
    <style:style style:name="co7" style:family="table-column">
      <style:table-column-properties fo:break-before="auto" style:column-width="4.5591in"/>
    </style:style>
    <style:style style:name="co8" style:family="table-column">
      <style:table-column-properties fo:break-before="auto" style:column-width="0.7047in"/>
    </style:style>
    <style:style style:name="co9" style:family="table-column">
      <style:table-column-properties fo:break-before="auto" style:column-width="3.0283in"/>
    </style:style>
    <style:style style:name="co10" style:family="table-column">
      <style:table-column-properties fo:break-before="auto" style:column-width="0.8366in"/>
    </style:style>
    <style:style style:name="co11" style:family="table-column">
      <style:table-column-properties fo:break-before="auto" style:column-width="3.05in"/>
    </style:style>
    <style:style style:name="co12" style:family="table-column">
      <style:table-column-properties fo:break-before="auto" style:column-width="0.9138in"/>
    </style:style>
    <style:style style:name="co13" style:family="table-column">
      <style:table-column-properties fo:break-before="auto" style:column-width="1.1118in"/>
    </style:style>
    <style:style style:name="co14" style:family="table-column">
      <style:table-column-properties fo:break-before="auto" style:column-width="1.211in"/>
    </style:style>
    <style:style style:name="co15" style:family="table-column">
      <style:table-column-properties fo:break-before="auto" style:column-width="0.4291in"/>
    </style:style>
    <style:style style:name="co16" style:family="table-column">
      <style:table-column-properties fo:break-before="auto" style:column-width="0.5618in"/>
    </style:style>
    <style:style style:name="co17" style:family="table-column">
      <style:table-column-properties fo:break-before="auto" style:column-width="0.3307in"/>
    </style:style>
    <style:style style:name="co18" style:family="table-column">
      <style:table-column-properties fo:break-before="auto" style:column-width="0.5283in"/>
    </style:style>
    <style:style style:name="co19" style:family="table-column">
      <style:table-column-properties fo:break-before="auto" style:column-width="0.8146in"/>
    </style:style>
    <style:style style:name="co20" style:family="table-column">
      <style:table-column-properties fo:break-before="auto" style:column-width="3.3472in"/>
    </style:style>
    <style:style style:name="co21" style:family="table-column">
      <style:table-column-properties fo:break-before="auto" style:column-width="0.6602in"/>
    </style:style>
    <style:style style:name="co22" style:family="table-column">
      <style:table-column-properties fo:break-before="auto" style:column-width="0.5063in"/>
    </style:style>
    <style:style style:name="co23" style:family="table-column">
      <style:table-column-properties fo:break-before="auto" style:column-width="0.3409in"/>
    </style:style>
    <style:style style:name="co24" style:family="table-column">
      <style:table-column-properties fo:break-before="auto" style:column-width="2.9618in"/>
    </style:style>
    <style:style style:name="co25" style:family="table-column">
      <style:table-column-properties fo:break-before="auto" style:column-width="2.5217in"/>
    </style:style>
    <style:style style:name="ro1" style:family="table-row">
      <style:table-row-properties style:row-height="0.244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ta1" style:family="table" style:master-page-name="PageStyle_5f_Release_20_Plan">
      <style:table-properties table:display="true" style:writing-mode="lr-tb"/>
    </style:style>
    <style:style style:name="ta2" style:family="table" style:master-page-name="PageStyle_5f_Product_20_Backlog">
      <style:table-properties table:display="true" style:writing-mode="lr-tb"/>
    </style:style>
    <style:style style:name="ta3" style:family="table" style:master-page-name="PageStyle_5f_PB_20_Burndown">
      <style:table-properties table:display="true" style:writing-mode="lr-tb"/>
    </style:style>
    <style:style style:name="ta4" style:family="table" style:master-page-name="PageStyle_5f_Sp1">
      <style:table-properties table:display="true" style:writing-mode="lr-tb"/>
    </style:style>
    <style:style style:name="ta5" style:family="table" style:master-page-name="PageStyle_5f_Sprint_20_Sheet_20_Template">
      <style:table-properties table:display="true" style:writing-mode="lr-tb"/>
    </style:style>
    <style:style style:name="ta6" style:family="table" style:master-page-name="PageStyle_5f_Task_20_Slips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4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5" style:family="table-cell" style:parent-style-name="Default">
      <style:table-cell-properties style:glyph-orientation-vertical="0" fo:border-bottom="0.0138in solid #1a1a1a" fo:background-color="#ffcc99" style:diagonal-bl-tr="none" style:diagonal-tl-br="none" style:text-align-source="fix" style:repeat-content="false" fo:wrap-option="no-wrap" fo:border-left="0.0138in solid #1a1a1a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6" style:family="table-cell" style:parent-style-name="Default">
      <style:text-properties fo:color="#0000ff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7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8" style:family="table-cell" style:parent-style-name="Default">
      <style:table-cell-properties fo:border-bottom="none" style:diagonal-bl-tr="none" style:diagonal-tl-br="none" fo:border-left="none" fo:border-right="none" fo:border-top="0.0138in solid #1a1a1a"/>
    </style:style>
    <style:style style:name="ce9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 style:data-style-name="N199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1" style:family="table-cell" style:parent-style-name="Default" style:data-style-name="N199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2" style:family="table-cell" style:parent-style-name="Default" style:data-style-name="N199">
      <style:table-cell-properties style:glyph-orientation-vertical="0" fo:border-bottom="0.0138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3" style:family="table-cell" style:parent-style-name="Default" style:data-style-name="N511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14" style:family="table-cell" style:parent-style-name="Default" style:data-style-name="N5116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7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8" style:family="table-cell" style:parent-style-name="Default" style:data-style-name="N0">
      <style:table-cell-properties style:glyph-orientation-vertical="0" fo:border-bottom="0.0138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" style:family="table-cell" style:parent-style-name="Default">
      <style:table-cell-properties fo:border-bottom="0.0138in solid #1a1a1a" style:diagonal-bl-tr="none" style:diagonal-tl-br="none" fo:border-left="none" fo:border-right="none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2" style:family="table-cell" style:parent-style-name="Default">
      <style:table-cell-properties style:diagonal-bl-tr="none" style:diagonal-tl-br="none" fo:border="none"/>
      <style:map style:condition="is-true-formula(['Release Plan'.$F4]=&quot;Planned&quot;)" style:apply-style-name="Excel_5f_CondFormat_5f_1_5f_2_5f_1" style:base-cell-address="'Release Plan'.F4"/>
      <style:map style:condition="is-true-formula(['Release Plan'.$F4]=&quot;Ongoing&quot;)" style:apply-style-name="Excel_5f_CondFormat_5f_1_5f_2_5f_2" style:base-cell-address="'Release Plan'.F4"/>
      <style:map style:condition="cell-content()=&quot;Unplanned&quot;" style:apply-style-name="Excel_5f_CondFormat_5f_1_5f_2_5f_3" style:base-cell-address="'Release Plan'.F4"/>
    </style:style>
    <style:style style:name="ce23" style:family="table-cell" style:parent-style-name="Default">
      <style:table-cell-properties fo:border-bottom="0.0138in solid #1a1a1a" style:diagonal-bl-tr="none" style:diagonal-tl-br="none" fo:border-left="none" fo:border-right="none" fo:border-top="none"/>
      <style:map style:condition="is-true-formula(['Release Plan'.$F4]=&quot;Planned&quot;)" style:apply-style-name="Excel_5f_CondFormat_5f_1_5f_2_5f_1" style:base-cell-address="'Release Plan'.F4"/>
      <style:map style:condition="is-true-formula(['Release Plan'.$F4]=&quot;Ongoing&quot;)" style:apply-style-name="Excel_5f_CondFormat_5f_1_5f_2_5f_2" style:base-cell-address="'Release Plan'.F4"/>
      <style:map style:condition="cell-content()=&quot;Unplanned&quot;" style:apply-style-name="Excel_5f_CondFormat_5f_1_5f_2_5f_3" style:base-cell-address="'Release Plan'.F4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" style:family="table-cell" style:parent-style-name="Default" style:data-style-name="N199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26" style:family="table-cell" style:parent-style-name="Default" style:data-style-name="N19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27" style:family="table-cell" style:parent-style-name="Default" style:data-style-name="N199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1a1a1a" style:vertical-align="automatic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138in solid #1a1a1a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31" style:family="table-cell" style:parent-style-name="Default">
      <style:table-cell-properties fo:border-bottom="none" style:diagonal-bl-tr="none" style:diagonal-tl-br="none" fo:border-left="none" fo:border-right="0.0138in solid #1a1a1a" fo:border-top="non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32" style:family="table-cell" style:parent-style-name="Default">
      <style:table-cell-properties fo:border-bottom="0.0138in solid #1a1a1a" style:diagonal-bl-tr="none" style:diagonal-tl-br="none" fo:border-left="none" fo:border-right="0.0138in solid #1a1a1a" fo:border-top="none"/>
      <style:map style:condition="is-true-formula(['Release Plan'.$F4]=&quot;Planned&quot;)" style:apply-style-name="Excel_5f_CondFormat_5f_1_5f_1_5f_1" style:base-cell-address="'Release Plan'.G4"/>
      <style:map style:condition="is-true-formula(['Release Plan'.$F4]=&quot;Ongoing&quot;)" style:apply-style-name="Excel_5f_CondFormat_5f_1_5f_1_5f_2" style:base-cell-address="'Release Plan'.G4"/>
    </style:style>
    <style:style style:name="ce33" style:family="table-cell" style:parent-style-name="Default">
      <style:table-cell-properties fo:border-bottom="none" style:diagonal-bl-tr="none" style:diagonal-tl-br="none" fo:border-left="none" fo:border-right="0.0138in solid #1a1a1a" fo:border-top="0.0138in solid #1a1a1a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0.0138in solid #1a1a1a" style:vertical-align="automatic"/>
      <style:paragraph-properties fo:text-align="start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3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36" style:family="table-cell" style:parent-style-name="Default" style:data-style-name="N0">
      <style:table-cell-properties style:glyph-orientation-vertical="0" fo:border-bottom="0.0138in solid #1a1a1a" style:diagonal-bl-tr="none" style:diagonal-tl-br="none" style:text-align-source="fix" style:repeat-content="false" fo:background-color="transparent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start" fo:margin-left="0in" style:writing-mode="page"/>
      <style:map style:condition="is-true-formula(OR(['Release Plan'.$F4]=&quot;Planned&quot;;['Release Plan'.$F4]=&quot;Unplanned&quot;))" style:apply-style-name="Excel_5f_CondFormat_5f_1_5f_3_5f_1" style:base-cell-address="'Release Plan'.E4"/>
      <style:map style:condition="is-true-formula(['Release Plan'.$F4]=&quot;Ongoing&quot;)" style:apply-style-name="Excel_5f_CondFormat_5f_1_5f_3_5f_2" style:base-cell-address="'Release Plan'.E4"/>
    </style:style>
    <style:style style:name="ce3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1a1a1a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1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0.0138in solid #1a1a1a" style:direction="ltr" fo:border-right="0.0138in solid #1a1a1a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44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48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'Product Backlog'.$C44]=&quot;Done&quot;)" style:apply-style-name="Excel_5f_CondFormat_5f_2_5f_1_5f_1" style:base-cell-address="'Product Backlog'.G44"/>
      <style:map style:condition="is-true-formula(['Product Backlog'.$C44]=&quot;Ongoing&quot;)" style:apply-style-name="Excel_5f_CondFormat_5f_2_5f_1_5f_2" style:base-cell-address="'Product Backlog'.G44"/>
      <style:map style:condition="is-true-formula(['Product Backlog'.$C44]=&quot;Removed&quot;)" style:apply-style-name="Excel_5f_CondFormat_5f_2_5f_1_5f_3" style:base-cell-address="'Product Backlog'.G44"/>
    </style:style>
    <style:style style:name="ce54" style:family="table-cell" style:parent-style-name="Default" style:data-style-name="N5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5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4_5f_1" style:base-cell-address="'Product Backlog'.G22"/>
      <style:map style:condition="is-true-formula('Product Backlog'.$#REF!#REF!=&quot;Ongoing&quot;)" style:apply-style-name="Excel_5f_CondFormat_5f_2_5f_4_5f_2" style:base-cell-address="'Product Backlog'.G22"/>
      <style:map style:condition="is-true-formula('Product Backlog'.$#REF!#REF!=&quot;Removed&quot;)" style:apply-style-name="Excel_5f_CondFormat_5f_2_5f_4_5f_3" style:base-cell-address="'Product Backlog'.G22"/>
    </style:style>
    <style:style style:name="ce56" style:family="table-cell" style:parent-style-name="Default" style:data-style-name="N5119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Product Backlog'.G42"/>
      <style:map style:condition="is-true-formula('Product Backlog'.$#REF!#REF!=&quot;Ongoing&quot;)" style:apply-style-name="Excel_5f_CondFormat_5f_2_5f_3_5f_2" style:base-cell-address="'Product Backlog'.G42"/>
      <style:map style:condition="is-true-formula('Product Backlog'.$#REF!#REF!=&quot;Removed&quot;)" style:apply-style-name="Excel_5f_CondFormat_5f_2_5f_3_5f_3" style:base-cell-address="'Product Backlog'.G42"/>
    </style:style>
    <style:style style:name="ce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'Product Backlog'.$#REF!#REF!=&quot;Done&quot;)" style:apply-style-name="Excel_5f_CondFormat_5f_2_5f_3_5f_1" style:base-cell-address="'Product Backlog'.G42"/>
      <style:map style:condition="is-true-formula('Product Backlog'.$#REF!#REF!=&quot;Ongoing&quot;)" style:apply-style-name="Excel_5f_CondFormat_5f_2_5f_3_5f_2" style:base-cell-address="'Product Backlog'.G42"/>
      <style:map style:condition="is-true-formula('Product Backlog'.$#REF!#REF!=&quot;Removed&quot;)" style:apply-style-name="Excel_5f_CondFormat_5f_2_5f_3_5f_3" style:base-cell-address="'Product Backlog'.G42"/>
    </style:style>
    <style:style style:name="ce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'Product Backlog'.$C43]=&quot;Done&quot;)" style:apply-style-name="Excel_5f_CondFormat_5f_2_5f_2_5f_1" style:base-cell-address="'Product Backlog'.G53"/>
      <style:map style:condition="is-true-formula(['Product Backlog'.$C43]=&quot;Ongoing&quot;)" style:apply-style-name="Excel_5f_CondFormat_5f_2_5f_2_5f_2" style:base-cell-address="'Product Backlog'.G53"/>
      <style:map style:condition="is-true-formula(['Product Backlog'.$C43]=&quot;Removed&quot;)" style:apply-style-name="Excel_5f_CondFormat_5f_2_5f_2_5f_3" style:base-cell-address="'Product Backlog'.G53"/>
    </style:style>
    <style:style style:name="ce59" style:family="table-cell" style:parent-style-name="Default" style:data-style-name="N5119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60" style:family="table-cell" style:parent-style-name="Default" style:data-style-name="N202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1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62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63" style:family="table-cell" style:parent-style-name="Default" style:data-style-name="N20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64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65" style:family="table-cell" style:parent-style-name="Default" style:data-style-name="N200">
      <style:table-cell-properties fo:background-color="#ffff99"/>
    </style:style>
    <style:style style:name="ce66" style:family="table-cell" style:parent-style-name="Default" style:data-style-name="N1">
      <style:table-cell-properties fo:background-color="#ffff99"/>
    </style:style>
    <style:style style:name="ce67" style:family="table-cell" style:parent-style-name="Default">
      <style:table-cell-properties style:glyph-orientation-vertical="0" fo:border-bottom="0.0346in solid #1a1a1a" fo:background-color="#ffcc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68" style:family="table-cell" style:parent-style-name="Default">
      <style:text-properties fo:color="#ff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0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is-true-formula(['PB Burndown'.$D27]=&quot;Done&quot;)" style:apply-style-name="Excel_5f_CondFormat_5f_3_5f_1_5f_1" style:base-cell-address="'PB Burndown'.K27"/>
      <style:map style:condition="is-true-formula(['PB Burndown'.$D27]=&quot;Ongoing&quot;)" style:apply-style-name="Excel_5f_CondFormat_5f_3_5f_1_5f_2" style:base-cell-address="'PB Burndown'.K27"/>
      <style:map style:condition="is-true-formula(['PB Burndown'.$D27]=&quot;Removed&quot;)" style:apply-style-name="Excel_5f_CondFormat_5f_3_5f_1_5f_3" style:base-cell-address="'PB Burndown'.K27"/>
    </style:style>
    <style:style style:name="ce78" style:family="table-cell" style:parent-style-name="Default" style:data-style-name="N200"/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80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2" style:family="table-cell" style:parent-style-name="Default"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5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87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8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90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91" style:family="table-cell" style:parent-style-name="Default"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9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map style:condition="is-true-formula([Sp1.$D15]=&quot;Done&quot;)" style:apply-style-name="Excel_5f_CondFormat_5f_4_5f_1_5f_1" style:base-cell-address="Sp1.A15"/>
      <style:map style:condition="is-true-formula([Sp1.$D15]=&quot;Ongoing&quot;)" style:apply-style-name="Excel_5f_CondFormat_5f_4_5f_1_5f_2" style:base-cell-address="Sp1.A15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4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95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6" style:family="table-cell" style:parent-style-name="Default">
      <style:map style:condition="is-true-formula(['Sprint Sheet Template'.$D15]=&quot;Done&quot;)" style:apply-style-name="Excel_5f_CondFormat_5f_5_5f_2_5f_1" style:base-cell-address="'Sprint Sheet Template'.A15"/>
      <style:map style:condition="is-true-formula(['Sprint Sheet Template'.$D15]=&quot;Ongoing&quot;)" style:apply-style-name="Excel_5f_CondFormat_5f_5_5f_2_5f_2" style:base-cell-address="'Sprint Sheet Template'.A15"/>
    </style:style>
    <style:style style:name="ce97" style:family="table-cell" style:parent-style-name="Default">
      <style:map style:condition="is-true-formula(['Sprint Sheet Template'.$D19]=&quot;Done&quot;)" style:apply-style-name="Excel_5f_CondFormat_5f_5_5f_1_5f_1" style:base-cell-address="'Sprint Sheet Template'.A19"/>
      <style:map style:condition="is-true-formula(['Sprint Sheet Template'.$D19]=&quot;Ongoing&quot;)" style:apply-style-name="Excel_5f_CondFormat_5f_5_5f_1_5f_2" style:base-cell-address="'Sprint Sheet Template'.A19"/>
    </style:style>
    <style:style style:name="ce98" style:family="table-cell" style:parent-style-name="Default" style:data-style-name="N20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00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Sprint Sheet Template'.$D15]=&quot;Done&quot;)" style:apply-style-name="Excel_5f_CondFormat_5f_5_5f_2_5f_1" style:base-cell-address="'Sprint Sheet Template'.A15"/>
      <style:map style:condition="is-true-formula(['Sprint Sheet Template'.$D15]=&quot;Ongoing&quot;)" style:apply-style-name="Excel_5f_CondFormat_5f_5_5f_2_5f_2" style:base-cell-address="'Sprint Sheet Template'.A15"/>
    </style:style>
    <style:style style:name="ce10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'Sprint Sheet Template'.$D19]=&quot;Done&quot;)" style:apply-style-name="Excel_5f_CondFormat_5f_5_5f_1_5f_1" style:base-cell-address="'Sprint Sheet Template'.A19"/>
      <style:map style:condition="is-true-formula(['Sprint Sheet Template'.$D19]=&quot;Ongoing&quot;)" style:apply-style-name="Excel_5f_CondFormat_5f_5_5f_1_5f_2" style:base-cell-address="'Sprint Sheet Template'.A19"/>
    </style:style>
    <style:style style:name="ce103" style:family="table-cell" style:parent-style-name="Default">
      <style:table-cell-properties fo:background-color="#ffcc99"/>
    </style:style>
    <style:style style:name="ce104" style:family="table-cell" style:parent-style-name="Default">
      <style:map style:condition="is-true-formula(['Sprint Sheet Template'.$D15]=&quot;Done&quot;)" style:apply-style-name="Excel_5f_CondFormat_5f_5_5f_2_5f_1" style:base-cell-address="'Sprint Sheet Template'.A15"/>
      <style:map style:condition="is-true-formula(['Sprint Sheet Template'.$D15]=&quot;Ongoing&quot;)" style:apply-style-name="Excel_5f_CondFormat_5f_5_5f_2_5f_2" style:base-cell-address="'Sprint Sheet Template'.A15"/>
    </style:style>
    <style:style style:name="ce105" style:family="table-cell" style:parent-style-name="Default">
      <style:map style:condition="is-true-formula(['Sprint Sheet Template'.$D19]=&quot;Done&quot;)" style:apply-style-name="Excel_5f_CondFormat_5f_5_5f_1_5f_1" style:base-cell-address="'Sprint Sheet Template'.A19"/>
      <style:map style:condition="is-true-formula(['Sprint Sheet Template'.$D19]=&quot;Ongoing&quot;)" style:apply-style-name="Excel_5f_CondFormat_5f_5_5f_1_5f_2" style:base-cell-address="'Sprint Sheet Template'.A19"/>
    </style:style>
    <style:style style:name="ce106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109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12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13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346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4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wrap" fo:border-left="0.0346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5" style:family="table-cell" style:parent-style-name="Default">
      <style:table-cell-properties style:glyph-orientation-vertical="0" fo:border-bottom="0.0138in solid #1a1a1a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0.0346in solid #1a1a1a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</style:style>
    <style:style style:name="ce118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in" style:writing-mode="page"/>
    </style:style>
    <style:style style:name="ce119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fo:border-bottom="0.0346in solid #1a1a1a" style:diagonal-bl-tr="none" style:diagonal-tl-br="none" style:text-align-source="fix" style:repeat-content="false" fo:wrap-option="no-wrap" fo:border-left="none" style:direction="ltr" fo:border-right="0.0138in solid #1a1a1a" style:rotation-angle="0" style:rotation-align="none" style:shrink-to-fit="false" fo:border-top="0.0138in solid #1a1a1a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0.0138in solid #1a1a1a" style:direction="ltr" fo:border-right="none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22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wrap" fo:border-left="0.0138in solid #1a1a1a" style:direction="ltr" fo:border-right="none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3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24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no-wrap" fo:border-left="none" style:direction="ltr" fo:border-right="0.0138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5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346in solid #1a1a1a" style:vertical-align="top"/>
      <style:paragraph-properties fo:margin-left="0in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none" style:vertical-align="top"/>
      <style:paragraph-properties fo:margin-left="0in" style:writing-mode="page"/>
    </style:style>
    <style:style style:name="ce128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none" style:vertical-align="top"/>
      <style:paragraph-properties fo:margin-left="0in" style:writing-mode="page"/>
    </style:style>
    <style:style style:name="ce129" style:family="table-cell" style:parent-style-name="Default">
      <style:table-cell-properties style:glyph-orientation-vertical="0" fo:border-bottom="0.0138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ce130" style:family="table-cell" style:parent-style-name="Default">
      <style:table-cell-properties style:glyph-orientation-vertical="0" fo:border-bottom="0.0346in solid #1a1a1a" style:diagonal-bl-tr="none" style:diagonal-tl-br="none" style:text-align-source="value-type" style:repeat-content="false" fo:wrap-option="no-wrap" fo:border-left="none" style:direction="ltr" fo:border-right="0.0346in solid #1a1a1a" style:rotation-angle="0" style:rotation-align="none" style:shrink-to-fit="false" fo:border-top="0.0138in solid #1a1a1a" style:vertical-align="top"/>
      <style:paragraph-properties fo:margin-left="0in" style:writing-mode="page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 draw:shadow-color="#000000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1" fo:font-size="8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8pt" style:language-asian="zxx" style:country-asian="none" style:font-style-asian="normal" style:font-weight-asian="normal" style:font-name-complex="Arial1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Planned&quot;;&quot;Ongoing&quot;;&quot;Released&quot;;&quot;Unplanned&quot;)" table:allow-empty-cell="true" table:display-list="unsorted" table:base-cell-address="'Release Plan'.F4">
          <table:error-message table:message-type="stop" table:display="true"/>
        </table:content-validation>
        <table:content-validation table:name="val2" table:condition="of:cell-content-is-in-list(&quot;Planned&quot;;&quot;Ongoing&quot;;&quot;Done&quot;;&quot;Removed&quot;)" table:allow-empty-cell="true" table:display-list="unsorted" table:base-cell-address="'Product Backlog'.C54"/>
        <table:content-validation table:name="val3" table:condition="of:cell-content-is-in-list(&quot;Planned&quot;;&quot;Ongoing&quot;;&quot;Done&quot;)" table:allow-empty-cell="true" table:display-list="unsorted" table:base-cell-address="Sp1.D3"/>
        <table:content-validation table:name="val4" table:condition="of:cell-content-is-in-list(&quot;Planned&quot;;&quot;Ongoing&quot;;&quot;Done&quot;)" table:allow-empty-cell="true" table:display-list="unsorted" table:base-cell-address="'Sprint Sheet Template'.D15"/>
      </table:content-validations>
      <table:table table:name="Release 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24"/>
        <table:table-column table:style-name="co7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 table:style-name="ce1" office:value-type="string">
            <text:p>Increme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Incr.</text:p>
          </table:table-cell>
          <table:table-cell table:style-name="ce9" office:value-type="string">
            <text:p>Start</text:p>
          </table:table-cell>
          <table:table-cell table:style-name="ce15" office:value-type="string">
            <text:p>Days</text:p>
          </table:table-cell>
          <table:table-cell table:style-name="ce15" office:value-type="string">
            <text:p>End</text:p>
          </table:table-cell>
          <table:table-cell table:style-name="ce9" office:value-type="string">
            <text:p>Size</text:p>
          </table:table-cell>
          <table:table-cell table:style-name="ce21" office:value-type="string">
            <text:p>Status</text:p>
          </table:table-cell>
          <table:table-cell table:style-name="ce9" office:value-type="string">
            <text:p>Release Date</text:p>
          </table:table-cell>
          <table:table-cell table:style-name="ce29" office:value-type="string">
            <text:p>Goal</text:p>
          </table:table-cell>
          <table:table-cell table:style-name="ce37" table:number-columns-repeated="2"/>
          <table:table-cell table:number-columns-repeated="101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0" table:formula="of:=IF(OR([.B16]=&quot;&quot;;[.A4]=&quot;&quot;);&quot;&quot;;[.B16])" office:value-type="float" office:value="38881">
            <text:p>13.6.2006</text:p>
          </table:table-cell>
          <table:table-cell table:style-name="ce16" table:formula="of:=IF([.A4]=&quot;&quot;;&quot;&quot;;SUMIF([.I$16:.I$30];[.A4];[.C$16:.C$30]))" office:value-type="float" office:value="42">
            <text:p>42</text:p>
          </table:table-cell>
          <table:table-cell table:style-name="ce10" table:formula="of:=IF(OR([.B4]=&quot;&quot;;[.C4]=&quot;&quot;);&quot;&quot;;[.B4]+[.C4]-1)" office:value-type="float" office:value="38922">
            <text:p>24.7.2006</text:p>
          </table:table-cell>
          <table:table-cell table:style-name="ce7" table:formula="of:=IF([.A4]=&quot;&quot;;&quot;&quot;;SUMIF([.I$16:.I$30];[$'Release Plan'.A4];[.E$16:.E$30]))" office:value-type="float" office:value="0">
            <text:p>0</text:p>
          </table:table-cell>
          <table:table-cell table:style-name="ce22" table:content-validation-name="val1"/>
          <table:table-cell table:style-name="ce25"/>
          <table:table-cell table:style-name="ce30"/>
          <table:table-cell table:number-columns-repeated="1016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1" table:formula="of:=IF([.A5]=&quot;&quot;;&quot;&quot;;[.B4]+[.C4])" office:value-type="float" office:value="38923">
            <text:p>25.7.2006</text:p>
          </table:table-cell>
          <table:table-cell table:style-name="ce17" table:formula="of:=IF([.A5]=&quot;&quot;;&quot;&quot;;SUMIF([.I$16:.I$30];[.A5];[.C$16:.C$30]))" office:value-type="float" office:value="42">
            <text:p>42</text:p>
          </table:table-cell>
          <table:table-cell table:style-name="ce11" table:formula="of:=IF(OR([.B5]=&quot;&quot;;[.C5]=&quot;&quot;);&quot;&quot;;[.B5]+[.C5]-1)" office:value-type="float" office:value="38964">
            <text:p>4.9.2006</text:p>
          </table:table-cell>
          <table:table-cell table:style-name="ce17" table:formula="of:=IF([.A5]=&quot;&quot;;&quot;&quot;;SUMIF([.I$16:.I$30];[$'Release Plan'.A5];[.E$16:.E$30]))" office:value-type="float" office:value="0">
            <text:p>0</text:p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6]=&quot;&quot;;&quot;&quot;;SUMIF([.I$16:.I$30];[.A6];[.C$16:.C$30]))">
            <text:p/>
          </table:table-cell>
          <table:table-cell table:style-name="ce11" table:formula="of:=IF(OR([.B6]=&quot;&quot;;[.C6]=&quot;&quot;);&quot;&quot;;[.B6]+[.C6]-1)">
            <text:p/>
          </table:table-cell>
          <table:table-cell table:style-name="ce17" table:formula="of:=IF([.A6]=&quot;&quot;;&quot;&quot;;SUMIF([.I$16:.I$30];[$'Release Plan'.A6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7]=&quot;&quot;;&quot;&quot;;SUMIF([.I$16:.I$30];[.A7];[.C$16:.C$30]))">
            <text:p/>
          </table:table-cell>
          <table:table-cell table:style-name="ce11" table:formula="of:=IF(OR([.B7]=&quot;&quot;;[.C7]=&quot;&quot;);&quot;&quot;;[.B7]+[.C7]-1)">
            <text:p/>
          </table:table-cell>
          <table:table-cell table:style-name="ce17" table:formula="of:=IF([.A7]=&quot;&quot;;&quot;&quot;;SUMIF([.I$16:.I$30];[$'Release Plan'.A7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8]=&quot;&quot;;&quot;&quot;;SUMIF([.I$16:.I$30];[.A8];[.C$16:.C$30]))">
            <text:p/>
          </table:table-cell>
          <table:table-cell table:style-name="ce11" table:formula="of:=IF(OR([.B8]=&quot;&quot;;[.C8]=&quot;&quot;);&quot;&quot;;[.B8]+[.C8]-1)">
            <text:p/>
          </table:table-cell>
          <table:table-cell table:style-name="ce17" table:formula="of:=IF([.A8]=&quot;&quot;;&quot;&quot;;SUMIF([.I$16:.I$30];[$'Release Plan'.A8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4"/>
          <table:table-cell table:style-name="ce11"/>
          <table:table-cell table:style-name="ce17" table:formula="of:=IF([.A9]=&quot;&quot;;&quot;&quot;;SUMIF([.I$16:.I$30];[.A9];[.C$16:.C$30]))">
            <text:p/>
          </table:table-cell>
          <table:table-cell table:style-name="ce11" table:formula="of:=IF(OR([.B9]=&quot;&quot;;[.C9]=&quot;&quot;);&quot;&quot;;[.B9]+[.C9]-1)">
            <text:p/>
          </table:table-cell>
          <table:table-cell table:style-name="ce17" table:formula="of:=IF([.A9]=&quot;&quot;;&quot;&quot;;SUMIF([.I$16:.I$30];[$'Release Plan'.A9];[.E$16:.E$30]))">
            <text:p/>
          </table:table-cell>
          <table:table-cell table:style-name="ce22" table:content-validation-name="val1"/>
          <table:table-cell table:style-name="ce26"/>
          <table:table-cell table:style-name="ce31"/>
          <table:table-cell table:number-columns-repeated="1016"/>
        </table:table-row>
        <table:table-row table:style-name="ro2">
          <table:table-cell table:style-name="ce5"/>
          <table:table-cell table:style-name="ce12"/>
          <table:table-cell table:style-name="ce18" table:formula="of:=IF([.A10]=&quot;&quot;;&quot;&quot;;SUMIF([.I$16:.I$30];[.A10];[.C$16:.C$30]))">
            <text:p/>
          </table:table-cell>
          <table:table-cell table:style-name="ce12" table:formula="of:=IF(OR([.B10]=&quot;&quot;;[.C10]=&quot;&quot;);&quot;&quot;;[.B10]+[.C10]-1)">
            <text:p/>
          </table:table-cell>
          <table:table-cell table:style-name="ce18" table:formula="of:=IF([.A10]=&quot;&quot;;&quot;&quot;;SUMIF([.I$16:.I$30];[$'Release Plan'.A10];[.E$16:.E$30]))">
            <text:p/>
          </table:table-cell>
          <table:table-cell table:style-name="ce23" table:content-validation-name="val1"/>
          <table:table-cell table:style-name="ce27"/>
          <table:table-cell table:style-name="ce32"/>
          <table:table-cell table:number-columns-repeated="1016"/>
        </table:table-row>
        <table:table-row table:style-name="ro2">
          <table:table-cell table:style-name="ce6" office:value-type="string">
            <text:p>Template note: Increment plan is intended to collect individual sprints into larger releases. In smaller projects, this is not needed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>
            <text:p>Sprint Pla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Sprint</text:p>
          </table:table-cell>
          <table:table-cell table:style-name="ce9" office:value-type="string">
            <text:p>Start</text:p>
          </table:table-cell>
          <table:table-cell table:style-name="ce9" office:value-type="string">
            <text:p>Days</text:p>
          </table:table-cell>
          <table:table-cell table:style-name="ce9" office:value-type="string">
            <text:p>End</text:p>
          </table:table-cell>
          <table:table-cell table:style-name="ce9" office:value-type="string">
            <text:p>Size</text:p>
          </table:table-cell>
          <table:table-cell table:style-name="ce21" office:value-type="string">
            <text:p>Status</text:p>
          </table:table-cell>
          <table:table-cell table:style-name="ce9" office:value-type="string">
            <text:p>Release Date</text:p>
          </table:table-cell>
          <table:table-cell table:style-name="ce33" office:value-type="string">
            <text:p>Goal</text:p>
          </table:table-cell>
          <table:table-cell table:style-name="ce38" office:value-type="string">
            <text:p>Increment</text:p>
          </table:table-cell>
          <table:table-cell table:style-name="ce37"/>
          <table:table-cell table:number-columns-repeated="1014"/>
        </table:table-row>
        <table:table-row table:style-name="ro2">
          <table:table-cell table:style-name="ce7" office:value-type="float" office:value="1">
            <text:p>1</text:p>
          </table:table-cell>
          <table:table-cell table:style-name="ce13" office:value-type="date" office:date-value="2006-06-13">
            <text:p>6/13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6]&lt;&gt;&quot;&quot;;[.C16]&lt;&gt;&quot;&quot;);[.B16]+[.C16]-1;&quot;&quot;)" office:value-type="date" office:date-value="2006-06-26">
            <text:p>6/26/2006</text:p>
          </table:table-cell>
          <table:table-cell table:style-name="ce7" table:formula="of:=IF([.A16]=&quot;&quot;;&quot;&quot;;SUMIF([$'Product Backlog'.E$5:.E$103];[$'Release Plan'.A16];[$'Product Backlog'.D$5:.D$103]))" office:value-type="float" office:value="0">
            <text:p>0</text:p>
          </table:table-cell>
          <table:table-cell table:style-name="ce22" table:content-validation-name="val1" office:value-type="string">
            <text:p>Planned</text:p>
          </table:table-cell>
          <table:table-cell table:style-name="ce19"/>
          <table:table-cell table:style-name="ce34" office:value-type="string">
            <text:p>Planning</text:p>
          </table:table-cell>
          <table:table-cell table:style-name="ce39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7" office:value-type="float" office:value="2">
            <text:p>2</text:p>
          </table:table-cell>
          <table:table-cell table:style-name="ce14" table:formula="of:=IF(AND([.B16]&lt;&gt;&quot;&quot;;[.C16]&lt;&gt;&quot;&quot;;[.C17]&lt;&gt;&quot;&quot;);[.B16]+[.C16];&quot;&quot;)" office:value-type="date" office:date-value="2006-06-27">
            <text:p>6/27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7]&lt;&gt;&quot;&quot;;[.C17]&lt;&gt;&quot;&quot;);[.B17]+[.C17]-1;&quot;&quot;)" office:value-type="date" office:date-value="2006-07-10">
            <text:p>7/10/2006</text:p>
          </table:table-cell>
          <table:table-cell table:style-name="ce7" table:formula="of:=IF([.A17]=&quot;&quot;;&quot;&quot;;SUMIF([$'Product Backlog'.E$5:.E$103];[$'Release Plan'.A17];[$'Product Backlog'.D$5:.D$103]))" office:value-type="float" office:value="0">
            <text:p>0</text:p>
          </table:table-cell>
          <table:table-cell table:style-name="ce22" table:content-validation-name="val1" office:value-type="string">
            <text:p>Planned</text:p>
          </table:table-cell>
          <table:table-cell table:style-name="ce19"/>
          <table:table-cell table:style-name="ce35" office:value-type="string">
            <text:p>Specification and prototype development</text:p>
          </table:table-cell>
          <table:table-cell table:style-name="ce40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7" office:value-type="float" office:value="3">
            <text:p>3</text:p>
          </table:table-cell>
          <table:table-cell table:style-name="ce14" table:formula="of:=IF(AND([.B17]&lt;&gt;&quot;&quot;;[.C17]&lt;&gt;&quot;&quot;;[.C18]&lt;&gt;&quot;&quot;);[.B17]+[.C17];&quot;&quot;)" office:value-type="date" office:date-value="2006-07-11">
            <text:p>7/11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8]&lt;&gt;&quot;&quot;;[.C18]&lt;&gt;&quot;&quot;);[.B18]+[.C18]-1;&quot;&quot;)" office:value-type="date" office:date-value="2006-07-24">
            <text:p>7/24/2006</text:p>
          </table:table-cell>
          <table:table-cell table:style-name="ce7" table:formula="of:=IF([.A18]=&quot;&quot;;&quot;&quot;;SUMIF([$'Product Backlog'.E$5:.E$103];[$'Release Plan'.A18];[$'Product Backlog'.D$5:.D$103]))" office:value-type="float" office:value="0">
            <text:p>0</text:p>
          </table:table-cell>
          <table:table-cell table:style-name="ce22" table:content-validation-name="val1" table:formula="of:=IF(AND(OR([.F17]=&quot;Planned&quot;;[.F17]=&quot;Ongoing&quot;);[.C18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Specification and prototype development</text:p>
          </table:table-cell>
          <table:table-cell table:style-name="ce40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7" office:value-type="float" office:value="4">
            <text:p>4</text:p>
          </table:table-cell>
          <table:table-cell table:style-name="ce14" table:formula="of:=IF(AND([.B18]&lt;&gt;&quot;&quot;;[.C18]&lt;&gt;&quot;&quot;;[.C19]&lt;&gt;&quot;&quot;);[.B18]+[.C18];&quot;&quot;)" office:value-type="date" office:date-value="2006-07-25">
            <text:p>7/25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19]&lt;&gt;&quot;&quot;;[.C19]&lt;&gt;&quot;&quot;);[.B19]+[.C19]-1;&quot;&quot;)" office:value-type="date" office:date-value="2006-08-07">
            <text:p>8/7/2006</text:p>
          </table:table-cell>
          <table:table-cell table:style-name="ce7" table:formula="of:=IF([.A19]=&quot;&quot;;&quot;&quot;;SUMIF([$'Product Backlog'.E$5:.E$103];[$'Release Plan'.A19];[$'Product Backlog'.D$5:.D$103]))" office:value-type="float" office:value="0">
            <text:p>0</text:p>
          </table:table-cell>
          <table:table-cell table:style-name="ce22" table:content-validation-name="val1" table:formula="of:=IF(AND(OR([.F18]=&quot;Planned&quot;;[.F18]=&quot;Ongoing&quot;);[.C19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Specification and prototype development</text:p>
          </table:table-cell>
          <table:table-cell table:style-name="ce40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7" office:value-type="float" office:value="5">
            <text:p>5</text:p>
          </table:table-cell>
          <table:table-cell table:style-name="ce14" table:formula="of:=IF(AND([.B19]&lt;&gt;&quot;&quot;;[.C19]&lt;&gt;&quot;&quot;;[.C20]&lt;&gt;&quot;&quot;);[.B19]+[.C19];&quot;&quot;)" office:value-type="date" office:date-value="2006-08-08">
            <text:p>8/8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20]&lt;&gt;&quot;&quot;;[.C20]&lt;&gt;&quot;&quot;);[.B20]+[.C20]-1;&quot;&quot;)" office:value-type="date" office:date-value="2006-08-21">
            <text:p>8/21/2006</text:p>
          </table:table-cell>
          <table:table-cell table:style-name="ce7" table:formula="of:=IF([.A20]=&quot;&quot;;&quot;&quot;;SUMIF([$'Product Backlog'.E$5:.E$103];[$'Release Plan'.A20];[$'Product Backlog'.D$5:.D$103]))" office:value-type="float" office:value="0">
            <text:p>0</text:p>
          </table:table-cell>
          <table:table-cell table:style-name="ce22" table:content-validation-name="val1" table:formula="of:=IF(AND(OR([.F19]=&quot;Planned&quot;;[.F19]=&quot;Ongoing&quot;);[.C20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Specification and prototype development, documentation</text:p>
          </table:table-cell>
          <table:table-cell table:style-name="ce40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7" office:value-type="float" office:value="6">
            <text:p>6</text:p>
          </table:table-cell>
          <table:table-cell table:style-name="ce14" table:formula="of:=IF(AND([.B20]&lt;&gt;&quot;&quot;;[.C20]&lt;&gt;&quot;&quot;;[.C21]&lt;&gt;&quot;&quot;);[.B20]+[.C20];&quot;&quot;)" office:value-type="date" office:date-value="2006-08-22">
            <text:p>8/22/2006</text:p>
          </table:table-cell>
          <table:table-cell table:style-name="ce19" office:value-type="float" office:value="14">
            <text:p>14</text:p>
          </table:table-cell>
          <table:table-cell table:style-name="ce14" table:formula="of:=IF(AND([.B21]&lt;&gt;&quot;&quot;;[.C21]&lt;&gt;&quot;&quot;);[.B21]+[.C21]-1;&quot;&quot;)" office:value-type="date" office:date-value="2006-09-04">
            <text:p>9/4/2006</text:p>
          </table:table-cell>
          <table:table-cell table:style-name="ce7" table:formula="of:=IF([.A21]=&quot;&quot;;&quot;&quot;;SUMIF([$'Product Backlog'.E$5:.E$103];[$'Release Plan'.A21];[$'Product Backlog'.D$5:.D$103]))" office:value-type="float" office:value="0">
            <text:p>0</text:p>
          </table:table-cell>
          <table:table-cell table:style-name="ce22" table:content-validation-name="val1" table:formula="of:=IF(AND(OR([.F20]=&quot;Planned&quot;;[.F20]=&quot;Ongoing&quot;);[.C21]&lt;&gt;&quot;&quot;);&quot;Planned&quot;;&quot;Unplanned&quot;)" office:value-type="string" office:string-value="Planned">
            <text:p>Planned</text:p>
          </table:table-cell>
          <table:table-cell table:style-name="ce19"/>
          <table:table-cell table:style-name="ce35" office:value-type="string">
            <text:p>Usability test, documentation, prototype corrections</text:p>
          </table:table-cell>
          <table:table-cell table:style-name="ce40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style-name="ce7" table:formula="of:=IF(AND([.B22]&lt;&gt;&quot;&quot;;[.C22]&lt;&gt;&quot;&quot;);[.A21]+1;&quot;&quot;)">
            <text:p/>
          </table:table-cell>
          <table:table-cell table:style-name="ce14" table:formula="of:=IF(AND([.B21]&lt;&gt;&quot;&quot;;[.C21]&lt;&gt;&quot;&quot;;[.C22]&lt;&gt;&quot;&quot;);[.B21]+[.C21];&quot;&quot;)">
            <text:p/>
          </table:table-cell>
          <table:table-cell table:style-name="ce19"/>
          <table:table-cell table:style-name="ce14" table:formula="of:=IF(AND([.B22]&lt;&gt;&quot;&quot;;[.C22]&lt;&gt;&quot;&quot;);[.B22]+[.C22]-1;&quot;&quot;)">
            <text:p/>
          </table:table-cell>
          <table:table-cell table:style-name="ce7" table:formula="of:=IF([.A22]=&quot;&quot;;&quot;&quot;;SUMIF([$'Product Backlog'.E$6:.E$103];[$'Release Plan'.A22];[$'Product Backlog'.D$6:.D$103]))">
            <text:p/>
          </table:table-cell>
          <table:table-cell table:style-name="ce22" table:content-validation-name="val1" table:formula="of:=IF(AND(OR([.F21]=&quot;Planned&quot;;[.F21]=&quot;Ongoing&quot;);[.C22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3]&lt;&gt;&quot;&quot;;[.C23]&lt;&gt;&quot;&quot;);[.A22]+1;&quot;&quot;)">
            <text:p/>
          </table:table-cell>
          <table:table-cell table:style-name="ce14" table:formula="of:=IF(AND([.B22]&lt;&gt;&quot;&quot;;[.C22]&lt;&gt;&quot;&quot;;[.C23]&lt;&gt;&quot;&quot;);[.B22]+[.C22];&quot;&quot;)">
            <text:p/>
          </table:table-cell>
          <table:table-cell table:style-name="ce19"/>
          <table:table-cell table:style-name="ce14" table:formula="of:=IF(AND([.B23]&lt;&gt;&quot;&quot;;[.C23]&lt;&gt;&quot;&quot;);[.B23]+[.C23]-1;&quot;&quot;)">
            <text:p/>
          </table:table-cell>
          <table:table-cell table:style-name="ce7" table:formula="of:=IF([.A23]=&quot;&quot;;&quot;&quot;;SUMIF([$'Product Backlog'.E$6:.E$103];[$'Release Plan'.A23];[$'Product Backlog'.D$6:.D$103]))">
            <text:p/>
          </table:table-cell>
          <table:table-cell table:style-name="ce22" table:content-validation-name="val1" table:formula="of:=IF(AND(OR([.F22]=&quot;Planned&quot;;[.F22]=&quot;Ongoing&quot;);[.C23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4]&lt;&gt;&quot;&quot;;[.C24]&lt;&gt;&quot;&quot;);[.A23]+1;&quot;&quot;)">
            <text:p/>
          </table:table-cell>
          <table:table-cell table:style-name="ce14" table:formula="of:=IF(AND([.B23]&lt;&gt;&quot;&quot;;[.C23]&lt;&gt;&quot;&quot;;[.C24]&lt;&gt;&quot;&quot;);[.B23]+[.C23];&quot;&quot;)">
            <text:p/>
          </table:table-cell>
          <table:table-cell table:style-name="ce19"/>
          <table:table-cell table:style-name="ce14" table:formula="of:=IF(AND([.B24]&lt;&gt;&quot;&quot;;[.C24]&lt;&gt;&quot;&quot;);[.B24]+[.C24]-1;&quot;&quot;)">
            <text:p/>
          </table:table-cell>
          <table:table-cell table:style-name="ce7" table:formula="of:=IF([.A24]=&quot;&quot;;&quot;&quot;;SUMIF([$'Product Backlog'.E$6:.E$103];[$'Release Plan'.A24];[$'Product Backlog'.D$6:.D$103]))">
            <text:p/>
          </table:table-cell>
          <table:table-cell table:style-name="ce22" table:content-validation-name="val1" table:formula="of:=IF(AND(OR([.F23]=&quot;Planned&quot;;[.F23]=&quot;Ongoing&quot;);[.C24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5]&lt;&gt;&quot;&quot;;[.C25]&lt;&gt;&quot;&quot;);[.A24]+1;&quot;&quot;)">
            <text:p/>
          </table:table-cell>
          <table:table-cell table:style-name="ce14" table:formula="of:=IF(AND([.B24]&lt;&gt;&quot;&quot;;[.C24]&lt;&gt;&quot;&quot;;[.C25]&lt;&gt;&quot;&quot;);[.B24]+[.C24];&quot;&quot;)">
            <text:p/>
          </table:table-cell>
          <table:table-cell table:style-name="ce19"/>
          <table:table-cell table:style-name="ce14" table:formula="of:=IF(AND([.B25]&lt;&gt;&quot;&quot;;[.C25]&lt;&gt;&quot;&quot;);[.B25]+[.C25]-1;&quot;&quot;)">
            <text:p/>
          </table:table-cell>
          <table:table-cell table:style-name="ce7" table:formula="of:=IF([.A25]=&quot;&quot;;&quot;&quot;;SUMIF([$'Product Backlog'.E$6:.E$103];[$'Release Plan'.A25];[$'Product Backlog'.D$6:.D$103]))">
            <text:p/>
          </table:table-cell>
          <table:table-cell table:style-name="ce22" table:content-validation-name="val1" table:formula="of:=IF(AND(OR([.F24]=&quot;Planned&quot;;[.F24]=&quot;Ongoing&quot;);[.C25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6]&lt;&gt;&quot;&quot;;[.C26]&lt;&gt;&quot;&quot;);[.A25]+1;&quot;&quot;)">
            <text:p/>
          </table:table-cell>
          <table:table-cell table:style-name="ce14" table:formula="of:=IF(AND([.B25]&lt;&gt;&quot;&quot;;[.C25]&lt;&gt;&quot;&quot;;[.C26]&lt;&gt;&quot;&quot;);[.B25]+[.C25];&quot;&quot;)">
            <text:p/>
          </table:table-cell>
          <table:table-cell table:style-name="ce19"/>
          <table:table-cell table:style-name="ce14" table:formula="of:=IF(AND([.B26]&lt;&gt;&quot;&quot;;[.C26]&lt;&gt;&quot;&quot;);[.B26]+[.C26]-1;&quot;&quot;)">
            <text:p/>
          </table:table-cell>
          <table:table-cell table:style-name="ce7" table:formula="of:=IF([.A26]=&quot;&quot;;&quot;&quot;;SUMIF([$'Product Backlog'.E$6:.E$103];[$'Release Plan'.A26];[$'Product Backlog'.D$6:.D$103]))">
            <text:p/>
          </table:table-cell>
          <table:table-cell table:style-name="ce22" table:content-validation-name="val1" table:formula="of:=IF(AND(OR([.F25]=&quot;Planned&quot;;[.F25]=&quot;Ongoing&quot;);[.C26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7]&lt;&gt;&quot;&quot;;[.C27]&lt;&gt;&quot;&quot;);[.A26]+1;&quot;&quot;)">
            <text:p/>
          </table:table-cell>
          <table:table-cell table:style-name="ce14" table:formula="of:=IF(AND([.B26]&lt;&gt;&quot;&quot;;[.C26]&lt;&gt;&quot;&quot;;[.C27]&lt;&gt;&quot;&quot;);[.B26]+[.C26];&quot;&quot;)">
            <text:p/>
          </table:table-cell>
          <table:table-cell table:style-name="ce19"/>
          <table:table-cell table:style-name="ce14" table:formula="of:=IF(AND([.B27]&lt;&gt;&quot;&quot;;[.C27]&lt;&gt;&quot;&quot;);[.B27]+[.C27]-1;&quot;&quot;)">
            <text:p/>
          </table:table-cell>
          <table:table-cell table:style-name="ce7" table:formula="of:=IF([.A27]=&quot;&quot;;&quot;&quot;;SUMIF([$'Product Backlog'.E$6:.E$103];[$'Release Plan'.A27];[$'Product Backlog'.D$6:.D$103]))">
            <text:p/>
          </table:table-cell>
          <table:table-cell table:style-name="ce22" table:content-validation-name="val1" table:formula="of:=IF(AND(OR([.F26]=&quot;Planned&quot;;[.F26]=&quot;Ongoing&quot;);[.C27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8]&lt;&gt;&quot;&quot;;[.C28]&lt;&gt;&quot;&quot;);[.A27]+1;&quot;&quot;)">
            <text:p/>
          </table:table-cell>
          <table:table-cell table:style-name="ce14" table:formula="of:=IF(AND([.B27]&lt;&gt;&quot;&quot;;[.C27]&lt;&gt;&quot;&quot;;[.C28]&lt;&gt;&quot;&quot;);[.B27]+[.C27];&quot;&quot;)">
            <text:p/>
          </table:table-cell>
          <table:table-cell table:style-name="ce19"/>
          <table:table-cell table:style-name="ce14" table:formula="of:=IF(AND([.B28]&lt;&gt;&quot;&quot;;[.C28]&lt;&gt;&quot;&quot;);[.B28]+[.C28]-1;&quot;&quot;)">
            <text:p/>
          </table:table-cell>
          <table:table-cell table:style-name="ce7" table:formula="of:=IF([.A28]=&quot;&quot;;&quot;&quot;;SUMIF([$'Product Backlog'.E$6:.E$103];[$'Release Plan'.A28];[$'Product Backlog'.D$6:.D$103]))">
            <text:p/>
          </table:table-cell>
          <table:table-cell table:style-name="ce22" table:content-validation-name="val1" table:formula="of:=IF(AND(OR([.F27]=&quot;Planned&quot;;[.F27]=&quot;Ongoing&quot;);[.C28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29]&lt;&gt;&quot;&quot;;[.C29]&lt;&gt;&quot;&quot;);[.A28]+1;&quot;&quot;)">
            <text:p/>
          </table:table-cell>
          <table:table-cell table:style-name="ce14" table:formula="of:=IF(AND([.B28]&lt;&gt;&quot;&quot;;[.C28]&lt;&gt;&quot;&quot;;[.C29]&lt;&gt;&quot;&quot;);[.B28]+[.C28];&quot;&quot;)">
            <text:p/>
          </table:table-cell>
          <table:table-cell table:style-name="ce19"/>
          <table:table-cell table:style-name="ce14" table:formula="of:=IF(AND([.B29]&lt;&gt;&quot;&quot;;[.C29]&lt;&gt;&quot;&quot;);[.B29]+[.C29]-1;&quot;&quot;)">
            <text:p/>
          </table:table-cell>
          <table:table-cell table:style-name="ce7" table:formula="of:=IF([.A29]=&quot;&quot;;&quot;&quot;;SUMIF([$'Product Backlog'.E$6:.E$103];[$'Release Plan'.A29];[$'Product Backlog'.D$6:.D$103]))">
            <text:p/>
          </table:table-cell>
          <table:table-cell table:style-name="ce22" table:content-validation-name="val1" table:formula="of:=IF(AND(OR([.F28]=&quot;Planned&quot;;[.F28]=&quot;Ongoing&quot;);[.C29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5"/>
          <table:table-cell table:style-name="ce40"/>
          <table:table-cell table:number-columns-repeated="1015"/>
        </table:table-row>
        <table:table-row table:style-name="ro2">
          <table:table-cell table:style-name="ce7" table:formula="of:=IF(AND([.B30]&lt;&gt;&quot;&quot;;[.C30]&lt;&gt;&quot;&quot;);[.A29]+1;&quot;&quot;)">
            <text:p/>
          </table:table-cell>
          <table:table-cell table:style-name="ce14" table:formula="of:=IF(AND([.B29]&lt;&gt;&quot;&quot;;[.C29]&lt;&gt;&quot;&quot;;[.C30]&lt;&gt;&quot;&quot;);[.B29]+[.C29];&quot;&quot;)">
            <text:p/>
          </table:table-cell>
          <table:table-cell table:style-name="ce19"/>
          <table:table-cell table:style-name="ce14" table:formula="of:=IF(AND([.B30]&lt;&gt;&quot;&quot;;[.C30]&lt;&gt;&quot;&quot;);[.B30]+[.C30]-1;&quot;&quot;)">
            <text:p/>
          </table:table-cell>
          <table:table-cell table:style-name="ce7" table:formula="of:=IF([.A30]=&quot;&quot;;&quot;&quot;;SUMIF([$'Product Backlog'.E$6:.E$103];[$'Release Plan'.A30];[$'Product Backlog'.D$6:.D$103]))">
            <text:p/>
          </table:table-cell>
          <table:table-cell table:style-name="ce22" table:content-validation-name="val1" table:formula="of:=IF(AND(OR([.F29]=&quot;Planned&quot;;[.F29]=&quot;Ongoing&quot;);[.C30]&lt;&gt;&quot;&quot;);&quot;Planned&quot;;&quot;Unplanned&quot;)" office:value-type="string" office:string-value="Unplanned">
            <text:p>Unplanned</text:p>
          </table:table-cell>
          <table:table-cell table:style-name="ce19"/>
          <table:table-cell table:style-name="ce36"/>
          <table:table-cell table:style-name="ce41"/>
          <table:table-cell table:number-columns-repeated="1015"/>
        </table:table-row>
        <table:table-row table:style-name="ro2">
          <table:table-cell table:style-name="ce8" table:number-columns-repeated="3"/>
          <table:table-cell table:style-name="ce20" office:value-type="string">
            <text:p>Unallocated stories</text:p>
          </table:table-cell>
          <table:table-cell table:style-name="ce16" table:formula="of:=SUMIF([$'Product Backlog'.E$6:.E$103];&quot;&quot;;[$'Product Backlog'.D$6:.D$103])-SUMIF([$'Product Backlog'.C$6:.C$103];&quot;Removed&quot;;[$'Product Backlog'.D$6:.D$103])" office:value-type="float" office:value="0">
            <text:p>0</text:p>
          </table:table-cell>
          <table:table-cell table:style-name="ce8"/>
          <table:table-cell table:style-name="ce28"/>
          <table:table-cell table:style-name="ce8"/>
          <table:table-cell table:number-columns-repeated="1016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 Backlog" table:style-name="ta2" table:print-ranges="'Product Backlog'.A1:'Product Backlog'.G65536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4" form:control-implementation="ooo:com.sun.star.form.component.CommandButton" form:id="control1" form:label="Sort Product Backlog" form:printable="false" office:target-frame="" xlink:href="" form:image-data="" form:toggle="true" form:delay-for-repeat="PT0.50S" form:image-position="center">
              <form:properties>
                <form:property form:property-name="DefaultControl" office:value-type="string" office:string-value="com.sun.star.form.control.CommandButton"/>
                <form:property form:property-name="State" office:value-type="float" office:value="1"/>
              </form:properties>
              <office:event-listeners>
                <script:event-listener script:language="ooo:script" script:event-name="form:performaction" xlink:href="vnd.sun.star.script:Standard.Module1.SortProductBacklog?language=Basic&amp;location=document"/>
              </office:event-listeners>
            </form:button>
          </form:form>
        </office:forms>
        <table:table-column table:style-name="co8" table:default-cell-style-name="ce43"/>
        <table:table-column table:style-name="co9" table:default-cell-style-name="ce47"/>
        <table:table-column table:style-name="co10" table:default-cell-style-name="ce43"/>
        <table:table-column table:style-name="co8" table:number-columns-repeated="3" table:default-cell-style-name="ce43"/>
        <table:table-column table:style-name="co11" table:default-cell-style-name="ce47"/>
        <table:table-column table:style-name="co8" table:number-columns-repeated="250" table:default-cell-style-name="ce46"/>
        <table:table-column table:style-name="co5" table:number-columns-repeated="767" table:default-cell-style-name="Default"/>
        <table:table-row table:style-name="ro1">
          <table:table-cell table:style-name="ce42" office:value-type="string">
            <text:p>Product Backlog</text:p>
          </table:table-cell>
          <table:table-cell/>
          <table:table-cell table:style-name="ce51" office:value-type="string">
            <text:p><text:s/></text:p>
          </table:table-cell>
          <table:table-cell>
            <draw:control table:end-cell-address="'Product Backlog'.G2" table:end-x="0.9701in" table:end-y="0.0528in" draw:z-index="0" draw:text-style-name="P1" svg:width="2.3839in" svg:height="0.2358in" svg:x="0.6929in" svg:y="0.0602in" draw:control="control1"/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5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44" office:value-type="string">
            <office:annotation draw:style-name="gr1" draw:text-style-name="P2" svg:width="1.4051in" svg:height="0.7445in" svg:x="0.8673in" svg:y="0.4933in" draw:caption-point-x="-0.8673in" draw:caption-point-y="-0.4933in">
              <dc:date>2009-08-03T00:00:00</dc:date>
              <text:p text:style-name="P2"><text:span text:style-name="T1">Once a Story ID is given to a story, do not change that number or reuse it even if you delete the story.</text:span></text:p>
            </office:annotation>
            <text:p>Story ID</text:p>
          </table:table-cell>
          <table:table-cell table:style-name="ce48" office:value-type="string">
            <text:p>Story name</text:p>
          </table:table-cell>
          <table:table-cell table:style-name="ce52" table:content-validation-name="val2" office:value-type="string">
            <office:annotation draw:style-name="gr1" draw:text-style-name="P2" svg:width="1.8217in" svg:height="2.0874in" svg:x="4.224in" svg:y="0.4933in" draw:caption-point-x="-4.224in" draw:caption-point-y="-0.4933in">
              <dc:date>2009-08-03T00:00:00</dc:date>
              <text:p text:style-name="P2"><text:span text:style-name="T2">Use the following statuses:</text:span></text:p>
              <text:p text:style-name="P2"><text:span text:style-name="T1">Planned (or empty)</text:span></text:p>
              <text:p text:style-name="P2"><text:span text:style-name="T1">Ongoing</text:span></text:p>
              <text:p text:style-name="P2"><text:span text:style-name="T1">Done</text:span></text:p>
              <text:p text:style-name="P2"><text:span text:style-name="T1">Removed</text:span></text:p>
              <text:p text:style-name="P3"><text:span text:style-name="T3"/></text:p>
              <text:p text:style-name="P2"><text:span text:style-name="T1">The sheet uses the above statuses in the formatting and calculation formulas.</text:span></text:p>
            </office:annotation>
            <text:p>Status</text:p>
          </table:table-cell>
          <table:table-cell table:style-name="ce44" office:value-type="string">
            <office:annotation draw:style-name="gr1" draw:text-style-name="P2" svg:width="1.7898in" svg:height="0.2024in" svg:x="4.926in" svg:y="0.4933in" draw:caption-point-x="-4.926in" draw:caption-point-y="-0.4933in">
              <dc:date>2009-08-03T00:00:00</dc:date>
              <text:p text:style-name="P2"><text:span text:style-name="T1">Story Points or Ideal Days</text:span></text:p>
            </office:annotation>
            <text:p>Size</text:p>
          </table:table-cell>
          <table:table-cell table:style-name="ce44" office:value-type="string">
            <office:annotation draw:style-name="gr1" draw:text-style-name="P2" svg:width="2.098in" svg:height="1.339in" svg:x="6.122in" svg:y="0.4933in" draw:caption-point-x="-6.122in" draw:caption-point-y="-0.4933in">
              <dc:date>2009-08-03T00:00:00</dc:date>
              <text:p text:style-name="P2"><text:span text:style-name="T1">Create a release plan by assigning stories to planned sprints. If there are more stories in the backlog than in the plan, leave the remaining stories unassigned to sprints.</text:span></text:p>
            </office:annotation>
            <text:p>Sprint</text:p>
          </table:table-cell>
          <table:table-cell table:style-name="ce44" office:value-type="string">
            <office:annotation draw:style-name="gr1" draw:text-style-name="P2" svg:width="1.4091in" svg:height="0.735in" svg:x="6.8228in" svg:y="0.4933in" draw:caption-point-x="-6.8228in" draw:caption-point-y="-0.4933in">
              <dc:date>2009-08-03T00:00:00</dc:date>
              <text:p text:style-name="P2"><text:span text:style-name="T1">You may assign priorities to the stories, but keep in mind that priority does not always equal implementation order.</text:span></text:p>
            </office:annotation>
            <text:p>Priority</text:p>
          </table:table-cell>
          <table:table-cell table:style-name="ce48" office:value-type="string">
            <text:p>Comments</text:p>
          </table:table-cell>
          <table:table-cell table:number-columns-repeated="1017"/>
        </table:table-row>
        <table:table-row table:style-name="ro2">
          <table:table-cell table:style-name="ce45" office:value-type="float" office:value="1">
            <text:p>1</text:p>
          </table:table-cell>
          <table:table-cell table:style-name="ce49" office:value-type="string">
            <text:p>Lägga upp struktur för deployment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2">
            <text:p>2</text:p>
          </table:table-cell>
          <table:table-cell table:style-name="ce49" office:value-type="string">
            <text:p>Look and feel (nytt interface)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3">
            <text:p>3</text:p>
          </table:table-cell>
          <table:table-cell table:style-name="ce49" office:value-type="string">
            <text:p>Github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4">
            <text:p>4</text:p>
          </table:table-cell>
          <table:table-cell table:style-name="ce49" office:value-type="string">
            <text:p>Backlog</text:p>
          </table:table-cell>
          <table:table-cell table:style-name="ce53" table:content-validation-name="val2" office:value-type="string">
            <text:p>Ongoing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>
          <table:table-cell table:style-name="ce45" office:value-type="float" office:value="5">
            <text:p>5</text:p>
          </table:table-cell>
          <table:table-cell table:style-name="ce49" office:value-type="string">
            <text:p>Blog</text:p>
          </table:table-cell>
          <table:table-cell table:style-name="ce53" table:content-validation-name="val2" office:value-type="string">
            <text:p>Planned</text:p>
          </table:table-cell>
          <table:table-cell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3">
          <table:table-cell table:style-name="ce45" office:value-type="float" office:value="6">
            <text:p>6</text:p>
          </table:table-cell>
          <table:table-cell table:style-name="ce49"/>
          <table:table-cell table:style-name="ce53" table:content-validation-name="val2" office:value-type="string">
            <text:p>Planned</text:p>
          </table:table-cell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3">
          <table:table-cell table:style-name="ce45" office:value-type="float" office:value="7">
            <text:p>7</text:p>
          </table:table-cell>
          <table:table-cell table:style-name="ce49" office:value-type="string">
            <text:p>Twitter chat </text:p>
          </table:table-cell>
          <table:table-cell table:style-name="ce53" table:content-validation-name="val2" office:value-type="string">
            <text:p>Planned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/>
          <table:table-cell table:style-name="ce49"/>
          <table:table-cell table:number-columns-repeated="1017"/>
        </table:table-row>
        <table:table-row table:style-name="ro2" table:number-rows-repeated="10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55"/>
          <table:table-cell table:number-columns-repeated="1017"/>
        </table:table-row>
        <table:table-row table:style-name="ro2" table:number-rows-repeated="6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50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 table:number-rows-repeated="7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2"/>
          <table:table-cell table:style-name="ce59"/>
          <table:table-cell table:number-columns-repeated="1014"/>
        </table:table-row>
        <table:table-row table:style-name="ro2" table:number-rows-repeated="4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56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57"/>
          <table:table-cell table:number-columns-repeated="1017"/>
        </table:table-row>
        <table:table-row table:style-name="ro2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 table:number-rows-repeated="2">
          <table:table-cell table:style-name="ce45"/>
          <table:table-cell/>
          <table:table-cell table:style-name="ce53" table:content-validation-name="val2"/>
          <table:table-cell table:number-columns-repeated="3"/>
          <table:table-cell table:style-name="ce49"/>
          <table:table-cell table:number-columns-repeated="1017"/>
        </table:table-row>
        <table:table-row table:style-name="ro2" table:number-rows-repeated="6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>
          <table:table-cell table:style-name="ce46" table:number-columns-repeated="6"/>
          <table:table-cell table:style-name="ce58"/>
          <table:table-cell table:number-columns-repeated="1017"/>
        </table:table-row>
        <table:table-row table:style-name="ro2" table:number-rows-repeated="110">
          <table:table-cell table:style-name="ce45"/>
          <table:table-cell table:style-name="ce49"/>
          <table:table-cell table:style-name="ce53" table:content-validation-name="val2"/>
          <table:table-cell table:style-name="ce45" table:number-columns-repeated="3"/>
          <table:table-cell table:style-name="ce49"/>
          <table:table-cell table:number-columns-repeated="1017"/>
        </table:table-row>
        <table:table-row table:style-name="ro2" table:number-rows-repeated="653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B Burndown" table:style-name="ta3">
        <office:forms form:automatic-focus="false" form:apply-design-mode="false"/>
        <table:table-column table:style-name="co12" table:default-cell-style-name="ce62"/>
        <table:table-column table:style-name="co5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5" table:visibility="collapse" table:default-cell-style-name="ce71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number-columns-repeated="3" table:default-cell-style-name="Default"/>
        <table:table-column table:style-name="co8" table:visibility="collapse" table:number-columns-repeated="3" table:default-cell-style-name="Default"/>
        <table:table-column table:style-name="co19" table:visibility="collapse" table:default-cell-style-name="Default"/>
        <table:table-column table:style-name="co5" table:number-columns-repeated="1007" table:default-cell-style-name="Default"/>
        <table:table-row table:style-name="ro1">
          <table:table-cell table:style-name="ce42" office:value-type="string">
            <text:p>Product Backlog Burndown Chart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"/>
          <table:table-cell>
            <draw:frame table:end-cell-address="'PB Burndown'.Y20" table:end-x="0.6209in" table:end-y="0.1563in" draw:z-index="0" draw:style-name="gr2" svg:width="5.2969in" svg:height="3.2925in" svg:x="0.1961in" svg:y="0.052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style-name="Default" office:value-type="string">
            <text:p>Original planned size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office:value-type="string">
            <text:p>Sprint count</text:p>
          </table:table-cell>
          <table:table-cell table:formula="of:=IF(COUNT([.B28:.B39])=0;1;COUNT([.B28:.B39]))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Count trend from last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sprints</text:p>
          </table:table-cell>
          <table:table-cell office:value-type="string">
            <text:p>Trend sprint count</text:p>
          </table:table-cell>
          <table:table-cell table:formula="of:=IF(COUNT([.D28:.D51])=0;1;COUNT([.D28:.D51])+1)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4"/>
          <table:table-cell office:value-type="string">
            <text:p>Trend offset</text:p>
          </table:table-cell>
          <table:table-cell table:formula="of:=IF([.G4]&gt;[.D4];[.G4]-[.D4];0)" office:value-type="float" office:value="0">
            <text:p>0</text:p>
          </table:table-cell>
          <table:table-cell table:number-columns-repeated="18"/>
          <table:table-cell table:style-name="ce6" office:value-type="string">
            <text:p>Note:</text:p>
          </table:table-cell>
          <table:table-cell table:number-columns-repeated="998"/>
        </table:table-row>
        <table:table-row table:style-name="ro2">
          <table:table-cell table:style-name="ce37" office:value-type="string">
            <text:p>Velocity (points per sprint)</text:p>
          </table:table-cell>
          <table:table-cell table:number-columns-repeated="4"/>
          <table:table-cell office:value-type="string">
            <text:p>Sprints in Trend</text:p>
          </table:table-cell>
          <table:table-cell table:formula="of:=TrendSprintCount-TrendOffset" office:value-type="float" office:value="3">
            <text:p>3</text:p>
          </table:table-cell>
          <table:table-cell table:number-columns-repeated="18"/>
          <table:table-cell table:style-name="ce6" office:value-type="string">
            <text:p>In this chart, the tops of the bars show the amount of actual 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Original estimate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(or planned) implemented functionality at the beginning of each sprint. </text:p>
          </table:table-cell>
          <table:table-cell table:number-columns-repeated="998"/>
        </table:table-row>
        <table:table-row table:style-name="ro2">
          <table:table-cell table:style-name="ce60" table:formula="of:=[.D$4]" office:value-type="float" office:value="3" table:number-columns-spanned="2" table:number-rows-spanned="1">
            <text:p>Last 3 sprints</text:p>
          </table:table-cell>
          <table:covered-table-cell table:style-name="ce63"/>
          <table:table-cell/>
          <table:table-cell table:style-name="ce65" table:formula="of:=IF([.D28]=&quot;&quot;;&quot;&quot;;AVERAGE(OFFSET([.D27];TrendOffset;0;SprintsInTrend;1))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The bottoms of the bars show the changes in project scope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Realized total average</text:p>
          </table:table-cell>
          <table:table-cell table:number-columns-repeated="2"/>
          <table:table-cell table:style-name="ce65" table:formula="of:=IF([.D28]=&quot;&quot;;&quot;&quot;;AVERAGE(OFFSET([.D27];1;0;SprintCount;1)))" office:value-type="float" office:value="25">
            <text:p>25.0</text:p>
          </table:table-cell>
          <table:table-cell/>
          <table:table-cell office:value-type="string">
            <text:p>Trend count</text:p>
          </table:table-cell>
          <table:table-cell table:formula="of:=IF([.M28]=&quot;&quot;;1;COUNT([.M28:.M110]))" office:value-type="float" office:value="7">
            <text:p>7</text:p>
          </table:table-cell>
          <table:table-cell table:number-columns-repeated="18"/>
          <table:table-cell table:style-name="ce6" office:value-type="string">
            <text:p>(i.e. if the amount of story points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Average last 8</text:p>
          </table:table-cell>
          <table:table-cell table:number-columns-repeated="2"/>
          <table:table-cell table:style-name="ce65" table:formula="of:=IF([.D28]=&quot;&quot;;&quot;&quot;;AVERAGE(LastEight)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in the project increases, the bottoms move lower). The length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Avg. worst 3 in last 8</text:p>
          </table:table-cell>
          <table:table-cell table:number-columns-repeated="2"/>
          <table:table-cell table:style-name="ce65" table:formula="of:=IF([.D28]=&quot;&quot;;&quot;&quot;;IF(TrendSprintCount&lt;4;[.D10];AVERAGE(SMALL(LastEight;1);SMALL(LastEight;2);SMALL(LastEight;3)))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of the bars indicate the estimated size of the project at the</text:p>
          </table:table-cell>
          <table:table-cell table:number-columns-repeated="998"/>
        </table:table-row>
        <table:table-row table:style-name="ro2">
          <table:table-cell table:style-name="Default" office:value-type="string">
            <text:p>Trend</text:p>
          </table:table-cell>
          <table:table-cell table:number-columns-repeated="2"/>
          <table:table-cell table:style-name="ce65" table:formula="of:=IF([.M29]=&quot;&quot;;&quot;&quot;;[.M28]-[.M29])" office:value-type="float" office:value="25">
            <text:p>25.0</text:p>
          </table:table-cell>
          <table:table-cell table:number-columns-repeated="2"/>
          <table:table-cell table:style-name="Default"/>
          <table:table-cell table:number-columns-repeated="18"/>
          <table:table-cell table:style-name="ce6" office:value-type="string">
            <text:p>beginning of each sprint. </text:p>
          </table:table-cell>
          <table:table-cell table:number-columns-repeated="998"/>
        </table:table-row>
        <table:table-row table:style-name="ro2">
          <table:table-cell table:style-name="Default"/>
          <table:table-cell table:number-columns-repeated="4"/>
          <table:table-cell table:style-name="ce68" office:value-type="string">
            <text:p>These hidden cells are used to draw the graph on this page. DO NOT DELETE!</text:p>
          </table:table-cell>
          <table:table-cell table:style-name="Default"/>
          <table:table-cell table:number-columns-repeated="18"/>
          <table:table-cell table:style-name="ce6" office:value-type="string">
            <text:p>The red line indicates the current planned scope.</text:p>
          </table:table-cell>
          <table:table-cell table:number-columns-repeated="998"/>
        </table:table-row>
        <table:table-row table:style-name="ro2">
          <table:table-cell table:style-name="ce37" office:value-type="string">
            <text:p>Predictions - Completion at the end of sprint…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Original estimate - Min</text:p>
          </table:table-cell>
          <table:table-cell>
            <office:annotation draw:style-name="gr1" draw:text-style-name="P2" svg:width="1.3941in" svg:height="0.7709in" svg:x="1.7697in" svg:y="2.4417in" draw:caption-point-x="-1.7697in" draw:caption-point-y="-2.4417in">
              <dc:date>2009-08-03T00:00:00</dc:date>
              <text:p text:style-name="P2"><text:span text:style-name="T1">Average estimate * 0,6</text:span></text:p>
            </office:annotation>
          </table:table-cell>
          <table:table-cell/>
          <table:table-cell table:style-name="ce66" table:formula="of:=IF([.D7]=&quot;&quot;;0;ROUNDUP([.D3]/[.D7]*0.6;0))" office:value-type="float" office:value="3">
            <text:p>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Original estimate - Avg</text:p>
          </table:table-cell>
          <table:table-cell table:number-columns-repeated="2"/>
          <table:table-cell table:style-name="ce66" table:formula="of:=IF([.D7]=&quot;&quot;;0;ROUNDUP([.D3]/[.D7];0))" office:value-type="float" office:value="5">
            <text:p>5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Original estimate - Max</text:p>
          </table:table-cell>
          <table:table-cell>
            <office:annotation draw:style-name="gr1" draw:text-style-name="P2" svg:width="1.3941in" svg:height="0.7713in" svg:x="1.7697in" svg:y="2.7957in" draw:caption-point-x="-1.7697in" draw:caption-point-y="-2.7957in">
              <dc:date>2009-08-03T00:00:00</dc:date>
              <text:p text:style-name="P2"><text:span text:style-name="T1">Average estimate * 1,6</text:span></text:p>
            </office:annotation>
          </table:table-cell>
          <table:table-cell/>
          <table:table-cell table:style-name="ce66" table:formula="of:=IF([.D7]=&quot;&quot;;0;ROUNDUP([.D3]/[.D7]*1.6;0))" office:value-type="float" office:value="8">
            <text:p>8</text:p>
          </table:table-cell>
          <table:table-cell/>
          <table:table-cell office:value-type="string">
            <text:p>Standard Dev.</text:p>
          </table:table-cell>
          <table:table-cell table:style-name="Default" table:formula="of:=IF(OR([.D28]=&quot;&quot;;[.D29]=&quot;&quot;);1;STDEV([.D28:.D51]))" office:value-type="float" office:value="2.82842712474619">
            <text:p>2.83</text:p>
          </table:table-cell>
          <table:table-cell table:number-columns-repeated="1017"/>
        </table:table-row>
        <table:table-row table:style-name="ro2">
          <table:table-cell table:style-name="ce60" table:formula="of:=[.D$4]" office:value-type="float" office:value="3" table:number-columns-spanned="2" table:number-rows-spanned="1">
            <text:p>Last 3 sprints</text:p>
          </table:table-cell>
          <table:covered-table-cell table:style-name="ce63"/>
          <table:table-cell/>
          <table:table-cell table:style-name="ce66" table:formula="of:=IF([.D8]=&quot;&quot;;&quot;&quot;;IF(LastRealized=&quot;&quot;;ROUNDUP(LastPlanned/[.D8];0)+SprintCount-1;ROUNDUP((LastPlanned-LastRealized)/[.D8]+SprintCount;0)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Realized average</text:p>
          </table:table-cell>
          <table:table-cell>
            <office:annotation draw:style-name="gr1" draw:text-style-name="P2" svg:width="1.3941in" svg:height="0.7709in" svg:x="1.7697in" svg:y="3.15in" draw:caption-point-x="-1.7697in" draw:caption-point-y="-3.15in">
              <dc:date>2009-08-03T00:00:00</dc:date>
              <text:p text:style-name="P2"><text:span text:style-name="T1">As of latest Product Backlog estimate</text:span></text:p>
            </office:annotation>
          </table:table-cell>
          <table:table-cell/>
          <table:table-cell table:style-name="ce66" table:formula="of:=IF([.D9]=&quot;&quot;;&quot;&quot;;IF(LastRealized=&quot;&quot;;ROUNDUP(LastPlanned/[.D9]+SprintCount-1;0);ROUNDUP((LastPlanned-LastRealized)/[.D9];0)+SprintCount))" office:value-type="float" office:value="6">
            <text:p>6</text:p>
          </table:table-cell>
          <table:table-cell/>
          <table:table-cell office:value-type="string">
            <text:p>LastPlanned</text:p>
          </table:table-cell>
          <table:table-cell table:style-name="Default" table:formula="of:=LastPlanned" office:value-type="float" office:value="28">
            <text:p>28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Average last 8</text:p>
          </table:table-cell>
          <table:table-cell table:number-columns-repeated="2"/>
          <table:table-cell table:style-name="ce66" table:formula="of:=IF([.D10]=&quot;&quot;;&quot;&quot;;IF(LastRealized=&quot;&quot;;ROUNDUP(LastPlanned/[.D10]+SprintCount-1;0);ROUNDUP((LastPlanned-LastRealized)/[.D10];0)+SprintCount))" office:value-type="float" office:value="6">
            <text:p>6</text:p>
          </table:table-cell>
          <table:table-cell/>
          <table:table-cell office:value-type="string">
            <text:p>LastRealized</text:p>
          </table:table-cell>
          <table:table-cell table:style-name="Default" table:formula="of:=LastRealized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Avg. worst 3 in last 8</text:p>
          </table:table-cell>
          <table:table-cell table:number-columns-repeated="2"/>
          <table:table-cell table:style-name="ce66" table:formula="of:=IF([.D11]=&quot;&quot;;&quot;&quot;;IF(LastRealized=&quot;&quot;;ROUNDUP(LastPlanned/[.D11]+SprintCount-1;0);ROUNDUP((LastPlanned-LastRealized)/[.D11];0)+SprintCount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"/>
          <table:table-cell>
            <draw:frame table:end-cell-address="'PB Burndown'.Y40" table:end-x="0.6315in" table:end-y="0.1358in" draw:z-index="1" draw:style-name="gr2" svg:width="5.2969in" svg:height="3.911in" svg:x="0.2067in" svg:y="0.052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style-name="Default" office:value-type="string">
            <text:p>Trend</text:p>
          </table:table-cell>
          <table:table-cell table:number-columns-repeated="2"/>
          <table:table-cell table:style-name="ce66" table:formula="of:=IF(COUNT([.M28:.M51])-1&gt;0;COUNT([.M28:.M51])-1;&quot;&quot;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Realized + St. Dev</text:p>
          </table:table-cell>
          <table:table-cell table:number-columns-repeated="2"/>
          <table:table-cell table:style-name="ce66" table:formula="of:=IF([.D9]=&quot;&quot;;&quot;&quot;;IF(LastRealized=&quot;&quot;;ROUNDUP(LastPlanned/([.D9]+[.G17])+SprintCount-1;0);ROUNDUP((LastPlanned-LastRealized)/([.D9]+[.G17])+SprintCount;0)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Realized - St. Dev</text:p>
          </table:table-cell>
          <table:table-cell table:number-columns-repeated="2"/>
          <table:table-cell table:style-name="ce66" table:formula="of:=IF([.D9]=&quot;&quot;;&quot;&quot;;IF(LastRealized=&quot;&quot;;ROUNDUP(LastPlanned/([.D9]-[.G17])+SprintCount-1;0);ROUNDUP((LastPlanned-LastRealized)/([.D9]-[.G17])+SprintCount;0)))" office:value-type="float" office:value="6">
            <text:p>6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number-columns-repeated="1017"/>
        </table:table-row>
        <table:table-row table:style-name="ro4">
          <table:table-cell table:style-name="Default"/>
          <table:table-cell table:number-columns-repeated="4"/>
          <table:table-cell table:style-name="ce69" office:value-type="string" table:number-columns-spanned="9" table:number-rows-spanned="1">
            <text:p>Trend</text:p>
          </table:table-cell>
          <table:covered-table-cell table:number-columns-repeated="8" table:style-name="ce72"/>
          <table:table-cell table:style-name="ce77" office:value-type="string" table:number-columns-spanned="3" table:number-rows-spanned="1">
            <text:p>Average Speeds</text:p>
          </table:table-cell>
          <table:covered-table-cell table:number-columns-repeated="2" table:style-name="ce72"/>
          <table:table-cell table:number-columns-repeated="1007"/>
        </table:table-row>
        <table:table-row table:style-name="ro5">
          <table:table-cell table:style-name="ce61" office:value-type="string">
            <text:p>Sprint</text:p>
          </table:table-cell>
          <table:table-cell table:style-name="ce64" office:value-type="string">
            <text:p>Remain.Work</text:p>
          </table:table-cell>
          <table:table-cell table:style-name="ce64" office:value-type="string">
            <text:p>Planned Work</text:p>
          </table:table-cell>
          <table:table-cell table:style-name="ce67" office:value-type="string">
            <text:p>Realized Work</text:p>
          </table:table-cell>
          <table:table-cell table:style-name="ce67" office:value-type="string">
            <text:p>Current Total Size</text:p>
          </table:table-cell>
          <table:table-cell table:style-name="ce70" office:value-type="string">
            <text:p>Col top</text:p>
          </table:table-cell>
          <table:table-cell table:style-name="ce73" office:value-type="string" table:number-columns-spanned="2" table:number-rows-spanned="1">
            <text:p>Do not delete…</text:p>
          </table:table-cell>
          <table:covered-table-cell table:style-name="ce74"/>
          <table:table-cell table:style-name="ce70" office:value-type="string">
            <text:p>Col bottom</text:p>
          </table:table-cell>
          <table:table-cell table:style-name="ce75"/>
          <table:table-cell table:style-name="ce70" office:value-type="string">
            <text:p>Trend Help</text:p>
          </table:table-cell>
          <table:table-cell table:style-name="ce70" office:value-type="string">
            <text:p>Raw Trend</text:p>
          </table:table-cell>
          <table:table-cell table:style-name="ce70" office:value-type="string">
            <text:p>Real Trend</text:p>
          </table:table-cell>
          <table:table-cell table:style-name="ce76" office:value-type="string">
            <text:p>Current Bottom</text:p>
          </table:table-cell>
          <table:table-cell table:style-name="ce70" office:value-type="string">
            <text:p>Realized</text:p>
          </table:table-cell>
          <table:table-cell table:style-name="ce70" office:value-type="string">
            <text:p>Last 8</text:p>
          </table:table-cell>
          <table:table-cell table:style-name="ce70" office:value-type="string">
            <text:p>Worst 3 in Last 8</text:p>
          </table:table-cell>
          <table:table-cell table:style-name="ce79" table:number-columns-repeated="1007"/>
        </table:table-row>
        <table:table-row table:style-name="ro2">
          <table:table-cell office:value-type="float" office:value="1">
            <text:p>1</text:p>
          </table:table-cell>
          <table:table-cell table:style-name="ce24" table:formula="of:=[.D3]" office:value-type="float" office:value="137">
            <text:p>137</text:p>
          </table:table-cell>
          <table:table-cell table:number-columns-repeated="2" table:style-name="ce24" office:value-type="float" office:value="23">
            <text:p>23</text:p>
          </table:table-cell>
          <table:table-cell table:style-name="ce62" table:formula="of:=[.B28]" office:value-type="float" office:value="137">
            <text:p>137</text:p>
          </table:table-cell>
          <table:table-cell table:style-name="ce71" table:formula="of:=[.B28]" office:value-type="float" office:value="137">
            <text:p>137</text:p>
          </table:table-cell>
          <table:table-cell table:formula="of:=[.F28]" office:value-type="float" office:value="137">
            <text:p>137</text:p>
          </table:table-cell>
          <table:table-cell table:style-name="ce71" table:formula="of:=[.I28]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/>
          <table:table-cell table:formula="of:=IF([.F28]&lt;[.I28];[.I28];[.F28])" office:value-type="float" office:value="137">
            <text:p>137</text:p>
          </table:table-cell>
          <table:table-cell table:style-name="ce71" table:formula="of:=IF(TREND(OFFSET([.$K$27];TrendOffset+1;0;SprintsInTrend;1);OFFSET([.$A$27];TrendOffset+1;0;SprintsInTrend;1);[.A28])&lt;[.N28];[.N28];TREND(OFFSET([.$K$27];TrendOffset+1;0;SprintsInTrend;1);OFFSET([.$A$27];TrendOffset+1;0;SprintsInTrend;1);[.A28]))" office:value-type="float" office:value="137.666666666667">
            <text:p>137.67</text:p>
          </table:table-cell>
          <table:table-cell table:style-name="ce71" table:formula="of:=[.L28]" office:value-type="float" office:value="137.666666666667">
            <text:p>137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table:style-name="ce24" table:formula="of:=IF(OR([.B28]=&quot;&quot;;[.C28]=&quot;&quot;);&quot;&quot;;IF([.D28]=&quot;&quot;;IF([.B28]-[.C28]&lt;=0;&quot;&quot;;[.B28]-[.C28]);IF([.B28]-[.D28]&lt;=0;&quot;&quot;;[.B28]-[.D28])))" office:value-type="float" office:value="114">
            <text:p>114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27">
            <text:p>27</text:p>
          </table:table-cell>
          <table:table-cell table:style-name="ce62" table:formula="of:=IF([.B29]=&quot;&quot;;&quot;&quot;;IF([.D28]=&quot;&quot;;[.E28];[.B29]+SUM([.D$28:.D28])))" office:value-type="float" office:value="137">
            <text:p>137</text:p>
          </table:table-cell>
          <table:table-cell table:style-name="ce71" table:formula="of:=IF([.B29]=&quot;&quot;;IF([.B28]=&quot;&quot;;&quot;&quot;;IF([.D28]=&quot;&quot;;&quot;&quot;;[.I28]));IF(AND([.D28]=&quot;&quot;;[.C28]=&quot;&quot;);&quot;&quot;;IF(AND([.D28]=&quot;&quot;;[.C28]&lt;&gt;&quot;&quot;);IF([.I28]&gt;[.F28];[.F28];[.I28]);[.F28]-[.D28])))" office:value-type="float" office:value="114">
            <text:p>114</text:p>
          </table:table-cell>
          <table:table-cell table:formula="of:=[.F29]" office:value-type="float" office:value="114">
            <text:p>114</text:p>
          </table:table-cell>
          <table:table-cell table:style-name="ce71" table:formula="of:=[.I29]" office:value-type="float" office:value="0">
            <text:p>0</text:p>
          </table:table-cell>
          <table:table-cell table:style-name="ce71" table:formula="of:=IF([.B29]=&quot;&quot;;IF([.B28]=&quot;&quot;;&quot;&quot;;IF([.D28]=&quot;&quot;;&quot;&quot;;[.F28]-[.D28]));IF(AND([.C28]=&quot;&quot;;[.D28]=&quot;&quot;);&quot;&quot;;IF(AND([.D28]=&quot;&quot;;[.C28]&lt;&gt;&quot;&quot;);IF([.I28]&gt;[.F28];[.I28]-[.C28];[.F28]-[.C28]);[.B$28]-[.B29]-SUM([.D$28:.D28]))))" office:value-type="float" office:value="0">
            <text:p>0</text:p>
          </table:table-cell>
          <table:table-cell/>
          <table:table-cell table:formula="of:=IF([.F29]&lt;[.I29];[.I29];[.F29])" office:value-type="float" office:value="114">
            <text:p>114</text:p>
          </table:table-cell>
          <table:table-cell table:style-name="ce71" table:formula="of:=IF(TREND(OFFSET([.$K$27];TrendOffset+1;0;SprintsInTrend;1);OFFSET([.$A$27];TrendOffset+1;0;SprintsInTrend;1);[.A29])&lt;[.N29];[.N29];TREND(OFFSET([.$K$27];TrendOffset+1;0;SprintsInTrend;1);OFFSET([.$A$27];TrendOffset+1;0;SprintsInTrend;1);[.A29]))" office:value-type="float" office:value="112.666666666667">
            <text:p>112.67</text:p>
          </table:table-cell>
          <table:table-cell table:style-name="ce71" table:formula="of:=IF([.L29]=[.L28];&quot;&quot;;[.L29])" office:value-type="float" office:value="112.666666666667">
            <text:p>112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3">
            <text:p>3</text:p>
          </table:table-cell>
          <table:table-cell table:style-name="ce24" table:formula="of:=IF(OR([.B29]=&quot;&quot;;[.C29]=&quot;&quot;);&quot;&quot;;IF([.D29]=&quot;&quot;;IF([.B29]-[.C29]&lt;=0;&quot;&quot;;[.B29]-[.C29]);IF([.B29]-[.D29]&lt;=0;&quot;&quot;;[.B29]-[.D29])))" office:value-type="float" office:value="87">
            <text:p>87</text:p>
          </table:table-cell>
          <table:table-cell table:style-name="ce24" office:value-type="float" office:value="31">
            <text:p>31</text:p>
          </table:table-cell>
          <table:table-cell table:style-name="ce24"/>
          <table:table-cell table:style-name="ce62" table:formula="of:=IF([.B30]=&quot;&quot;;&quot;&quot;;IF([.D29]=&quot;&quot;;[.E29];[.B30]+SUM([.D$28:.D29])))" office:value-type="float" office:value="137">
            <text:p>137</text:p>
          </table:table-cell>
          <table:table-cell table:style-name="ce71" table:formula="of:=IF([.B30]=&quot;&quot;;IF([.B29]=&quot;&quot;;&quot;&quot;;IF([.D29]=&quot;&quot;;&quot;&quot;;[.I29]));IF(AND([.D29]=&quot;&quot;;[.C29]=&quot;&quot;);&quot;&quot;;IF(AND([.D29]=&quot;&quot;;[.C29]&lt;&gt;&quot;&quot;);IF([.I29]&gt;[.F29];[.F29];[.I29]);[.F29]-[.D29])))" office:value-type="float" office:value="87">
            <text:p>87</text:p>
          </table:table-cell>
          <table:table-cell table:formula="of:=[.F30]" office:value-type="float" office:value="87">
            <text:p>87</text:p>
          </table:table-cell>
          <table:table-cell table:style-name="ce71" table:formula="of:=[.I30]" office:value-type="float" office:value="0">
            <text:p>0</text:p>
          </table:table-cell>
          <table:table-cell table:style-name="ce71" table:formula="of:=IF([.B30]=&quot;&quot;;IF([.B29]=&quot;&quot;;&quot;&quot;;IF([.D29]=&quot;&quot;;&quot;&quot;;[.F29]-[.D29]));IF(AND([.C29]=&quot;&quot;;[.D29]=&quot;&quot;);&quot;&quot;;IF(AND([.D29]=&quot;&quot;;[.C29]&lt;&gt;&quot;&quot;);IF([.I29]&gt;[.F29];[.I29]-[.C29];[.F29]-[.C29]);[.B$28]-[.B30]-SUM([.D$28:.D29]))))" office:value-type="float" office:value="0">
            <text:p>0</text:p>
          </table:table-cell>
          <table:table-cell/>
          <table:table-cell table:formula="of:=IF([.F30]&lt;[.I30];[.I30];[.F30])" office:value-type="float" office:value="87">
            <text:p>87</text:p>
          </table:table-cell>
          <table:table-cell table:style-name="ce71" table:formula="of:=IF(TREND(OFFSET([.$K$27];TrendOffset+1;0;SprintsInTrend;1);OFFSET([.$A$27];TrendOffset+1;0;SprintsInTrend;1);[.A30])&lt;[.N30];[.N30];TREND(OFFSET([.$K$27];TrendOffset+1;0;SprintsInTrend;1);OFFSET([.$A$27];TrendOffset+1;0;SprintsInTrend;1);[.A30]))" office:value-type="float" office:value="87.6666666666667">
            <text:p>87.67</text:p>
          </table:table-cell>
          <table:table-cell table:style-name="ce71" table:formula="of:=IF([.L30]=[.L29];&quot;&quot;;[.L30])" office:value-type="float" office:value="87.6666666666667">
            <text:p>87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4">
            <text:p>4</text:p>
          </table:table-cell>
          <table:table-cell table:style-name="ce24" table:formula="of:=IF(OR([.B30]=&quot;&quot;;[.C30]=&quot;&quot;);&quot;&quot;;IF([.D30]=&quot;&quot;;IF([.B30]-[.C30]&lt;=0;&quot;&quot;;[.B30]-[.C30]);IF([.B30]-[.D30]&lt;=0;&quot;&quot;;[.B30]-[.D30])))" office:value-type="float" office:value="56">
            <text:p>56</text:p>
          </table:table-cell>
          <table:table-cell table:style-name="ce24" office:value-type="float" office:value="28">
            <text:p>28</text:p>
          </table:table-cell>
          <table:table-cell table:style-name="ce24"/>
          <table:table-cell table:style-name="ce62" table:formula="of:=IF([.B31]=&quot;&quot;;&quot;&quot;;IF([.D30]=&quot;&quot;;[.E30];[.B31]+SUM([.D$28:.D30])))" office:value-type="float" office:value="137">
            <text:p>137</text:p>
          </table:table-cell>
          <table:table-cell table:style-name="ce71" table:formula="of:=IF([.B31]=&quot;&quot;;IF([.B30]=&quot;&quot;;&quot;&quot;;IF([.D30]=&quot;&quot;;&quot;&quot;;[.I30]));IF(AND([.D30]=&quot;&quot;;[.C30]=&quot;&quot;);&quot;&quot;;IF(AND([.D30]=&quot;&quot;;[.C30]&lt;&gt;&quot;&quot;);IF([.I30]&gt;[.F30];[.F30];[.I30]);[.F30]-[.D30])))" office:value-type="float" office:value="0">
            <text:p>0</text:p>
          </table:table-cell>
          <table:table-cell table:formula="of:=[.F31]" office:value-type="float" office:value="0">
            <text:p>0</text:p>
          </table:table-cell>
          <table:table-cell table:style-name="ce71" table:formula="of:=[.I31]" office:value-type="float" office:value="56">
            <text:p>56</text:p>
          </table:table-cell>
          <table:table-cell table:style-name="ce71" table:formula="of:=IF([.B31]=&quot;&quot;;IF([.B30]=&quot;&quot;;&quot;&quot;;IF([.D30]=&quot;&quot;;&quot;&quot;;[.F30]-[.D30]));IF(AND([.C30]=&quot;&quot;;[.D30]=&quot;&quot;);&quot;&quot;;IF(AND([.D30]=&quot;&quot;;[.C30]&lt;&gt;&quot;&quot;);IF([.I30]&gt;[.F30];[.I30]-[.C30];[.F30]-[.C30]);[.B$28]-[.B31]-SUM([.D$28:.D30]))))" office:value-type="float" office:value="56">
            <text:p>56</text:p>
          </table:table-cell>
          <table:table-cell/>
          <table:table-cell table:formula="of:=IF([.F31]&lt;[.I31];[.I31];[.F31])" office:value-type="float" office:value="56">
            <text:p>56</text:p>
          </table:table-cell>
          <table:table-cell table:style-name="ce71" table:formula="of:=IF(TREND(OFFSET([.$K$27];TrendOffset+1;0;SprintsInTrend;1);OFFSET([.$A$27];TrendOffset+1;0;SprintsInTrend;1);[.A31])&lt;[.N31];[.N31];TREND(OFFSET([.$K$27];TrendOffset+1;0;SprintsInTrend;1);OFFSET([.$A$27];TrendOffset+1;0;SprintsInTrend;1);[.A31]))" office:value-type="float" office:value="62.6666666666667">
            <text:p>62.67</text:p>
          </table:table-cell>
          <table:table-cell table:style-name="ce71" table:formula="of:=IF([.L31]=[.L30];&quot;&quot;;[.L31])" office:value-type="float" office:value="62.6666666666667">
            <text:p>62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table:style-name="ce24" table:formula="of:=IF(OR([.B31]=&quot;&quot;;[.C31]=&quot;&quot;);&quot;&quot;;IF([.D31]=&quot;&quot;;IF([.B31]-[.C31]&lt;=0;&quot;&quot;;[.B31]-[.C31]);IF([.B31]-[.D31]&lt;=0;&quot;&quot;;[.B31]-[.D31])))" office:value-type="float" office:value="28">
            <text:p>28</text:p>
          </table:table-cell>
          <table:table-cell table:style-name="ce24" office:value-type="float" office:value="28">
            <text:p>28</text:p>
          </table:table-cell>
          <table:table-cell table:style-name="ce24"/>
          <table:table-cell table:style-name="ce62" table:formula="of:=IF([.B32]=&quot;&quot;;&quot;&quot;;IF([.D31]=&quot;&quot;;[.E31];[.B32]+SUM([.D$28:.D31])))" office:value-type="float" office:value="137">
            <text:p>137</text:p>
          </table:table-cell>
          <table:table-cell table:style-name="ce71" table:formula="of:=IF([.B32]=&quot;&quot;;IF([.B31]=&quot;&quot;;&quot;&quot;;IF([.D31]=&quot;&quot;;&quot;&quot;;[.I31]));IF(AND([.D31]=&quot;&quot;;[.C31]=&quot;&quot;);&quot;&quot;;IF(AND([.D31]=&quot;&quot;;[.C31]&lt;&gt;&quot;&quot;);IF([.I31]&gt;[.F31];[.F31];[.I31]);[.F31]-[.D31])))" office:value-type="float" office:value="0">
            <text:p>0</text:p>
          </table:table-cell>
          <table:table-cell table:formula="of:=[.F32]" office:value-type="float" office:value="0">
            <text:p>0</text:p>
          </table:table-cell>
          <table:table-cell table:style-name="ce71" table:formula="of:=[.I32]" office:value-type="float" office:value="28">
            <text:p>28</text:p>
          </table:table-cell>
          <table:table-cell table:style-name="ce71" table:formula="of:=IF([.B32]=&quot;&quot;;IF([.B31]=&quot;&quot;;&quot;&quot;;IF([.D31]=&quot;&quot;;&quot;&quot;;[.F31]-[.D31]));IF(AND([.C31]=&quot;&quot;;[.D31]=&quot;&quot;);&quot;&quot;;IF(AND([.D31]=&quot;&quot;;[.C31]&lt;&gt;&quot;&quot;);IF([.I31]&gt;[.F31];[.I31]-[.C31];[.F31]-[.C31]);[.B$28]-[.B32]-SUM([.D$28:.D31]))))" office:value-type="float" office:value="28">
            <text:p>28</text:p>
          </table:table-cell>
          <table:table-cell/>
          <table:table-cell table:formula="of:=IF([.F32]&lt;[.I32];[.I32];[.F32])" office:value-type="float" office:value="28">
            <text:p>28</text:p>
          </table:table-cell>
          <table:table-cell table:style-name="ce71" table:formula="of:=IF(TREND(OFFSET([.$K$27];TrendOffset+1;0;SprintsInTrend;1);OFFSET([.$A$27];TrendOffset+1;0;SprintsInTrend;1);[.A32])&lt;[.N32];[.N32];TREND(OFFSET([.$K$27];TrendOffset+1;0;SprintsInTrend;1);OFFSET([.$A$27];TrendOffset+1;0;SprintsInTrend;1);[.A32]))" office:value-type="float" office:value="37.6666666666667">
            <text:p>37.67</text:p>
          </table:table-cell>
          <table:table-cell table:style-name="ce71" table:formula="of:=IF([.L32]=[.L31];&quot;&quot;;[.L32])" office:value-type="float" office:value="37.6666666666667">
            <text:p>37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table:style-name="ce24" table:formula="of:=IF(OR([.B32]=&quot;&quot;;[.C32]=&quot;&quot;);&quot;&quot;;IF([.D32]=&quot;&quot;;IF([.B32]-[.C32]&lt;=0;&quot;&quot;;[.B32]-[.C32]);IF([.B32]-[.D32]&lt;=0;&quot;&quot;;[.B32]-[.D32])))">
            <text:p/>
          </table:table-cell>
          <table:table-cell table:number-columns-repeated="2" table:style-name="ce24"/>
          <table:table-cell table:style-name="ce62" table:formula="of:=IF([.B33]=&quot;&quot;;&quot;&quot;;IF([.D32]=&quot;&quot;;[.E32];[.B33]+SUM([.D$28:.D32])))">
            <text:p/>
          </table:table-cell>
          <table:table-cell table:style-name="ce71" table:formula="of:=IF([.B33]=&quot;&quot;;IF([.B32]=&quot;&quot;;&quot;&quot;;IF([.D32]=&quot;&quot;;&quot;&quot;;[.I32]));IF(AND([.D32]=&quot;&quot;;[.C32]=&quot;&quot;);&quot;&quot;;IF(AND([.D32]=&quot;&quot;;[.C32]&lt;&gt;&quot;&quot;);IF([.I32]&gt;[.F32];[.F32];[.I32]);[.F32]-[.D32])))">
            <text:p/>
          </table:table-cell>
          <table:table-cell table:formula="of:=[.F33]">
            <text:p/>
          </table:table-cell>
          <table:table-cell table:style-name="ce71" table:formula="of:=[.I33]">
            <text:p/>
          </table:table-cell>
          <table:table-cell table:style-name="ce71" table:formula="of:=IF([.B33]=&quot;&quot;;IF([.B32]=&quot;&quot;;&quot;&quot;;IF([.D32]=&quot;&quot;;&quot;&quot;;[.F32]-[.D32]));IF(AND([.C32]=&quot;&quot;;[.D32]=&quot;&quot;);&quot;&quot;;IF(AND([.D32]=&quot;&quot;;[.C32]&lt;&gt;&quot;&quot;);IF([.I32]&gt;[.F32];[.I32]-[.C32];[.F32]-[.C32]);[.B$28]-[.B33]-SUM([.D$28:.D32]))))">
            <text:p/>
          </table:table-cell>
          <table:table-cell/>
          <table:table-cell table:formula="of:=IF([.F33]&lt;[.I33];[.I33];[.F33])">
            <text:p/>
          </table:table-cell>
          <table:table-cell table:style-name="ce71" table:formula="of:=IF(TREND(OFFSET([.$K$27];TrendOffset+1;0;SprintsInTrend;1);OFFSET([.$A$27];TrendOffset+1;0;SprintsInTrend;1);[.A33])&lt;[.N33];[.N33];TREND(OFFSET([.$K$27];TrendOffset+1;0;SprintsInTrend;1);OFFSET([.$A$27];TrendOffset+1;0;SprintsInTrend;1);[.A33]))" office:value-type="float" office:value="12.6666666666667">
            <text:p>12.67</text:p>
          </table:table-cell>
          <table:table-cell table:style-name="ce71" table:formula="of:=IF([.L33]=[.L32];&quot;&quot;;[.L33])" office:value-type="float" office:value="12.6666666666667">
            <text:p>12.67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table:style-name="ce24" table:formula="of:=IF(OR([.B33]=&quot;&quot;;[.C33]=&quot;&quot;);&quot;&quot;;IF([.D33]=&quot;&quot;;IF([.B33]-[.C33]&lt;=0;&quot;&quot;;[.B33]-[.C33]);IF([.B33]-[.D33]&lt;=0;&quot;&quot;;[.B33]-[.D33])))">
            <text:p/>
          </table:table-cell>
          <table:table-cell table:number-columns-repeated="2" table:style-name="ce24"/>
          <table:table-cell table:style-name="ce62" table:formula="of:=IF([.B34]=&quot;&quot;;&quot;&quot;;IF([.D33]=&quot;&quot;;[.E33];[.B34]+SUM([.D$28:.D33])))">
            <text:p/>
          </table:table-cell>
          <table:table-cell table:style-name="ce71" table:formula="of:=IF([.B34]=&quot;&quot;;IF([.B33]=&quot;&quot;;&quot;&quot;;IF([.D33]=&quot;&quot;;&quot;&quot;;[.I33]));IF(AND([.D33]=&quot;&quot;;[.C33]=&quot;&quot;);&quot;&quot;;IF(AND([.D33]=&quot;&quot;;[.C33]&lt;&gt;&quot;&quot;);IF([.I33]&gt;[.F33];[.F33];[.I33]);[.F33]-[.D33])))">
            <text:p/>
          </table:table-cell>
          <table:table-cell table:formula="of:=[.F34]">
            <text:p/>
          </table:table-cell>
          <table:table-cell table:style-name="ce71" table:formula="of:=[.I34]">
            <text:p/>
          </table:table-cell>
          <table:table-cell table:style-name="ce71" table:formula="of:=IF([.B34]=&quot;&quot;;IF([.B33]=&quot;&quot;;&quot;&quot;;IF([.D33]=&quot;&quot;;&quot;&quot;;[.F33]-[.D33]));IF(AND([.C33]=&quot;&quot;;[.D33]=&quot;&quot;);&quot;&quot;;IF(AND([.D33]=&quot;&quot;;[.C33]&lt;&gt;&quot;&quot;);IF([.I33]&gt;[.F33];[.I33]-[.C33];[.F33]-[.C33]);[.B$28]-[.B34]-SUM([.D$28:.D33]))))">
            <text:p/>
          </table:table-cell>
          <table:table-cell/>
          <table:table-cell table:formula="of:=IF([.F34]&lt;[.I34];[.I34];[.F34])">
            <text:p/>
          </table:table-cell>
          <table:table-cell table:style-name="ce71" table:formula="of:=IF(TREND(OFFSET([.$K$27];TrendOffset+1;0;SprintsInTrend;1);OFFSET([.$A$27];TrendOffset+1;0;SprintsInTrend;1);[.A34])&lt;[.N34];[.N34];TREND(OFFSET([.$K$27];TrendOffset+1;0;SprintsInTrend;1);OFFSET([.$A$27];TrendOffset+1;0;SprintsInTrend;1);[.A34]))" office:value-type="float" office:value="0">
            <text:p>0</text:p>
          </table:table-cell>
          <table:table-cell table:style-name="ce71" table:formula="of:=IF([.L34]=[.L33];&quot;&quot;;[.L34])" office:value-type="float" office:value="0">
            <text:p>0</text:p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table:style-name="ce24" table:formula="of:=IF(OR([.B34]=&quot;&quot;;[.C34]=&quot;&quot;);&quot;&quot;;IF([.D34]=&quot;&quot;;IF([.B34]-[.C34]&lt;=0;&quot;&quot;;[.B34]-[.C34]);IF([.B34]-[.D34]&lt;=0;&quot;&quot;;[.B34]-[.D34])))">
            <text:p/>
          </table:table-cell>
          <table:table-cell table:number-columns-repeated="2" table:style-name="ce24"/>
          <table:table-cell table:style-name="ce62" table:formula="of:=IF([.B35]=&quot;&quot;;&quot;&quot;;IF([.D34]=&quot;&quot;;[.E34];[.B35]+SUM([.D$28:.D34])))">
            <text:p/>
          </table:table-cell>
          <table:table-cell table:style-name="ce71" table:formula="of:=IF([.B35]=&quot;&quot;;IF([.B34]=&quot;&quot;;&quot;&quot;;IF([.D34]=&quot;&quot;;&quot;&quot;;[.I34]));IF(AND([.D34]=&quot;&quot;;[.C34]=&quot;&quot;);&quot;&quot;;IF(AND([.D34]=&quot;&quot;;[.C34]&lt;&gt;&quot;&quot;);IF([.I34]&gt;[.F34];[.F34];[.I34]);[.F34]-[.D34])))">
            <text:p/>
          </table:table-cell>
          <table:table-cell table:formula="of:=[.F35]">
            <text:p/>
          </table:table-cell>
          <table:table-cell table:style-name="ce71" table:formula="of:=[.I35]">
            <text:p/>
          </table:table-cell>
          <table:table-cell table:style-name="ce71" table:formula="of:=IF([.B35]=&quot;&quot;;IF([.B34]=&quot;&quot;;&quot;&quot;;IF([.D34]=&quot;&quot;;&quot;&quot;;[.F34]-[.D34]));IF(AND([.C34]=&quot;&quot;;[.D34]=&quot;&quot;);&quot;&quot;;IF(AND([.D34]=&quot;&quot;;[.C34]&lt;&gt;&quot;&quot;);IF([.I34]&gt;[.F34];[.I34]-[.C34];[.F34]-[.C34]);[.B$28]-[.B35]-SUM([.D$28:.D34]))))">
            <text:p/>
          </table:table-cell>
          <table:table-cell/>
          <table:table-cell table:formula="of:=IF([.F35]&lt;[.I35];[.I35];[.F35])">
            <text:p/>
          </table:table-cell>
          <table:table-cell table:style-name="ce71" table:formula="of:=IF(TREND(OFFSET([.$K$27];TrendOffset+1;0;SprintsInTrend;1);OFFSET([.$A$27];TrendOffset+1;0;SprintsInTrend;1);[.A35])&lt;[.N35];[.N35];TREND(OFFSET([.$K$27];TrendOffset+1;0;SprintsInTrend;1);OFFSET([.$A$27];TrendOffset+1;0;SprintsInTrend;1);[.A35]))" office:value-type="float" office:value="0">
            <text:p>0</text:p>
          </table:table-cell>
          <table:table-cell table:style-name="ce71" table:formula="of:=IF([.L35]=[.L34];&quot;&quot;;[.L35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 table:style-name="ce24" table:formula="of:=IF(OR([.B35]=&quot;&quot;;[.C35]=&quot;&quot;);&quot;&quot;;IF([.D35]=&quot;&quot;;IF([.B35]-[.C35]&lt;=0;&quot;&quot;;[.B35]-[.C35]);IF([.B35]-[.D35]&lt;=0;&quot;&quot;;[.B35]-[.D35])))">
            <text:p/>
          </table:table-cell>
          <table:table-cell table:number-columns-repeated="2" table:style-name="ce24"/>
          <table:table-cell table:style-name="ce62" table:formula="of:=IF([.B36]=&quot;&quot;;&quot;&quot;;IF([.D35]=&quot;&quot;;[.E35];[.B36]+SUM([.D$28:.D35])))">
            <text:p/>
          </table:table-cell>
          <table:table-cell table:style-name="ce71" table:formula="of:=IF([.B36]=&quot;&quot;;IF([.B35]=&quot;&quot;;&quot;&quot;;IF([.D35]=&quot;&quot;;&quot;&quot;;[.I35]));IF(AND([.D35]=&quot;&quot;;[.C35]=&quot;&quot;);&quot;&quot;;IF(AND([.D35]=&quot;&quot;;[.C35]&lt;&gt;&quot;&quot;);IF([.I35]&gt;[.F35];[.F35];[.I35]);[.F35]-[.D35])))">
            <text:p/>
          </table:table-cell>
          <table:table-cell table:formula="of:=[.F36]">
            <text:p/>
          </table:table-cell>
          <table:table-cell table:style-name="ce71" table:formula="of:=[.I36]">
            <text:p/>
          </table:table-cell>
          <table:table-cell table:style-name="ce71" table:formula="of:=IF([.B36]=&quot;&quot;;IF([.B35]=&quot;&quot;;&quot;&quot;;IF([.D35]=&quot;&quot;;&quot;&quot;;[.F35]-[.D35]));IF(AND([.C35]=&quot;&quot;;[.D35]=&quot;&quot;);&quot;&quot;;IF(AND([.D35]=&quot;&quot;;[.C35]&lt;&gt;&quot;&quot;);IF([.I35]&gt;[.F35];[.I35]-[.C35];[.F35]-[.C35]);[.B$28]-[.B36]-SUM([.D$28:.D35]))))">
            <text:p/>
          </table:table-cell>
          <table:table-cell/>
          <table:table-cell table:formula="of:=IF([.F36]&lt;[.I36];[.I36];[.F36])">
            <text:p/>
          </table:table-cell>
          <table:table-cell table:style-name="ce71" table:formula="of:=IF(TREND(OFFSET([.$K$27];TrendOffset+1;0;SprintsInTrend;1);OFFSET([.$A$27];TrendOffset+1;0;SprintsInTrend;1);[.A36])&lt;[.N36];[.N36];TREND(OFFSET([.$K$27];TrendOffset+1;0;SprintsInTrend;1);OFFSET([.$A$27];TrendOffset+1;0;SprintsInTrend;1);[.A36]))" office:value-type="float" office:value="0">
            <text:p>0</text:p>
          </table:table-cell>
          <table:table-cell table:style-name="ce71" table:formula="of:=IF([.L36]=[.L35];&quot;&quot;;[.L36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table:style-name="ce24" table:formula="of:=IF(OR([.B36]=&quot;&quot;;[.C36]=&quot;&quot;);&quot;&quot;;IF([.D36]=&quot;&quot;;IF([.B36]-[.C36]&lt;=0;&quot;&quot;;[.B36]-[.C36]);IF([.B36]-[.D36]&lt;=0;&quot;&quot;;[.B36]-[.D36])))">
            <text:p/>
          </table:table-cell>
          <table:table-cell table:number-columns-repeated="2" table:style-name="ce24"/>
          <table:table-cell table:style-name="ce62" table:formula="of:=IF([.B37]=&quot;&quot;;&quot;&quot;;IF([.D36]=&quot;&quot;;[.E36];[.B37]+SUM([.D$28:.D36])))">
            <text:p/>
          </table:table-cell>
          <table:table-cell table:style-name="ce71" table:formula="of:=IF([.B37]=&quot;&quot;;IF([.B36]=&quot;&quot;;&quot;&quot;;IF([.D36]=&quot;&quot;;&quot;&quot;;[.I36]));IF(AND([.D36]=&quot;&quot;;[.C36]=&quot;&quot;);&quot;&quot;;IF(AND([.D36]=&quot;&quot;;[.C36]&lt;&gt;&quot;&quot;);IF([.I36]&gt;[.F36];[.F36];[.I36]);[.F36]-[.D36])))">
            <text:p/>
          </table:table-cell>
          <table:table-cell table:formula="of:=[.F37]">
            <text:p/>
          </table:table-cell>
          <table:table-cell table:style-name="ce71" table:formula="of:=[.I37]">
            <text:p/>
          </table:table-cell>
          <table:table-cell table:style-name="ce71" table:formula="of:=IF([.B37]=&quot;&quot;;IF([.B36]=&quot;&quot;;&quot;&quot;;IF([.D36]=&quot;&quot;;&quot;&quot;;[.F36]-[.D36]));IF(AND([.C36]=&quot;&quot;;[.D36]=&quot;&quot;);&quot;&quot;;IF(AND([.D36]=&quot;&quot;;[.C36]&lt;&gt;&quot;&quot;);IF([.I36]&gt;[.F36];[.I36]-[.C36];[.F36]-[.C36]);[.B$28]-[.B37]-SUM([.D$28:.D36]))))">
            <text:p/>
          </table:table-cell>
          <table:table-cell/>
          <table:table-cell table:formula="of:=IF([.F37]&lt;[.I37];[.I37];[.F37])">
            <text:p/>
          </table:table-cell>
          <table:table-cell table:style-name="ce71" table:formula="of:=IF(TREND(OFFSET([.$K$27];TrendOffset+1;0;SprintsInTrend;1);OFFSET([.$A$27];TrendOffset+1;0;SprintsInTrend;1);[.A37])&lt;[.N37];[.N37];TREND(OFFSET([.$K$27];TrendOffset+1;0;SprintsInTrend;1);OFFSET([.$A$27];TrendOffset+1;0;SprintsInTrend;1);[.A37]))" office:value-type="float" office:value="0">
            <text:p>0</text:p>
          </table:table-cell>
          <table:table-cell table:style-name="ce71" table:formula="of:=IF([.L37]=[.L36];&quot;&quot;;[.L37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table:style-name="ce24" table:formula="of:=IF(OR([.B37]=&quot;&quot;;[.C37]=&quot;&quot;);&quot;&quot;;IF([.D37]=&quot;&quot;;IF([.B37]-[.C37]&lt;=0;&quot;&quot;;[.B37]-[.C37]);IF([.B37]-[.D37]&lt;=0;&quot;&quot;;[.B37]-[.D37])))">
            <text:p/>
          </table:table-cell>
          <table:table-cell table:number-columns-repeated="2" table:style-name="ce24"/>
          <table:table-cell table:style-name="ce62" table:formula="of:=IF([.B38]=&quot;&quot;;&quot;&quot;;IF([.D37]=&quot;&quot;;[.E37];[.B38]+SUM([.D$28:.D37])))">
            <text:p/>
          </table:table-cell>
          <table:table-cell table:style-name="ce71" table:formula="of:=IF([.B38]=&quot;&quot;;IF([.B37]=&quot;&quot;;&quot;&quot;;IF([.D37]=&quot;&quot;;&quot;&quot;;[.I37]));IF(AND([.D37]=&quot;&quot;;[.C37]=&quot;&quot;);&quot;&quot;;IF(AND([.D37]=&quot;&quot;;[.C37]&lt;&gt;&quot;&quot;);IF([.I37]&gt;[.F37];[.F37];[.I37]);[.F37]-[.D37])))">
            <text:p/>
          </table:table-cell>
          <table:table-cell table:formula="of:=[.F38]">
            <text:p/>
          </table:table-cell>
          <table:table-cell table:style-name="ce71" table:formula="of:=[.I38]">
            <text:p/>
          </table:table-cell>
          <table:table-cell table:style-name="ce71" table:formula="of:=IF([.B38]=&quot;&quot;;IF([.B37]=&quot;&quot;;&quot;&quot;;IF([.D37]=&quot;&quot;;&quot;&quot;;[.F37]-[.D37]));IF(AND([.C37]=&quot;&quot;;[.D37]=&quot;&quot;);&quot;&quot;;IF(AND([.D37]=&quot;&quot;;[.C37]&lt;&gt;&quot;&quot;);IF([.I37]&gt;[.F37];[.I37]-[.C37];[.F37]-[.C37]);[.B$28]-[.B38]-SUM([.D$28:.D37]))))">
            <text:p/>
          </table:table-cell>
          <table:table-cell/>
          <table:table-cell table:formula="of:=IF([.F38]&lt;[.I38];[.I38];[.F38])">
            <text:p/>
          </table:table-cell>
          <table:table-cell table:style-name="ce71" table:formula="of:=IF(TREND(OFFSET([.$K$27];TrendOffset+1;0;SprintsInTrend;1);OFFSET([.$A$27];TrendOffset+1;0;SprintsInTrend;1);[.A38])&lt;[.N38];[.N38];TREND(OFFSET([.$K$27];TrendOffset+1;0;SprintsInTrend;1);OFFSET([.$A$27];TrendOffset+1;0;SprintsInTrend;1);[.A38]))" office:value-type="float" office:value="0">
            <text:p>0</text:p>
          </table:table-cell>
          <table:table-cell table:style-name="ce71" table:formula="of:=IF([.L38]=[.L37];&quot;&quot;;[.L38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table:style-name="ce24" table:formula="of:=IF(OR([.B38]=&quot;&quot;;[.C38]=&quot;&quot;);&quot;&quot;;IF([.D38]=&quot;&quot;;IF([.B38]-[.C38]&lt;=0;&quot;&quot;;[.B38]-[.C38]);IF([.B38]-[.D38]&lt;=0;&quot;&quot;;[.B38]-[.D38])))">
            <text:p/>
          </table:table-cell>
          <table:table-cell table:number-columns-repeated="2" table:style-name="ce24"/>
          <table:table-cell table:style-name="ce62" table:formula="of:=IF([.B39]=&quot;&quot;;&quot;&quot;;IF([.D38]=&quot;&quot;;[.E38];[.B39]+SUM([.D$28:.D38])))">
            <text:p/>
          </table:table-cell>
          <table:table-cell table:style-name="ce71" table:formula="of:=IF([.B39]=&quot;&quot;;IF([.B38]=&quot;&quot;;&quot;&quot;;IF([.D38]=&quot;&quot;;&quot;&quot;;[.I38]));IF(AND([.D38]=&quot;&quot;;[.C38]=&quot;&quot;);&quot;&quot;;IF(AND([.D38]=&quot;&quot;;[.C38]&lt;&gt;&quot;&quot;);IF([.I38]&gt;[.F38];[.F38];[.I38]);[.F38]-[.D38])))">
            <text:p/>
          </table:table-cell>
          <table:table-cell table:formula="of:=[.F39]">
            <text:p/>
          </table:table-cell>
          <table:table-cell table:style-name="ce71" table:formula="of:=[.I39]">
            <text:p/>
          </table:table-cell>
          <table:table-cell table:style-name="ce71" table:formula="of:=IF([.B39]=&quot;&quot;;IF([.B38]=&quot;&quot;;&quot;&quot;;IF([.D38]=&quot;&quot;;&quot;&quot;;[.F38]-[.D38]));IF(AND([.C38]=&quot;&quot;;[.D38]=&quot;&quot;);&quot;&quot;;IF(AND([.D38]=&quot;&quot;;[.C38]&lt;&gt;&quot;&quot;);IF([.I38]&gt;[.F38];[.I38]-[.C38];[.F38]-[.C38]);[.B$28]-[.B39]-SUM([.D$28:.D38]))))">
            <text:p/>
          </table:table-cell>
          <table:table-cell/>
          <table:table-cell table:formula="of:=IF([.F39]&lt;[.I39];[.I39];[.F39])">
            <text:p/>
          </table:table-cell>
          <table:table-cell table:style-name="ce71" table:formula="of:=IF(TREND(OFFSET([.$K$27];TrendOffset+1;0;SprintsInTrend;1);OFFSET([.$A$27];TrendOffset+1;0;SprintsInTrend;1);[.A39])&lt;[.N39];[.N39];TREND(OFFSET([.$K$27];TrendOffset+1;0;SprintsInTrend;1);OFFSET([.$A$27];TrendOffset+1;0;SprintsInTrend;1);[.A39]))" office:value-type="float" office:value="0">
            <text:p>0</text:p>
          </table:table-cell>
          <table:table-cell table:style-name="ce71" table:formula="of:=IF([.L39]=[.L38];&quot;&quot;;[.L39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table:style-name="ce24" table:formula="of:=IF(OR([.B39]=&quot;&quot;;[.C39]=&quot;&quot;);&quot;&quot;;IF([.D39]=&quot;&quot;;IF([.B39]-[.C39]&lt;=0;&quot;&quot;;[.B39]-[.C39]);IF([.B39]-[.D39]&lt;=0;&quot;&quot;;[.B39]-[.D39])))">
            <text:p/>
          </table:table-cell>
          <table:table-cell table:style-name="ce24"/>
          <table:table-cell/>
          <table:table-cell table:style-name="ce62" table:formula="of:=IF([.B40]=&quot;&quot;;&quot;&quot;;IF([.D39]=&quot;&quot;;[.E39];[.B40]+SUM([.D$28:.D39])))">
            <text:p/>
          </table:table-cell>
          <table:table-cell table:style-name="ce71" table:formula="of:=IF([.B40]=&quot;&quot;;IF([.B39]=&quot;&quot;;&quot;&quot;;IF([.D39]=&quot;&quot;;&quot;&quot;;[.I39]));IF(AND([.D39]=&quot;&quot;;[.C39]=&quot;&quot;);&quot;&quot;;IF(AND([.D39]=&quot;&quot;;[.C39]&lt;&gt;&quot;&quot;);IF([.I39]&gt;[.F39];[.F39];[.I39]);[.F39]-[.D39])))">
            <text:p/>
          </table:table-cell>
          <table:table-cell table:formula="of:=[.F40]">
            <text:p/>
          </table:table-cell>
          <table:table-cell table:style-name="ce71" table:formula="of:=[.I40]">
            <text:p/>
          </table:table-cell>
          <table:table-cell table:style-name="ce71" table:formula="of:=IF([.B40]=&quot;&quot;;IF([.B39]=&quot;&quot;;&quot;&quot;;IF([.D39]=&quot;&quot;;&quot;&quot;;[.F39]-[.D39]));IF(AND([.C39]=&quot;&quot;;[.D39]=&quot;&quot;);&quot;&quot;;IF(AND([.D39]=&quot;&quot;;[.C39]&lt;&gt;&quot;&quot;);IF([.I39]&gt;[.F39];[.I39]-[.C39];[.F39]-[.C39]);[.B$28]-[.B40]-SUM([.D$28:.D39]))))">
            <text:p/>
          </table:table-cell>
          <table:table-cell/>
          <table:table-cell table:formula="of:=IF([.F40]&lt;[.I40];[.I40];[.F40])">
            <text:p/>
          </table:table-cell>
          <table:table-cell table:style-name="ce71" table:formula="of:=IF(TREND(OFFSET([.$K$27];TrendOffset+1;0;SprintsInTrend;1);OFFSET([.$A$27];TrendOffset+1;0;SprintsInTrend;1);[.A40])&lt;[.N40];[.N40];TREND(OFFSET([.$K$27];TrendOffset+1;0;SprintsInTrend;1);OFFSET([.$A$27];TrendOffset+1;0;SprintsInTrend;1);[.A40]))" office:value-type="float" office:value="0">
            <text:p>0</text:p>
          </table:table-cell>
          <table:table-cell table:style-name="ce71" table:formula="of:=IF([.L40]=[.L39];&quot;&quot;;[.L40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4">
            <text:p>14</text:p>
          </table:table-cell>
          <table:table-cell table:style-name="ce24" table:formula="of:=IF(OR([.B40]=&quot;&quot;;[.C40]=&quot;&quot;);&quot;&quot;;IF([.D40]=&quot;&quot;;IF([.B40]-[.C40]&lt;=0;&quot;&quot;;[.B40]-[.C40]);IF([.B40]-[.D40]&lt;=0;&quot;&quot;;[.B40]-[.D40])))">
            <text:p/>
          </table:table-cell>
          <table:table-cell table:style-name="ce24"/>
          <table:table-cell/>
          <table:table-cell table:style-name="ce62" table:formula="of:=IF([.B41]=&quot;&quot;;&quot;&quot;;IF([.D40]=&quot;&quot;;[.E40];[.B41]+SUM([.D$28:.D40])))">
            <text:p/>
          </table:table-cell>
          <table:table-cell table:style-name="ce71" table:formula="of:=IF([.B41]=&quot;&quot;;IF([.B40]=&quot;&quot;;&quot;&quot;;IF([.D40]=&quot;&quot;;&quot;&quot;;[.I40]));IF(AND([.D40]=&quot;&quot;;[.C40]=&quot;&quot;);&quot;&quot;;IF(AND([.D40]=&quot;&quot;;[.C40]&lt;&gt;&quot;&quot;);IF([.I40]&gt;[.F40];[.F40];[.I40]);[.F40]-[.D40])))">
            <text:p/>
          </table:table-cell>
          <table:table-cell table:formula="of:=[.F41]">
            <text:p/>
          </table:table-cell>
          <table:table-cell table:style-name="ce71" table:formula="of:=[.I41]">
            <text:p/>
          </table:table-cell>
          <table:table-cell table:style-name="ce71" table:formula="of:=IF([.B41]=&quot;&quot;;IF([.B40]=&quot;&quot;;&quot;&quot;;IF([.D40]=&quot;&quot;;&quot;&quot;;[.F40]-[.D40]));IF(AND([.C40]=&quot;&quot;;[.D40]=&quot;&quot;);&quot;&quot;;IF(AND([.D40]=&quot;&quot;;[.C40]&lt;&gt;&quot;&quot;);IF([.I40]&gt;[.F40];[.I40]-[.C40];[.F40]-[.C40]);[.B$28]-[.B41]-SUM([.D$28:.D40]))))">
            <text:p/>
          </table:table-cell>
          <table:table-cell/>
          <table:table-cell table:formula="of:=IF([.F41]&lt;[.I41];[.I41];[.F41])">
            <text:p/>
          </table:table-cell>
          <table:table-cell table:style-name="ce71" table:formula="of:=IF(TREND(OFFSET([.$K$27];TrendOffset+1;0;SprintsInTrend;1);OFFSET([.$A$27];TrendOffset+1;0;SprintsInTrend;1);[.A41])&lt;[.N41];[.N41];TREND(OFFSET([.$K$27];TrendOffset+1;0;SprintsInTrend;1);OFFSET([.$A$27];TrendOffset+1;0;SprintsInTrend;1);[.A41]))" office:value-type="float" office:value="0">
            <text:p>0</text:p>
          </table:table-cell>
          <table:table-cell table:style-name="ce71" table:formula="of:=IF([.L41]=[.L40];&quot;&quot;;[.L41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5">
            <text:p>15</text:p>
          </table:table-cell>
          <table:table-cell table:style-name="ce24" table:formula="of:=IF(OR([.B41]=&quot;&quot;;[.C41]=&quot;&quot;);&quot;&quot;;IF([.D41]=&quot;&quot;;IF([.B41]-[.C41]&lt;=0;&quot;&quot;;[.B41]-[.C41]);IF([.B41]-[.D41]&lt;=0;&quot;&quot;;[.B41]-[.D41])))">
            <text:p/>
          </table:table-cell>
          <table:table-cell table:style-name="ce24"/>
          <table:table-cell/>
          <table:table-cell table:style-name="ce62" table:formula="of:=IF([.B42]=&quot;&quot;;&quot;&quot;;IF([.D41]=&quot;&quot;;[.E41];[.B42]+SUM([.D$28:.D41])))">
            <text:p/>
          </table:table-cell>
          <table:table-cell table:style-name="ce71" table:formula="of:=IF([.B42]=&quot;&quot;;IF([.B41]=&quot;&quot;;&quot;&quot;;IF([.D41]=&quot;&quot;;&quot;&quot;;[.I41]));IF(AND([.D41]=&quot;&quot;;[.C41]=&quot;&quot;);&quot;&quot;;IF(AND([.D41]=&quot;&quot;;[.C41]&lt;&gt;&quot;&quot;);IF([.I41]&gt;[.F41];[.F41];[.I41]);[.F41]-[.D41])))">
            <text:p/>
          </table:table-cell>
          <table:table-cell table:formula="of:=[.F42]">
            <text:p/>
          </table:table-cell>
          <table:table-cell table:style-name="ce71" table:formula="of:=[.I42]">
            <text:p/>
          </table:table-cell>
          <table:table-cell table:style-name="ce71" table:formula="of:=IF([.B42]=&quot;&quot;;IF([.B41]=&quot;&quot;;&quot;&quot;;IF([.D41]=&quot;&quot;;&quot;&quot;;[.F41]-[.D41]));IF(AND([.C41]=&quot;&quot;;[.D41]=&quot;&quot;);&quot;&quot;;IF(AND([.D41]=&quot;&quot;;[.C41]&lt;&gt;&quot;&quot;);IF([.I41]&gt;[.F41];[.I41]-[.C41];[.F41]-[.C41]);[.B$28]-[.B42]-SUM([.D$28:.D41]))))">
            <text:p/>
          </table:table-cell>
          <table:table-cell/>
          <table:table-cell table:formula="of:=IF([.F42]&lt;[.I42];[.I42];[.F42])">
            <text:p/>
          </table:table-cell>
          <table:table-cell table:style-name="ce71" table:formula="of:=IF(TREND(OFFSET([.$K$27];TrendOffset+1;0;SprintsInTrend;1);OFFSET([.$A$27];TrendOffset+1;0;SprintsInTrend;1);[.A42])&lt;[.N42];[.N42];TREND(OFFSET([.$K$27];TrendOffset+1;0;SprintsInTrend;1);OFFSET([.$A$27];TrendOffset+1;0;SprintsInTrend;1);[.A42]))" office:value-type="float" office:value="0">
            <text:p>0</text:p>
          </table:table-cell>
          <table:table-cell table:style-name="ce71" table:formula="of:=IF([.L42]=[.L41];&quot;&quot;;[.L42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6">
            <text:p>16</text:p>
          </table:table-cell>
          <table:table-cell table:style-name="ce24" table:formula="of:=IF(OR([.B42]=&quot;&quot;;[.C42]=&quot;&quot;);&quot;&quot;;IF([.D42]=&quot;&quot;;IF([.B42]-[.C42]&lt;=0;&quot;&quot;;[.B42]-[.C42]);IF([.B42]-[.D42]&lt;=0;&quot;&quot;;[.B42]-[.D42])))">
            <text:p/>
          </table:table-cell>
          <table:table-cell table:style-name="ce24"/>
          <table:table-cell/>
          <table:table-cell table:style-name="ce62" table:formula="of:=IF([.B43]=&quot;&quot;;&quot;&quot;;IF([.D42]=&quot;&quot;;[.E42];[.B43]+SUM([.D$28:.D42])))">
            <text:p/>
          </table:table-cell>
          <table:table-cell table:style-name="ce71" table:formula="of:=IF([.B43]=&quot;&quot;;IF([.B42]=&quot;&quot;;&quot;&quot;;IF([.D42]=&quot;&quot;;&quot;&quot;;[.I42]));IF(AND([.D42]=&quot;&quot;;[.C42]=&quot;&quot;);&quot;&quot;;IF(AND([.D42]=&quot;&quot;;[.C42]&lt;&gt;&quot;&quot;);IF([.I42]&gt;[.F42];[.F42];[.I42]);[.F42]-[.D42])))">
            <text:p/>
          </table:table-cell>
          <table:table-cell table:formula="of:=[.F43]">
            <text:p/>
          </table:table-cell>
          <table:table-cell table:style-name="ce71" table:formula="of:=[.I43]">
            <text:p/>
          </table:table-cell>
          <table:table-cell table:style-name="ce71" table:formula="of:=IF([.B43]=&quot;&quot;;IF([.B42]=&quot;&quot;;&quot;&quot;;IF([.D42]=&quot;&quot;;&quot;&quot;;[.F42]-[.D42]));IF(AND([.C42]=&quot;&quot;;[.D42]=&quot;&quot;);&quot;&quot;;IF(AND([.D42]=&quot;&quot;;[.C42]&lt;&gt;&quot;&quot;);IF([.I42]&gt;[.F42];[.I42]-[.C42];[.F42]-[.C42]);[.B$28]-[.B43]-SUM([.D$28:.D42]))))">
            <text:p/>
          </table:table-cell>
          <table:table-cell/>
          <table:table-cell table:formula="of:=IF([.F43]&lt;[.I43];[.I43];[.F43])">
            <text:p/>
          </table:table-cell>
          <table:table-cell table:style-name="ce71" table:formula="of:=IF(TREND(OFFSET([.$K$27];TrendOffset+1;0;SprintsInTrend;1);OFFSET([.$A$27];TrendOffset+1;0;SprintsInTrend;1);[.A43])&lt;[.N43];[.N43];TREND(OFFSET([.$K$27];TrendOffset+1;0;SprintsInTrend;1);OFFSET([.$A$27];TrendOffset+1;0;SprintsInTrend;1);[.A43]))" office:value-type="float" office:value="0">
            <text:p>0</text:p>
          </table:table-cell>
          <table:table-cell table:style-name="ce71" table:formula="of:=IF([.L43]=[.L42];&quot;&quot;;[.L43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7">
            <text:p>17</text:p>
          </table:table-cell>
          <table:table-cell table:style-name="ce24" table:formula="of:=IF(OR([.B43]=&quot;&quot;;[.C43]=&quot;&quot;);&quot;&quot;;IF([.D43]=&quot;&quot;;IF([.B43]-[.C43]&lt;=0;&quot;&quot;;[.B43]-[.C43]);IF([.B43]-[.D43]&lt;=0;&quot;&quot;;[.B43]-[.D43])))">
            <text:p/>
          </table:table-cell>
          <table:table-cell table:style-name="ce24"/>
          <table:table-cell/>
          <table:table-cell table:style-name="ce62" table:formula="of:=IF([.B44]=&quot;&quot;;&quot;&quot;;IF([.D43]=&quot;&quot;;[.E43];[.B44]+SUM([.D$28:.D43])))">
            <text:p/>
          </table:table-cell>
          <table:table-cell table:style-name="ce71" table:formula="of:=IF([.B44]=&quot;&quot;;IF([.B43]=&quot;&quot;;&quot;&quot;;IF([.D43]=&quot;&quot;;&quot;&quot;;[.I43]));IF(AND([.D43]=&quot;&quot;;[.C43]=&quot;&quot;);&quot;&quot;;IF(AND([.D43]=&quot;&quot;;[.C43]&lt;&gt;&quot;&quot;);IF([.I43]&gt;[.F43];[.F43];[.I43]);[.F43]-[.D43])))">
            <text:p/>
          </table:table-cell>
          <table:table-cell table:formula="of:=[.F44]">
            <text:p/>
          </table:table-cell>
          <table:table-cell table:style-name="ce71" table:formula="of:=[.I44]">
            <text:p/>
          </table:table-cell>
          <table:table-cell table:style-name="ce71" table:formula="of:=IF([.B44]=&quot;&quot;;IF([.B43]=&quot;&quot;;&quot;&quot;;IF([.D43]=&quot;&quot;;&quot;&quot;;[.F43]-[.D43]));IF(AND([.C43]=&quot;&quot;;[.D43]=&quot;&quot;);&quot;&quot;;IF(AND([.D43]=&quot;&quot;;[.C43]&lt;&gt;&quot;&quot;);IF([.I43]&gt;[.F43];[.I43]-[.C43];[.F43]-[.C43]);[.B$28]-[.B44]-SUM([.D$28:.D43]))))">
            <text:p/>
          </table:table-cell>
          <table:table-cell/>
          <table:table-cell table:formula="of:=IF([.F44]&lt;[.I44];[.I44];[.F44])">
            <text:p/>
          </table:table-cell>
          <table:table-cell table:style-name="ce71" table:formula="of:=IF(TREND(OFFSET([.$K$27];TrendOffset+1;0;SprintsInTrend;1);OFFSET([.$A$27];TrendOffset+1;0;SprintsInTrend;1);[.A44])&lt;[.N44];[.N44];TREND(OFFSET([.$K$27];TrendOffset+1;0;SprintsInTrend;1);OFFSET([.$A$27];TrendOffset+1;0;SprintsInTrend;1);[.A44]))" office:value-type="float" office:value="0">
            <text:p>0</text:p>
          </table:table-cell>
          <table:table-cell table:style-name="ce71" table:formula="of:=IF([.L44]=[.L43];&quot;&quot;;[.L44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8">
            <text:p>18</text:p>
          </table:table-cell>
          <table:table-cell table:style-name="ce24" table:formula="of:=IF(OR([.B44]=&quot;&quot;;[.C44]=&quot;&quot;);&quot;&quot;;IF([.D44]=&quot;&quot;;IF([.B44]-[.C44]&lt;=0;&quot;&quot;;[.B44]-[.C44]);IF([.B44]-[.D44]&lt;=0;&quot;&quot;;[.B44]-[.D44])))">
            <text:p/>
          </table:table-cell>
          <table:table-cell table:style-name="ce24"/>
          <table:table-cell/>
          <table:table-cell table:style-name="ce62" table:formula="of:=IF([.B45]=&quot;&quot;;&quot;&quot;;IF([.D44]=&quot;&quot;;[.E44];[.B45]+SUM([.D$28:.D44])))">
            <text:p/>
          </table:table-cell>
          <table:table-cell table:style-name="ce71" table:formula="of:=IF([.B45]=&quot;&quot;;IF([.B44]=&quot;&quot;;&quot;&quot;;IF([.D44]=&quot;&quot;;&quot;&quot;;[.I44]));IF(AND([.D44]=&quot;&quot;;[.C44]=&quot;&quot;);&quot;&quot;;IF(AND([.D44]=&quot;&quot;;[.C44]&lt;&gt;&quot;&quot;);IF([.I44]&gt;[.F44];[.F44];[.I44]);[.F44]-[.D44])))">
            <text:p/>
          </table:table-cell>
          <table:table-cell table:formula="of:=[.F45]">
            <text:p/>
          </table:table-cell>
          <table:table-cell table:style-name="ce71" table:formula="of:=[.I45]">
            <text:p/>
          </table:table-cell>
          <table:table-cell table:style-name="ce71" table:formula="of:=IF([.B45]=&quot;&quot;;IF([.B44]=&quot;&quot;;&quot;&quot;;IF([.D44]=&quot;&quot;;&quot;&quot;;[.F44]-[.D44]));IF(AND([.C44]=&quot;&quot;;[.D44]=&quot;&quot;);&quot;&quot;;IF(AND([.D44]=&quot;&quot;;[.C44]&lt;&gt;&quot;&quot;);IF([.I44]&gt;[.F44];[.I44]-[.C44];[.F44]-[.C44]);[.B$28]-[.B45]-SUM([.D$28:.D44]))))">
            <text:p/>
          </table:table-cell>
          <table:table-cell/>
          <table:table-cell table:formula="of:=IF([.F45]&lt;[.I45];[.I45];[.F45])">
            <text:p/>
          </table:table-cell>
          <table:table-cell table:style-name="ce71" table:formula="of:=IF(TREND(OFFSET([.$K$27];TrendOffset+1;0;SprintsInTrend;1);OFFSET([.$A$27];TrendOffset+1;0;SprintsInTrend;1);[.A45])&lt;[.N45];[.N45];TREND(OFFSET([.$K$27];TrendOffset+1;0;SprintsInTrend;1);OFFSET([.$A$27];TrendOffset+1;0;SprintsInTrend;1);[.A45]))" office:value-type="float" office:value="0">
            <text:p>0</text:p>
          </table:table-cell>
          <table:table-cell table:style-name="ce71" table:formula="of:=IF([.L45]=[.L44];&quot;&quot;;[.L45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19">
            <text:p>19</text:p>
          </table:table-cell>
          <table:table-cell table:style-name="ce24" table:formula="of:=IF(OR([.B45]=&quot;&quot;;[.C45]=&quot;&quot;);&quot;&quot;;IF([.D45]=&quot;&quot;;IF([.B45]-[.C45]&lt;=0;&quot;&quot;;[.B45]-[.C45]);IF([.B45]-[.D45]&lt;=0;&quot;&quot;;[.B45]-[.D45])))">
            <text:p/>
          </table:table-cell>
          <table:table-cell table:style-name="ce24"/>
          <table:table-cell/>
          <table:table-cell table:style-name="ce62" table:formula="of:=IF([.B46]=&quot;&quot;;&quot;&quot;;IF([.D45]=&quot;&quot;;[.E45];[.B46]+SUM([.D$28:.D45])))">
            <text:p/>
          </table:table-cell>
          <table:table-cell table:style-name="ce71" table:formula="of:=IF([.B46]=&quot;&quot;;IF([.B45]=&quot;&quot;;&quot;&quot;;IF([.D45]=&quot;&quot;;&quot;&quot;;[.I45]));IF(AND([.D45]=&quot;&quot;;[.C45]=&quot;&quot;);&quot;&quot;;IF(AND([.D45]=&quot;&quot;;[.C45]&lt;&gt;&quot;&quot;);IF([.I45]&gt;[.F45];[.F45];[.I45]);[.F45]-[.D45])))">
            <text:p/>
          </table:table-cell>
          <table:table-cell table:formula="of:=[.F46]">
            <text:p/>
          </table:table-cell>
          <table:table-cell table:style-name="ce71" table:formula="of:=[.I46]">
            <text:p/>
          </table:table-cell>
          <table:table-cell table:style-name="ce71" table:formula="of:=IF([.B46]=&quot;&quot;;IF([.B45]=&quot;&quot;;&quot;&quot;;IF([.D45]=&quot;&quot;;&quot;&quot;;[.F45]-[.D45]));IF(AND([.C45]=&quot;&quot;;[.D45]=&quot;&quot;);&quot;&quot;;IF(AND([.D45]=&quot;&quot;;[.C45]&lt;&gt;&quot;&quot;);IF([.I45]&gt;[.F45];[.I45]-[.C45];[.F45]-[.C45]);[.B$28]-[.B46]-SUM([.D$28:.D45]))))">
            <text:p/>
          </table:table-cell>
          <table:table-cell/>
          <table:table-cell table:formula="of:=IF([.F46]&lt;[.I46];[.I46];[.F46])">
            <text:p/>
          </table:table-cell>
          <table:table-cell table:style-name="ce71" table:formula="of:=IF(TREND(OFFSET([.$K$27];TrendOffset+1;0;SprintsInTrend;1);OFFSET([.$A$27];TrendOffset+1;0;SprintsInTrend;1);[.A46])&lt;[.N46];[.N46];TREND(OFFSET([.$K$27];TrendOffset+1;0;SprintsInTrend;1);OFFSET([.$A$27];TrendOffset+1;0;SprintsInTrend;1);[.A46]))" office:value-type="float" office:value="0">
            <text:p>0</text:p>
          </table:table-cell>
          <table:table-cell table:style-name="ce71" table:formula="of:=IF([.L46]=[.L45];&quot;&quot;;[.L46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0">
            <text:p>20</text:p>
          </table:table-cell>
          <table:table-cell table:style-name="ce24" table:formula="of:=IF(OR([.B46]=&quot;&quot;;[.C46]=&quot;&quot;);&quot;&quot;;IF([.D46]=&quot;&quot;;IF([.B46]-[.C46]&lt;=0;&quot;&quot;;[.B46]-[.C46]);IF([.B46]-[.D46]&lt;=0;&quot;&quot;;[.B46]-[.D46])))">
            <text:p/>
          </table:table-cell>
          <table:table-cell table:style-name="ce24"/>
          <table:table-cell/>
          <table:table-cell table:style-name="ce62" table:formula="of:=IF([.B47]=&quot;&quot;;&quot;&quot;;IF([.D46]=&quot;&quot;;[.E46];[.B47]+SUM([.D$28:.D46])))">
            <text:p/>
          </table:table-cell>
          <table:table-cell table:style-name="ce71" table:formula="of:=IF([.B47]=&quot;&quot;;IF([.B46]=&quot;&quot;;&quot;&quot;;IF([.D46]=&quot;&quot;;&quot;&quot;;[.I46]));IF(AND([.D46]=&quot;&quot;;[.C46]=&quot;&quot;);&quot;&quot;;IF(AND([.D46]=&quot;&quot;;[.C46]&lt;&gt;&quot;&quot;);IF([.I46]&gt;[.F46];[.F46];[.I46]);[.F46]-[.D46])))">
            <text:p/>
          </table:table-cell>
          <table:table-cell table:formula="of:=[.F47]">
            <text:p/>
          </table:table-cell>
          <table:table-cell table:style-name="ce71" table:formula="of:=[.I47]">
            <text:p/>
          </table:table-cell>
          <table:table-cell table:style-name="ce71" table:formula="of:=IF([.B47]=&quot;&quot;;IF([.B46]=&quot;&quot;;&quot;&quot;;IF([.D46]=&quot;&quot;;&quot;&quot;;[.F46]-[.D46]));IF(AND([.C46]=&quot;&quot;;[.D46]=&quot;&quot;);&quot;&quot;;IF(AND([.D46]=&quot;&quot;;[.C46]&lt;&gt;&quot;&quot;);IF([.I46]&gt;[.F46];[.I46]-[.C46];[.F46]-[.C46]);[.B$28]-[.B47]-SUM([.D$28:.D46]))))">
            <text:p/>
          </table:table-cell>
          <table:table-cell/>
          <table:table-cell table:formula="of:=IF([.F47]&lt;[.I47];[.I47];[.F47])">
            <text:p/>
          </table:table-cell>
          <table:table-cell table:style-name="ce71" table:formula="of:=IF(TREND(OFFSET([.$K$27];TrendOffset+1;0;SprintsInTrend;1);OFFSET([.$A$27];TrendOffset+1;0;SprintsInTrend;1);[.A47])&lt;[.N47];[.N47];TREND(OFFSET([.$K$27];TrendOffset+1;0;SprintsInTrend;1);OFFSET([.$A$27];TrendOffset+1;0;SprintsInTrend;1);[.A47]))" office:value-type="float" office:value="0">
            <text:p>0</text:p>
          </table:table-cell>
          <table:table-cell table:style-name="ce71" table:formula="of:=IF([.L47]=[.L46];&quot;&quot;;[.L47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1">
            <text:p>21</text:p>
          </table:table-cell>
          <table:table-cell table:style-name="ce24" table:formula="of:=IF(OR([.B47]=&quot;&quot;;[.C47]=&quot;&quot;);&quot;&quot;;IF([.D47]=&quot;&quot;;IF([.B47]-[.C47]&lt;=0;&quot;&quot;;[.B47]-[.C47]);IF([.B47]-[.D47]&lt;=0;&quot;&quot;;[.B47]-[.D47])))">
            <text:p/>
          </table:table-cell>
          <table:table-cell table:style-name="ce24"/>
          <table:table-cell/>
          <table:table-cell table:style-name="ce62" table:formula="of:=IF([.B48]=&quot;&quot;;&quot;&quot;;IF([.D47]=&quot;&quot;;[.E47];[.B48]+SUM([.D$28:.D47])))">
            <text:p/>
          </table:table-cell>
          <table:table-cell table:style-name="ce71" table:formula="of:=IF([.B48]=&quot;&quot;;IF([.B47]=&quot;&quot;;&quot;&quot;;IF([.D47]=&quot;&quot;;&quot;&quot;;[.I47]));IF(AND([.D47]=&quot;&quot;;[.C47]=&quot;&quot;);&quot;&quot;;IF(AND([.D47]=&quot;&quot;;[.C47]&lt;&gt;&quot;&quot;);IF([.I47]&gt;[.F47];[.F47];[.I47]);[.F47]-[.D47])))">
            <text:p/>
          </table:table-cell>
          <table:table-cell table:formula="of:=[.F48]">
            <text:p/>
          </table:table-cell>
          <table:table-cell table:style-name="ce71" table:formula="of:=[.I48]">
            <text:p/>
          </table:table-cell>
          <table:table-cell table:style-name="ce71" table:formula="of:=IF([.B48]=&quot;&quot;;IF([.B47]=&quot;&quot;;&quot;&quot;;IF([.D47]=&quot;&quot;;&quot;&quot;;[.F47]-[.D47]));IF(AND([.C47]=&quot;&quot;;[.D47]=&quot;&quot;);&quot;&quot;;IF(AND([.D47]=&quot;&quot;;[.C47]&lt;&gt;&quot;&quot;);IF([.I47]&gt;[.F47];[.I47]-[.C47];[.F47]-[.C47]);[.B$28]-[.B48]-SUM([.D$28:.D47]))))">
            <text:p/>
          </table:table-cell>
          <table:table-cell/>
          <table:table-cell table:formula="of:=IF([.F48]&lt;[.I48];[.I48];[.F48])">
            <text:p/>
          </table:table-cell>
          <table:table-cell table:style-name="ce71" table:formula="of:=IF(TREND(OFFSET([.$K$27];TrendOffset+1;0;SprintsInTrend;1);OFFSET([.$A$27];TrendOffset+1;0;SprintsInTrend;1);[.A48])&lt;[.N48];[.N48];TREND(OFFSET([.$K$27];TrendOffset+1;0;SprintsInTrend;1);OFFSET([.$A$27];TrendOffset+1;0;SprintsInTrend;1);[.A48]))" office:value-type="float" office:value="0">
            <text:p>0</text:p>
          </table:table-cell>
          <table:table-cell table:style-name="ce71" table:formula="of:=IF([.L48]=[.L47];&quot;&quot;;[.L48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2">
            <text:p>22</text:p>
          </table:table-cell>
          <table:table-cell table:style-name="ce24" table:formula="of:=IF(OR([.B48]=&quot;&quot;;[.C48]=&quot;&quot;);&quot;&quot;;IF([.D48]=&quot;&quot;;IF([.B48]-[.C48]&lt;=0;&quot;&quot;;[.B48]-[.C48]);IF([.B48]-[.D48]&lt;=0;&quot;&quot;;[.B48]-[.D48])))">
            <text:p/>
          </table:table-cell>
          <table:table-cell table:style-name="ce24"/>
          <table:table-cell/>
          <table:table-cell table:style-name="ce62" table:formula="of:=IF([.B49]=&quot;&quot;;&quot;&quot;;IF([.D48]=&quot;&quot;;[.E48];[.B49]+SUM([.D$28:.D48])))">
            <text:p/>
          </table:table-cell>
          <table:table-cell table:style-name="ce71" table:formula="of:=IF([.B49]=&quot;&quot;;IF([.B48]=&quot;&quot;;&quot;&quot;;IF([.D48]=&quot;&quot;;&quot;&quot;;[.I48]));IF(AND([.D48]=&quot;&quot;;[.C48]=&quot;&quot;);&quot;&quot;;IF(AND([.D48]=&quot;&quot;;[.C48]&lt;&gt;&quot;&quot;);IF([.I48]&gt;[.F48];[.F48];[.I48]);[.F48]-[.D48])))">
            <text:p/>
          </table:table-cell>
          <table:table-cell table:formula="of:=[.F49]">
            <text:p/>
          </table:table-cell>
          <table:table-cell table:style-name="ce71" table:formula="of:=[.I49]">
            <text:p/>
          </table:table-cell>
          <table:table-cell table:style-name="ce71" table:formula="of:=IF([.B49]=&quot;&quot;;IF([.B48]=&quot;&quot;;&quot;&quot;;IF([.D48]=&quot;&quot;;&quot;&quot;;[.F48]-[.D48]));IF(AND([.C48]=&quot;&quot;;[.D48]=&quot;&quot;);&quot;&quot;;IF(AND([.D48]=&quot;&quot;;[.C48]&lt;&gt;&quot;&quot;);IF([.I48]&gt;[.F48];[.I48]-[.C48];[.F48]-[.C48]);[.B$28]-[.B49]-SUM([.D$28:.D48]))))">
            <text:p/>
          </table:table-cell>
          <table:table-cell/>
          <table:table-cell table:formula="of:=IF([.F49]&lt;[.I49];[.I49];[.F49])">
            <text:p/>
          </table:table-cell>
          <table:table-cell table:style-name="ce71" table:formula="of:=IF(TREND(OFFSET([.$K$27];TrendOffset+1;0;SprintsInTrend;1);OFFSET([.$A$27];TrendOffset+1;0;SprintsInTrend;1);[.A49])&lt;[.N49];[.N49];TREND(OFFSET([.$K$27];TrendOffset+1;0;SprintsInTrend;1);OFFSET([.$A$27];TrendOffset+1;0;SprintsInTrend;1);[.A49]))" office:value-type="float" office:value="0">
            <text:p>0</text:p>
          </table:table-cell>
          <table:table-cell table:style-name="ce71" table:formula="of:=IF([.L49]=[.L48];&quot;&quot;;[.L49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3">
            <text:p>23</text:p>
          </table:table-cell>
          <table:table-cell table:style-name="ce24" table:formula="of:=IF(OR([.B49]=&quot;&quot;;[.C49]=&quot;&quot;);&quot;&quot;;IF([.D49]=&quot;&quot;;IF([.B49]-[.C49]&lt;=0;&quot;&quot;;[.B49]-[.C49]);IF([.B49]-[.D49]&lt;=0;&quot;&quot;;[.B49]-[.D49])))">
            <text:p/>
          </table:table-cell>
          <table:table-cell table:style-name="ce24"/>
          <table:table-cell/>
          <table:table-cell table:style-name="ce62" table:formula="of:=IF([.B50]=&quot;&quot;;&quot;&quot;;IF([.D49]=&quot;&quot;;[.E49];[.B50]+SUM([.D$28:.D49])))">
            <text:p/>
          </table:table-cell>
          <table:table-cell table:style-name="ce71" table:formula="of:=IF([.B50]=&quot;&quot;;IF([.B49]=&quot;&quot;;&quot;&quot;;IF([.D49]=&quot;&quot;;&quot;&quot;;[.I49]));IF(AND([.D49]=&quot;&quot;;[.C49]=&quot;&quot;);&quot;&quot;;IF(AND([.D49]=&quot;&quot;;[.C49]&lt;&gt;&quot;&quot;);IF([.I49]&gt;[.F49];[.F49];[.I49]);[.F49]-[.D49])))">
            <text:p/>
          </table:table-cell>
          <table:table-cell table:formula="of:=[.F50]">
            <text:p/>
          </table:table-cell>
          <table:table-cell table:style-name="ce71" table:formula="of:=[.I50]">
            <text:p/>
          </table:table-cell>
          <table:table-cell table:style-name="ce71" table:formula="of:=IF([.B50]=&quot;&quot;;IF([.B49]=&quot;&quot;;&quot;&quot;;IF([.D49]=&quot;&quot;;&quot;&quot;;[.F49]-[.D49]));IF(AND([.C49]=&quot;&quot;;[.D49]=&quot;&quot;);&quot;&quot;;IF(AND([.D49]=&quot;&quot;;[.C49]&lt;&gt;&quot;&quot;);IF([.I49]&gt;[.F49];[.I49]-[.C49];[.F49]-[.C49]);[.B$28]-[.B50]-SUM([.D$28:.D49]))))">
            <text:p/>
          </table:table-cell>
          <table:table-cell/>
          <table:table-cell table:formula="of:=IF([.F50]&lt;[.I50];[.I50];[.F50])">
            <text:p/>
          </table:table-cell>
          <table:table-cell table:style-name="ce71" table:formula="of:=IF(TREND(OFFSET([.$K$27];TrendOffset+1;0;SprintsInTrend;1);OFFSET([.$A$27];TrendOffset+1;0;SprintsInTrend;1);[.A50])&lt;[.N50];[.N50];TREND(OFFSET([.$K$27];TrendOffset+1;0;SprintsInTrend;1);OFFSET([.$A$27];TrendOffset+1;0;SprintsInTrend;1);[.A50]))" office:value-type="float" office:value="0">
            <text:p>0</text:p>
          </table:table-cell>
          <table:table-cell table:style-name="ce71" table:formula="of:=IF([.L50]=[.L49];&quot;&quot;;[.L50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  <table:table-row table:style-name="ro2">
          <table:table-cell office:value-type="float" office:value="24">
            <text:p>24</text:p>
          </table:table-cell>
          <table:table-cell table:style-name="ce24" table:formula="of:=IF(OR([.B50]=&quot;&quot;;[.C50]=&quot;&quot;);&quot;&quot;;IF([.D50]=&quot;&quot;;IF([.B50]-[.C50]&lt;=0;&quot;&quot;;[.B50]-[.C50]);IF([.B50]-[.D50]&lt;=0;&quot;&quot;;[.B50]-[.D50])))">
            <text:p/>
          </table:table-cell>
          <table:table-cell table:style-name="ce24"/>
          <table:table-cell/>
          <table:table-cell table:style-name="ce62" table:formula="of:=IF([.B51]=&quot;&quot;;&quot;&quot;;IF([.D50]=&quot;&quot;;[.E50];[.B51]+SUM([.D$28:.D50])))">
            <text:p/>
          </table:table-cell>
          <table:table-cell table:style-name="ce71" table:formula="of:=IF([.B51]=&quot;&quot;;IF([.B50]=&quot;&quot;;&quot;&quot;;IF([.D50]=&quot;&quot;;&quot;&quot;;[.I50]));IF(AND([.D50]=&quot;&quot;;[.C50]=&quot;&quot;);&quot;&quot;;IF(AND([.D50]=&quot;&quot;;[.C50]&lt;&gt;&quot;&quot;);IF([.I50]&gt;[.F50];[.F50];[.I50]);[.F50]-[.D50])))">
            <text:p/>
          </table:table-cell>
          <table:table-cell table:formula="of:=[.F51]">
            <text:p/>
          </table:table-cell>
          <table:table-cell table:style-name="ce71" table:formula="of:=[.I51]">
            <text:p/>
          </table:table-cell>
          <table:table-cell table:style-name="ce71" table:formula="of:=IF([.B51]=&quot;&quot;;IF([.B50]=&quot;&quot;;&quot;&quot;;IF([.D50]=&quot;&quot;;&quot;&quot;;[.F50]-[.D50]));IF(AND([.C50]=&quot;&quot;;[.D50]=&quot;&quot;);&quot;&quot;;IF(AND([.D50]=&quot;&quot;;[.C50]&lt;&gt;&quot;&quot;);IF([.I50]&gt;[.F50];[.I50]-[.C50];[.F50]-[.C50]);[.B$28]-[.B51]-SUM([.D$28:.D50]))))">
            <text:p/>
          </table:table-cell>
          <table:table-cell/>
          <table:table-cell table:formula="of:=IF([.F51]&lt;[.I51];[.I51];[.F51])">
            <text:p/>
          </table:table-cell>
          <table:table-cell table:style-name="ce71" table:formula="of:=IF(TREND(OFFSET([.$K$27];TrendOffset+1;0;SprintsInTrend;1);OFFSET([.$A$27];TrendOffset+1;0;SprintsInTrend;1);[.A51])&lt;[.N51];[.N51];TREND(OFFSET([.$K$27];TrendOffset+1;0;SprintsInTrend;1);OFFSET([.$A$27];TrendOffset+1;0;SprintsInTrend;1);[.A51]))" office:value-type="float" office:value="0">
            <text:p>0</text:p>
          </table:table-cell>
          <table:table-cell table:style-name="ce71" table:formula="of:=IF([.L51]=[.L50];&quot;&quot;;[.L51])">
            <text:p/>
          </table:table-cell>
          <table:table-cell table:style-name="ce71" table:formula="of:=OFFSET([.$I$27];TrendSprintCount;0;1;1)" office:value-type="float" office:value="0">
            <text:p>0</text:p>
          </table:table-cell>
          <table:table-cell table:style-name="ce78" table:formula="of:=[.D$9]" office:value-type="float" office:value="25">
            <text:p>25.0</text:p>
          </table:table-cell>
          <table:table-cell table:style-name="ce78" table:formula="of:=[.D$10]" office:value-type="float" office:value="25">
            <text:p>25.0</text:p>
          </table:table-cell>
          <table:table-cell table:style-name="ce78" table:formula="of:=[.D$11]" office:value-type="float" office:value="25">
            <text:p>25.0</text:p>
          </table:table-cell>
          <table:table-cell table:number-columns-repeated="1007"/>
        </table:table-row>
      </table:table>
      <table:table table:name="Sp1" table:style-name="ta4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3" form:control-implementation="ooo:com.sun.star.form.component.CommandButton" form:id="control2" form:label="Sort Sprint Task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SprintTasks?language=Basic&amp;location=document"/>
              </office:event-listeners>
            </form:button>
            <form:button form:name="Button 7" form:control-implementation="ooo:com.sun.star.form.component.CommandButton" form:id="control3" form:label="Update Task Slip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UpdateTaskSlips?language=Basic&amp;location=document"/>
              </office:event-listeners>
            </form:button>
          </form:form>
        </office:forms>
        <table:table-column table:style-name="co20" table:default-cell-style-name="ce46"/>
        <table:table-column table:style-name="co21" table:default-cell-style-name="ce43"/>
        <table:table-column table:style-name="co6" table:default-cell-style-name="ce46"/>
        <table:table-column table:style-name="co10" table:default-cell-style-name="ce46"/>
        <table:table-column table:style-name="co22" table:default-cell-style-name="ce43"/>
        <table:table-column table:style-name="co23" table:number-columns-repeated="25" table:default-cell-style-name="ce43"/>
        <table:table-column table:style-name="co8" table:number-columns-repeated="227" table:default-cell-style-name="ce46"/>
        <table:table-column table:style-name="co5" table:number-columns-repeated="767" table:default-cell-style-name="Default"/>
        <table:table-row table:style-name="ro1">
          <table:table-cell table:style-name="ce80" office:value-type="float" office:value="1">
            <text:p>Sprint 1 Backlog</text:p>
          </table:table-cell>
          <table:table-cell table:style-name="ce85"/>
          <table:table-cell>
            <draw:frame table:end-cell-address="Sp1.AE8" table:end-x="0.0559in" table:end-y="0.1465in" draw:z-index="0" draw:style-name="gr2" svg:width="10.3799in" svg:height="1.4114in" svg:x="0.5594in" svg:y="0.0409in">
              <draw:object draw:notify-on-update-of-ranges="Sp1.F10:Sp1.AD10 Sp1.F11:Sp1.AD11 Sp1.F12:Sp1.A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  <table:table-cell table:style-name="ce46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46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>
            <draw:control table:end-cell-address="Sp1.A8" table:end-x="2.3185in" table:end-y="0.0315in" draw:z-index="1" draw:text-style-name="P1" svg:width="2.0449in" svg:height="0.2913in" svg:x="0.2736in" svg:y="0.0941in" draw:control="control2"/>
            <draw:control table:end-cell-address="Sp1.C8" table:end-x="0.3417in" table:end-y="0.0315in" draw:z-index="2" draw:text-style-name="P1" svg:width="1.7354in" svg:height="0.2913in" svg:x="2.5988in" svg:y="0.0941in" draw:control="control3"/>
          </table:table-cell>
          <table:table-cell table:number-columns-repeated="2"/>
          <table:table-cell table:content-validation-name="val3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style-name="ce81" office:value-type="string">
            <office:annotation draw:style-name="gr1" draw:text-style-name="P2" svg:width="1.7783in" svg:height="1.489in" svg:x="2.6539in" svg:y="1.4524in" draw:caption-point-x="-2.6539in" draw:caption-point-y="-1.4524in">
              <dc:date>2009-08-03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86" office:value-type="float" office:value="5">
            <text:p>5</text:p>
          </table:table-cell>
          <table:table-cell table:style-name="ce81"/>
          <table:table-cell table:style-name="ce90"/>
          <table:table-cell table:style-name="ce81" office:value-type="string">
            <text:p>Effort</text:p>
          </table:table-cell>
          <table:table-cell table:style-name="ce81" office:value-type="string">
            <text:p>Remaining on implementation day…</text:p>
          </table:table-cell>
          <table:table-cell table:style-name="ce81" table:number-columns-repeated="6"/>
          <table:table-cell table:style-name="ce90" table:number-columns-repeated="18"/>
          <table:table-cell table:number-columns-repeated="994"/>
        </table:table-row>
        <table:table-row table:style-name="ro2">
          <table:table-cell table:style-name="ce81" office:value-type="string">
            <text:p>Trend calculated based on last</text:p>
          </table:table-cell>
          <table:table-cell table:style-name="ce86" office:value-type="float" office:value="5">
            <text:p>5</text:p>
          </table:table-cell>
          <table:table-cell table:style-name="ce81" office:value-type="string">
            <text:p>Days</text:p>
          </table:table-cell>
          <table:table-cell table:style-name="ce81" office:value-type="string">
            <text:p>Totals</text:p>
          </table:table-cell>
          <table:table-cell table:style-name="ce93" table:formula="of:=SUM(OFFSET([.E14];1;0;TaskRows_4;1))" office:value-type="float" office:value="33">
            <text:p>33</text:p>
          </table:table-cell>
          <table:table-cell table:style-name="ce93" table:formula="of:=IF(AND(SUM(OFFSET([.F14];1;0;TaskRows_4;1))=0);0;SUM(OFFSET([.F14];1;0;TaskRows_4;1)))" office:value-type="float" office:value="33">
            <text:p>33</text:p>
          </table:table-cell>
          <table:table-cell table:style-name="ce93" table:formula="of:=IF(AND(SUM(OFFSET([.G14];1;0;TaskRows_4;1))=0);&quot;&quot;;SUM(OFFSET([.G14];1;0;TaskRows_4;1)))" office:value-type="float" office:value="30">
            <text:p>30</text:p>
          </table:table-cell>
          <table:table-cell table:style-name="ce93" table:formula="of:=IF(AND(SUM(OFFSET([.H14];1;0;TaskRows_4;1))=0);&quot;&quot;;SUM(OFFSET([.H14];1;0;TaskRows_4;1)))" office:value-type="float" office:value="23">
            <text:p>23</text:p>
          </table:table-cell>
          <table:table-cell table:style-name="ce93" table:formula="of:=IF(AND(SUM(OFFSET([.I14];1;0;TaskRows_4;1))=0);&quot;&quot;;SUM(OFFSET([.I14];1;0;TaskRows_4;1)))" office:value-type="float" office:value="21">
            <text:p>21</text:p>
          </table:table-cell>
          <table:table-cell table:style-name="ce93" table:formula="of:=IF(AND(SUM(OFFSET([.J14];1;0;TaskRows_4;1))=0);&quot;&quot;;SUM(OFFSET([.J14];1;0;TaskRows_4;1)))">
            <text:p/>
          </table:table-cell>
          <table:table-cell table:style-name="ce93" table:formula="of:=IF(AND(SUM(OFFSET([.K14];1;0;TaskRows_4;1))=0);&quot;&quot;;SUM(OFFSET([.K14];1;0;TaskRows_4;1)))">
            <text:p/>
          </table:table-cell>
          <table:table-cell table:style-name="ce93" table:formula="of:=IF(AND(SUM(OFFSET([.L14];1;0;TaskRows_4;1))=0);&quot;&quot;;SUM(OFFSET([.L14];1;0;TaskRows_4;1)))">
            <text:p/>
          </table:table-cell>
          <table:table-cell table:style-name="ce93" table:formula="of:=IF(AND(SUM(OFFSET([.M14];1;0;TaskRows_4;1))=0);&quot;&quot;;SUM(OFFSET([.M14];1;0;TaskRows_4;1)))">
            <text:p/>
          </table:table-cell>
          <table:table-cell table:style-name="ce93" table:formula="of:=IF(AND(SUM(OFFSET([.N14];1;0;TaskRows_4;1))=0);&quot;&quot;;SUM(OFFSET([.N14];1;0;TaskRows_4;1)))">
            <text:p/>
          </table:table-cell>
          <table:table-cell table:style-name="ce93" table:formula="of:=IF(AND(SUM(OFFSET([.O14];1;0;TaskRows_4;1))=0);&quot;&quot;;SUM(OFFSET([.O14];1;0;TaskRows_4;1)))">
            <text:p/>
          </table:table-cell>
          <table:table-cell table:style-name="ce93" table:formula="of:=IF(AND(SUM(OFFSET([.P14];1;0;TaskRows_4;1))=0);&quot;&quot;;SUM(OFFSET([.P14];1;0;TaskRows_4;1)))">
            <text:p/>
          </table:table-cell>
          <table:table-cell table:style-name="ce93" table:formula="of:=IF(AND(SUM(OFFSET([.Q14];1;0;TaskRows_4;1))=0);&quot;&quot;;SUM(OFFSET([.Q14];1;0;TaskRows_4;1)))">
            <text:p/>
          </table:table-cell>
          <table:table-cell table:style-name="ce93" table:formula="of:=IF(AND(SUM(OFFSET([.R14];1;0;TaskRows_4;1))=0);&quot;&quot;;SUM(OFFSET([.R14];1;0;TaskRows_4;1)))">
            <text:p/>
          </table:table-cell>
          <table:table-cell table:style-name="ce93" table:formula="of:=IF(AND(SUM(OFFSET([.S14];1;0;TaskRows_4;1))=0);&quot;&quot;;SUM(OFFSET([.S14];1;0;TaskRows_4;1)))">
            <text:p/>
          </table:table-cell>
          <table:table-cell table:style-name="ce93" table:formula="of:=IF(AND(SUM(OFFSET([.T14];1;0;TaskRows_4;1))=0);&quot;&quot;;SUM(OFFSET([.T14];1;0;TaskRows_4;1)))">
            <text:p/>
          </table:table-cell>
          <table:table-cell table:style-name="ce93" table:formula="of:=IF(AND(SUM(OFFSET([.U14];1;0;TaskRows_4;1))=0);&quot;&quot;;SUM(OFFSET([.U14];1;0;TaskRows_4;1)))">
            <text:p/>
          </table:table-cell>
          <table:table-cell table:style-name="ce93" table:formula="of:=IF(AND(SUM(OFFSET([.V14];1;0;TaskRows_4;1))=0);&quot;&quot;;SUM(OFFSET([.V14];1;0;TaskRows_4;1)))">
            <text:p/>
          </table:table-cell>
          <table:table-cell table:style-name="ce93" table:formula="of:=IF(AND(SUM(OFFSET([.W14];1;0;TaskRows_4;1))=0);&quot;&quot;;SUM(OFFSET([.W14];1;0;TaskRows_4;1)))">
            <text:p/>
          </table:table-cell>
          <table:table-cell table:style-name="ce93" table:formula="of:=IF(AND(SUM(OFFSET([.X14];1;0;TaskRows_4;1))=0);&quot;&quot;;SUM(OFFSET([.X14];1;0;TaskRows_4;1)))">
            <text:p/>
          </table:table-cell>
          <table:table-cell table:style-name="ce93" table:formula="of:=IF(AND(SUM(OFFSET([.Y14];1;0;TaskRows_4;1))=0);&quot;&quot;;SUM(OFFSET([.Y14];1;0;TaskRows_4;1)))">
            <text:p/>
          </table:table-cell>
          <table:table-cell table:style-name="ce93" table:formula="of:=IF(AND(SUM(OFFSET([.Z14];1;0;TaskRows_4;1))=0);&quot;&quot;;SUM(OFFSET([.Z14];1;0;TaskRows_4;1)))">
            <text:p/>
          </table:table-cell>
          <table:table-cell table:style-name="ce93" table:formula="of:=IF(AND(SUM(OFFSET([.AA14];1;0;TaskRows_4;1))=0);&quot;&quot;;SUM(OFFSET([.AA14];1;0;TaskRows_4;1)))">
            <text:p/>
          </table:table-cell>
          <table:table-cell table:style-name="ce93" table:formula="of:=IF(AND(SUM(OFFSET([.AB14];1;0;TaskRows_4;1))=0);&quot;&quot;;SUM(OFFSET([.AB14];1;0;TaskRows_4;1)))">
            <text:p/>
          </table:table-cell>
          <table:table-cell table:style-name="ce93" table:formula="of:=IF(AND(SUM(OFFSET([.AC14];1;0;TaskRows_4;1))=0);&quot;&quot;;SUM(OFFSET([.AC14];1;0;TaskRows_4;1)))">
            <text:p/>
          </table:table-cell>
          <table:table-cell table:style-name="ce93" table:formula="of:=IF(AND(SUM(OFFSET([.AD14];1;0;TaskRows_4;1))=0);&quot;&quot;;SUM(OFFSET([.AD14];1;0;TaskRows_4;1)))">
            <text:p/>
          </table:table-cell>
          <table:table-cell table:number-columns-repeated="994"/>
        </table:table-row>
        <table:table-row table:style-name="ro2" table:visibility="collapse">
          <table:table-cell table:style-name="Default" office:value-type="string">
            <text:p>Task rows</text:p>
          </table:table-cell>
          <table:table-cell table:style-name="ce24" table:formula="of:=IF(COUNTA([.A15:.A242])=0;1;COUNTA([.A15:.A242]))" office:value-type="float" office:value="4">
            <text:p>4</text:p>
          </table:table-cell>
          <table:table-cell table:style-name="Default" office:value-type="string">
            <text:p>Done days</text:p>
          </table:table-cell>
          <table:table-cell table:style-name="ce24" table:formula="of:=IF(COUNTIF([.F10:.AD10];&quot;&gt;0&quot;)=0;1;COUNTIF([.F10:.AD10];&quot;&gt;0&quot;))" office:value-type="float" office:value="4">
            <text:p>4</text:p>
          </table:table-cell>
          <table:table-cell table:style-name="ce24"/>
          <table:table-cell table:style-name="ce24" table:formula="of:=IF([.F14]=&quot;&quot;;&quot;&quot;;[.$E10]-[.$E10]/([.$B9]-1)*([.F14]-1))" office:value-type="float" office:value="33">
            <text:p>33</text:p>
          </table:table-cell>
          <table:table-cell table:style-name="ce24" table:formula="of:=IF([.G14]=&quot;&quot;;&quot;&quot;;TotalEffort_4-TotalEffort_4/(ImplementationDays_4)*([.G14]-1))" office:value-type="float" office:value="26.4">
            <text:p>26.4</text:p>
          </table:table-cell>
          <table:table-cell table:style-name="ce24" table:formula="of:=IF([.H14]=&quot;&quot;;&quot;&quot;;TotalEffort_4-TotalEffort_4/(ImplementationDays_4)*([.H14]-1))" office:value-type="float" office:value="19.8">
            <text:p>19.8</text:p>
          </table:table-cell>
          <table:table-cell table:style-name="ce24" table:formula="of:=IF([.I14]=&quot;&quot;;&quot;&quot;;TotalEffort_4-TotalEffort_4/(ImplementationDays_4)*([.I14]-1))" office:value-type="float" office:value="13.2">
            <text:p>13.2</text:p>
          </table:table-cell>
          <table:table-cell table:style-name="ce24" table:formula="of:=IF([.J14]=&quot;&quot;;&quot;&quot;;TotalEffort_4-TotalEffort_4/(ImplementationDays_4)*([.J14]-1))" office:value-type="float" office:value="6.6">
            <text:p>6.6</text:p>
          </table:table-cell>
          <table:table-cell table:style-name="ce24" table:formula="of:=IF([.K14]=&quot;&quot;;&quot;&quot;;TotalEffort_4-TotalEffort_4/(ImplementationDays_4)*([.K14]-1))">
            <text:p/>
          </table:table-cell>
          <table:table-cell table:style-name="ce24" table:formula="of:=IF([.L14]=&quot;&quot;;&quot;&quot;;TotalEffort_4-TotalEffort_4/(ImplementationDays_4)*([.L14]-1))">
            <text:p/>
          </table:table-cell>
          <table:table-cell table:style-name="ce24" table:formula="of:=IF([.M14]=&quot;&quot;;&quot;&quot;;TotalEffort_4-TotalEffort_4/(ImplementationDays_4)*([.M14]-1))">
            <text:p/>
          </table:table-cell>
          <table:table-cell table:style-name="ce24" table:formula="of:=IF([.N14]=&quot;&quot;;&quot;&quot;;TotalEffort_4-TotalEffort_4/(ImplementationDays_4)*([.N14]-1))">
            <text:p/>
          </table:table-cell>
          <table:table-cell table:style-name="ce24" table:formula="of:=IF([.O14]=&quot;&quot;;&quot;&quot;;TotalEffort_4-TotalEffort_4/(ImplementationDays_4)*([.O14]-1))">
            <text:p/>
          </table:table-cell>
          <table:table-cell table:style-name="ce24" table:formula="of:=IF([.P14]=&quot;&quot;;&quot;&quot;;TotalEffort_4-TotalEffort_4/(ImplementationDays_4)*([.P14]-1))">
            <text:p/>
          </table:table-cell>
          <table:table-cell table:style-name="ce24" table:formula="of:=IF([.Q14]=&quot;&quot;;&quot;&quot;;TotalEffort_4-TotalEffort_4/(ImplementationDays_4)*([.Q14]-1))">
            <text:p/>
          </table:table-cell>
          <table:table-cell table:style-name="ce24" table:formula="of:=IF([.R14]=&quot;&quot;;&quot;&quot;;TotalEffort_4-TotalEffort_4/(ImplementationDays_4)*([.R14]-1))">
            <text:p/>
          </table:table-cell>
          <table:table-cell table:style-name="ce24" table:formula="of:=IF([.S14]=&quot;&quot;;&quot;&quot;;TotalEffort_4-TotalEffort_4/(ImplementationDays_4)*([.S14]-1))">
            <text:p/>
          </table:table-cell>
          <table:table-cell table:style-name="ce24" table:formula="of:=IF([.T14]=&quot;&quot;;&quot;&quot;;TotalEffort_4-TotalEffort_4/(ImplementationDays_4)*([.T14]-1))">
            <text:p/>
          </table:table-cell>
          <table:table-cell table:style-name="ce24" table:formula="of:=IF([.U14]=&quot;&quot;;&quot;&quot;;TotalEffort_4-TotalEffort_4/(ImplementationDays_4)*([.U14]-1))">
            <text:p/>
          </table:table-cell>
          <table:table-cell table:style-name="ce24" table:formula="of:=IF([.V14]=&quot;&quot;;&quot;&quot;;TotalEffort_4-TotalEffort_4/(ImplementationDays_4)*([.V14]-1))">
            <text:p/>
          </table:table-cell>
          <table:table-cell table:style-name="ce24" table:formula="of:=IF([.W14]=&quot;&quot;;&quot;&quot;;TotalEffort_4-TotalEffort_4/(ImplementationDays_4)*([.W14]-1))">
            <text:p/>
          </table:table-cell>
          <table:table-cell table:style-name="ce24" table:formula="of:=IF([.X14]=&quot;&quot;;&quot;&quot;;TotalEffort_4-TotalEffort_4/(ImplementationDays_4)*([.X14]-1))">
            <text:p/>
          </table:table-cell>
          <table:table-cell table:style-name="ce24" table:formula="of:=IF([.Y14]=&quot;&quot;;&quot;&quot;;TotalEffort_4-TotalEffort_4/(ImplementationDays_4)*([.Y14]-1))">
            <text:p/>
          </table:table-cell>
          <table:table-cell table:style-name="ce24" table:formula="of:=IF([.Z14]=&quot;&quot;;&quot;&quot;;TotalEffort_4-TotalEffort_4/(ImplementationDays_4)*([.Z14]-1))">
            <text:p/>
          </table:table-cell>
          <table:table-cell table:style-name="ce24" table:formula="of:=IF([.AA14]=&quot;&quot;;&quot;&quot;;TotalEffort_4-TotalEffort_4/(ImplementationDays_4)*([.AA14]-1))">
            <text:p/>
          </table:table-cell>
          <table:table-cell table:style-name="ce24" table:formula="of:=IF([.AB14]=&quot;&quot;;&quot;&quot;;TotalEffort_4-TotalEffort_4/(ImplementationDays_4)*([.AB14]-1))">
            <text:p/>
          </table:table-cell>
          <table:table-cell table:style-name="ce24" table:formula="of:=IF([.AC14]=&quot;&quot;;&quot;&quot;;TotalEffort_4-TotalEffort_4/(ImplementationDays_4)*([.AC14]-1))">
            <text:p/>
          </table:table-cell>
          <table:table-cell table:style-name="ce24" table:formula="of:=IF([.AD14]=&quot;&quot;;&quot;&quot;;TotalEffort_4-TotalEffort_4/(ImplementationDays_4)*([.AD14]-1))">
            <text:p/>
          </table:table-cell>
          <table:table-cell table:style-name="Default" table:number-columns-repeated="227"/>
          <table:table-cell table:number-columns-repeated="767"/>
        </table:table-row>
        <table:table-row table:style-name="ro2" table:visibility="collapse">
          <table:table-cell table:style-name="ce68" office:value-type="string">
            <text:p>Warning! These are necessary</text:p>
          </table:table-cell>
          <table:table-cell table:style-name="Default"/>
          <table:table-cell table:style-name="Default" office:value-type="string">
            <text:p>Trend</text:p>
          </table:table-cell>
          <table:table-cell table:style-name="ce24" table:number-columns-repeated="2"/>
          <table:table-cell table:style-name="ce24" table:formula="of:=IF(TREND(OFFSET([.$F10];0;DoneDays_4-TrendDays_4;1;TrendDays_4);OFFSET([.$F13];0;DoneDays_4-TrendDays_4;1;TrendDays_4);[.F13])&lt;0;&quot;&quot;;TREND(OFFSET([.$F10];0;DoneDays_4-TrendDays_4;1;TrendDays_4);OFFSET([.$F13];0;DoneDays_4-TrendDays_4;1;TrendDays_4);[.F13]))" office:value-type="float" office:value="33.2">
            <text:p>33.2</text:p>
          </table:table-cell>
          <table:table-cell table:style-name="ce24" table:formula="of:=IF(TREND(OFFSET([.$F10];0;DoneDays_4-TrendDays_4;1;TrendDays_4);OFFSET([.$F13];0;DoneDays_4-TrendDays_4;1;TrendDays_4);[.G13])&lt;0;&quot;&quot;;TREND(OFFSET([.$F10];0;DoneDays_4-TrendDays_4;1;TrendDays_4);OFFSET([.$F13];0;DoneDays_4-TrendDays_4;1;TrendDays_4);[.G13]))" office:value-type="float" office:value="28.9">
            <text:p>28.9</text:p>
          </table:table-cell>
          <table:table-cell table:style-name="ce24" table:formula="of:=IF(TREND(OFFSET([.$F10];0;DoneDays_4-TrendDays_4;1;TrendDays_4);OFFSET([.$F13];0;DoneDays_4-TrendDays_4;1;TrendDays_4);[.H13])&lt;0;&quot;&quot;;TREND(OFFSET([.$F10];0;DoneDays_4-TrendDays_4;1;TrendDays_4);OFFSET([.$F13];0;DoneDays_4-TrendDays_4;1;TrendDays_4);[.H13]))" office:value-type="float" office:value="24.6">
            <text:p>24.6</text:p>
          </table:table-cell>
          <table:table-cell table:style-name="ce24" table:formula="of:=IF(TREND(OFFSET([.$F10];0;DoneDays_4-TrendDays_4;1;TrendDays_4);OFFSET([.$F13];0;DoneDays_4-TrendDays_4;1;TrendDays_4);[.I13])&lt;0;&quot;&quot;;TREND(OFFSET([.$F10];0;DoneDays_4-TrendDays_4;1;TrendDays_4);OFFSET([.$F13];0;DoneDays_4-TrendDays_4;1;TrendDays_4);[.I13]))" office:value-type="float" office:value="20.3">
            <text:p>20.3</text:p>
          </table:table-cell>
          <table:table-cell table:style-name="ce24" table:formula="of:=IF(TREND(OFFSET([.$F10];0;DoneDays_4-TrendDays_4;1;TrendDays_4);OFFSET([.$F13];0;DoneDays_4-TrendDays_4;1;TrendDays_4);[.J13])&lt;0;&quot;&quot;;TREND(OFFSET([.$F10];0;DoneDays_4-TrendDays_4;1;TrendDays_4);OFFSET([.$F13];0;DoneDays_4-TrendDays_4;1;TrendDays_4);[.J13]))" office:value-type="float" office:value="16">
            <text:p>16</text:p>
          </table:table-cell>
          <table:table-cell table:style-name="ce24" table:formula="of:=IF(TREND(OFFSET([.$F10];0;DoneDays_4-TrendDays_4;1;TrendDays_4);OFFSET([.$F13];0;DoneDays_4-TrendDays_4;1;TrendDays_4);[.K13])&lt;0;&quot;&quot;;TREND(OFFSET([.$F10];0;DoneDays_4-TrendDays_4;1;TrendDays_4);OFFSET([.$F13];0;DoneDays_4-TrendDays_4;1;TrendDays_4);[.K13]))" office:value-type="float" office:value="11.7">
            <text:p>11.7</text:p>
          </table:table-cell>
          <table:table-cell table:style-name="ce24" table:formula="of:=IF(TREND(OFFSET([.$F10];0;DoneDays_4-TrendDays_4;1;TrendDays_4);OFFSET([.$F13];0;DoneDays_4-TrendDays_4;1;TrendDays_4);[.L13])&lt;0;&quot;&quot;;TREND(OFFSET([.$F10];0;DoneDays_4-TrendDays_4;1;TrendDays_4);OFFSET([.$F13];0;DoneDays_4-TrendDays_4;1;TrendDays_4);[.L13]))" office:value-type="float" office:value="7.4">
            <text:p>7.4</text:p>
          </table:table-cell>
          <table:table-cell table:style-name="ce24" table:formula="of:=IF(TREND(OFFSET([.$F10];0;DoneDays_4-TrendDays_4;1;TrendDays_4);OFFSET([.$F13];0;DoneDays_4-TrendDays_4;1;TrendDays_4);[.M13])&lt;0;&quot;&quot;;TREND(OFFSET([.$F10];0;DoneDays_4-TrendDays_4;1;TrendDays_4);OFFSET([.$F13];0;DoneDays_4-TrendDays_4;1;TrendDays_4);[.M13]))" office:value-type="float" office:value="3.1">
            <text:p>3.1</text:p>
          </table:table-cell>
          <table:table-cell table:style-name="ce24" table:formula="of:=IF(TREND(OFFSET([.$F10];0;DoneDays_4-TrendDays_4;1;TrendDays_4);OFFSET([.$F13];0;DoneDays_4-TrendDays_4;1;TrendDays_4);[.N13])&lt;0;&quot;&quot;;TREND(OFFSET([.$F10];0;DoneDays_4-TrendDays_4;1;TrendDays_4);OFFSET([.$F13];0;DoneDays_4-TrendDays_4;1;TrendDays_4);[.N13]))">
            <text:p/>
          </table:table-cell>
          <table:table-cell table:style-name="ce24" table:formula="of:=IF(TREND(OFFSET([.$F10];0;DoneDays_4-TrendDays_4;1;TrendDays_4);OFFSET([.$F13];0;DoneDays_4-TrendDays_4;1;TrendDays_4);[.O13])&lt;0;&quot;&quot;;TREND(OFFSET([.$F10];0;DoneDays_4-TrendDays_4;1;TrendDays_4);OFFSET([.$F13];0;DoneDays_4-TrendDays_4;1;TrendDays_4);[.O13]))">
            <text:p/>
          </table:table-cell>
          <table:table-cell table:style-name="ce24" table:formula="of:=IF(TREND(OFFSET([.$F10];0;DoneDays_4-TrendDays_4;1;TrendDays_4);OFFSET([.$F13];0;DoneDays_4-TrendDays_4;1;TrendDays_4);[.P13])&lt;0;&quot;&quot;;TREND(OFFSET([.$F10];0;DoneDays_4-TrendDays_4;1;TrendDays_4);OFFSET([.$F13];0;DoneDays_4-TrendDays_4;1;TrendDays_4);[.P13]))">
            <text:p/>
          </table:table-cell>
          <table:table-cell table:style-name="ce24" table:formula="of:=IF(TREND(OFFSET([.$F10];0;DoneDays_4-TrendDays_4;1;TrendDays_4);OFFSET([.$F13];0;DoneDays_4-TrendDays_4;1;TrendDays_4);[.Q13])&lt;0;&quot;&quot;;TREND(OFFSET([.$F10];0;DoneDays_4-TrendDays_4;1;TrendDays_4);OFFSET([.$F13];0;DoneDays_4-TrendDays_4;1;TrendDays_4);[.Q13]))">
            <text:p/>
          </table:table-cell>
          <table:table-cell table:style-name="ce24" table:formula="of:=IF(TREND(OFFSET([.$F10];0;DoneDays_4-TrendDays_4;1;TrendDays_4);OFFSET([.$F13];0;DoneDays_4-TrendDays_4;1;TrendDays_4);[.R13])&lt;0;&quot;&quot;;TREND(OFFSET([.$F10];0;DoneDays_4-TrendDays_4;1;TrendDays_4);OFFSET([.$F13];0;DoneDays_4-TrendDays_4;1;TrendDays_4);[.R13]))">
            <text:p/>
          </table:table-cell>
          <table:table-cell table:style-name="ce24" table:formula="of:=IF(TREND(OFFSET([.$F10];0;DoneDays_4-TrendDays_4;1;TrendDays_4);OFFSET([.$F13];0;DoneDays_4-TrendDays_4;1;TrendDays_4);[.S13])&lt;0;&quot;&quot;;TREND(OFFSET([.$F10];0;DoneDays_4-TrendDays_4;1;TrendDays_4);OFFSET([.$F13];0;DoneDays_4-TrendDays_4;1;TrendDays_4);[.S13]))">
            <text:p/>
          </table:table-cell>
          <table:table-cell table:style-name="ce24" table:formula="of:=IF(TREND(OFFSET([.$F10];0;DoneDays_4-TrendDays_4;1;TrendDays_4);OFFSET([.$F13];0;DoneDays_4-TrendDays_4;1;TrendDays_4);[.T13])&lt;0;&quot;&quot;;TREND(OFFSET([.$F10];0;DoneDays_4-TrendDays_4;1;TrendDays_4);OFFSET([.$F13];0;DoneDays_4-TrendDays_4;1;TrendDays_4);[.T13]))">
            <text:p/>
          </table:table-cell>
          <table:table-cell table:style-name="ce24" table:formula="of:=IF(TREND(OFFSET([.$F10];0;DoneDays_4-TrendDays_4;1;TrendDays_4);OFFSET([.$F13];0;DoneDays_4-TrendDays_4;1;TrendDays_4);[.U13])&lt;0;&quot;&quot;;TREND(OFFSET([.$F10];0;DoneDays_4-TrendDays_4;1;TrendDays_4);OFFSET([.$F13];0;DoneDays_4-TrendDays_4;1;TrendDays_4);[.U13]))">
            <text:p/>
          </table:table-cell>
          <table:table-cell table:style-name="ce24" table:formula="of:=IF(TREND(OFFSET([.$F10];0;DoneDays_4-TrendDays_4;1;TrendDays_4);OFFSET([.$F13];0;DoneDays_4-TrendDays_4;1;TrendDays_4);[.V13])&lt;0;&quot;&quot;;TREND(OFFSET([.$F10];0;DoneDays_4-TrendDays_4;1;TrendDays_4);OFFSET([.$F13];0;DoneDays_4-TrendDays_4;1;TrendDays_4);[.V13]))">
            <text:p/>
          </table:table-cell>
          <table:table-cell table:style-name="ce24" table:formula="of:=IF(TREND(OFFSET([.$F10];0;DoneDays_4-TrendDays_4;1;TrendDays_4);OFFSET([.$F13];0;DoneDays_4-TrendDays_4;1;TrendDays_4);[.W13])&lt;0;&quot;&quot;;TREND(OFFSET([.$F10];0;DoneDays_4-TrendDays_4;1;TrendDays_4);OFFSET([.$F13];0;DoneDays_4-TrendDays_4;1;TrendDays_4);[.W13]))">
            <text:p/>
          </table:table-cell>
          <table:table-cell table:style-name="ce24" table:formula="of:=IF(TREND(OFFSET([.$F10];0;DoneDays_4-TrendDays_4;1;TrendDays_4);OFFSET([.$F13];0;DoneDays_4-TrendDays_4;1;TrendDays_4);[.X13])&lt;0;&quot;&quot;;TREND(OFFSET([.$F10];0;DoneDays_4-TrendDays_4;1;TrendDays_4);OFFSET([.$F13];0;DoneDays_4-TrendDays_4;1;TrendDays_4);[.X13]))">
            <text:p/>
          </table:table-cell>
          <table:table-cell table:style-name="ce24" table:formula="of:=IF(TREND(OFFSET([.$F10];0;DoneDays_4-TrendDays_4;1;TrendDays_4);OFFSET([.$F13];0;DoneDays_4-TrendDays_4;1;TrendDays_4);[.Y13])&lt;0;&quot;&quot;;TREND(OFFSET([.$F10];0;DoneDays_4-TrendDays_4;1;TrendDays_4);OFFSET([.$F13];0;DoneDays_4-TrendDays_4;1;TrendDays_4);[.Y13]))">
            <text:p/>
          </table:table-cell>
          <table:table-cell table:style-name="ce24" table:formula="of:=IF(TREND(OFFSET([.$F10];0;DoneDays_4-TrendDays_4;1;TrendDays_4);OFFSET([.$F13];0;DoneDays_4-TrendDays_4;1;TrendDays_4);[.Z13])&lt;0;&quot;&quot;;TREND(OFFSET([.$F10];0;DoneDays_4-TrendDays_4;1;TrendDays_4);OFFSET([.$F13];0;DoneDays_4-TrendDays_4;1;TrendDays_4);[.Z13]))">
            <text:p/>
          </table:table-cell>
          <table:table-cell table:style-name="ce24" table:formula="of:=IF(TREND(OFFSET([.$F10];0;DoneDays_4-TrendDays_4;1;TrendDays_4);OFFSET([.$F13];0;DoneDays_4-TrendDays_4;1;TrendDays_4);[.AA13])&lt;0;&quot;&quot;;TREND(OFFSET([.$F10];0;DoneDays_4-TrendDays_4;1;TrendDays_4);OFFSET([.$F13];0;DoneDays_4-TrendDays_4;1;TrendDays_4);[.AA13]))">
            <text:p/>
          </table:table-cell>
          <table:table-cell table:style-name="ce24" table:formula="of:=IF(TREND(OFFSET([.$F10];0;DoneDays_4-TrendDays_4;1;TrendDays_4);OFFSET([.$F13];0;DoneDays_4-TrendDays_4;1;TrendDays_4);[.AB13])&lt;0;&quot;&quot;;TREND(OFFSET([.$F10];0;DoneDays_4-TrendDays_4;1;TrendDays_4);OFFSET([.$F13];0;DoneDays_4-TrendDays_4;1;TrendDays_4);[.AB13]))">
            <text:p/>
          </table:table-cell>
          <table:table-cell table:style-name="ce24" table:formula="of:=IF(TREND(OFFSET([.$F10];0;DoneDays_4-TrendDays_4;1;TrendDays_4);OFFSET([.$F13];0;DoneDays_4-TrendDays_4;1;TrendDays_4);[.AC13])&lt;0;&quot;&quot;;TREND(OFFSET([.$F10];0;DoneDays_4-TrendDays_4;1;TrendDays_4);OFFSET([.$F13];0;DoneDays_4-TrendDays_4;1;TrendDays_4);[.AC13]))">
            <text:p/>
          </table:table-cell>
          <table:table-cell table:style-name="ce24" table:formula="of:=IF(TREND(OFFSET([.$F10];0;DoneDays_4-TrendDays_4;1;TrendDays_4);OFFSET([.$F13];0;DoneDays_4-TrendDays_4;1;TrendDays_4);[.AD13])&lt;0;&quot;&quot;;TREND(OFFSET([.$F10];0;DoneDays_4-TrendDays_4;1;TrendDays_4);OFFSET([.$F13];0;DoneDays_4-TrendDays_4;1;TrendDays_4);[.AD13]))">
            <text:p/>
          </table:table-cell>
          <table:table-cell table:style-name="Default" table:number-columns-repeated="227"/>
          <table:table-cell table:number-columns-repeated="767"/>
        </table:table-row>
        <table:table-row table:style-name="ro2" table:visibility="collapse">
          <table:table-cell table:style-name="ce68" office:value-type="string">
            <text:p>template rows</text:p>
          </table:table-cell>
          <table:table-cell table:style-name="Default"/>
          <table:table-cell table:style-name="Default" office:value-type="string">
            <text:p>Trend Days</text:p>
          </table:table-cell>
          <table:table-cell table:style-name="ce24" table:formula="of:=IF(DoneDays_4&gt;[.B10];[.B10];DoneDays_4)" office:value-type="float" office:value="4">
            <text:p>4</text:p>
          </table:table-cell>
          <table:table-cell table:style-name="ce24"/>
          <table:table-cell table:style-name="ce24" table:formula="of:=IF(DoneDays_4&gt;[.E13];[.E13]+1;&quot;&quot;)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">
            <text:p>3</text:p>
          </table:table-cell>
          <table:table-cell table:style-name="ce24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Default" table:number-columns-repeated="227"/>
          <table:table-cell table:number-columns-repeated="767"/>
        </table:table-row>
        <table:table-row table:style-name="ro2">
          <table:table-cell table:style-name="ce81" office:value-type="string">
            <text:p>Task name</text:p>
          </table:table-cell>
          <table:table-cell table:style-name="ce87" office:value-type="string">
            <text:p>Story ID</text:p>
          </table:table-cell>
          <table:table-cell table:style-name="ce81" office:value-type="string">
            <text:p>Responsible</text:p>
          </table:table-cell>
          <table:table-cell table:style-name="ce81" office:value-type="string">
            <text:p>Status</text:p>
          </table:table-cell>
          <table:table-cell table:style-name="ce87" office:value-type="string">
            <text:p>Est.</text:p>
          </table:table-cell>
          <table:table-cell table:style-name="ce87" office:value-type="float" office:value="1">
            <text:p>1</text:p>
          </table:table-cell>
          <table:table-cell table:style-name="ce87" table:formula="of:=IF([.$B$9]&gt;[.F14];[.F14]+1;&quot;&quot;)" office:value-type="float" office:value="2">
            <text:p>2</text:p>
          </table:table-cell>
          <table:table-cell table:style-name="ce87" table:formula="of:=IF([.$B$9]&gt;[.G14];[.G14]+1;&quot;&quot;)" office:value-type="float" office:value="3">
            <text:p>3</text:p>
          </table:table-cell>
          <table:table-cell table:style-name="ce87" table:formula="of:=IF([.$B$9]&gt;[.H14];[.H14]+1;&quot;&quot;)" office:value-type="float" office:value="4">
            <text:p>4</text:p>
          </table:table-cell>
          <table:table-cell table:style-name="ce87" table:formula="of:=IF([.$B$9]&gt;[.I14];[.I14]+1;&quot;&quot;)" office:value-type="float" office:value="5">
            <text:p>5</text:p>
          </table:table-cell>
          <table:table-cell table:style-name="ce87" table:formula="of:=IF([.$B$9]&gt;[.J14];[.J14]+1;&quot;&quot;)">
            <text:p/>
          </table:table-cell>
          <table:table-cell table:style-name="ce87" table:formula="of:=IF([.$B$9]&gt;[.K14];[.K14]+1;&quot;&quot;)">
            <text:p/>
          </table:table-cell>
          <table:table-cell table:style-name="ce87" table:formula="of:=IF([.$B$9]&gt;[.L14];[.L14]+1;&quot;&quot;)">
            <text:p/>
          </table:table-cell>
          <table:table-cell table:style-name="ce87" table:formula="of:=IF([.$B$9]&gt;[.M14];[.M14]+1;&quot;&quot;)">
            <text:p/>
          </table:table-cell>
          <table:table-cell table:style-name="ce87" table:formula="of:=IF([.$B$9]&gt;[.N14];[.N14]+1;&quot;&quot;)">
            <text:p/>
          </table:table-cell>
          <table:table-cell table:style-name="ce87" table:formula="of:=IF([.$B$9]&gt;[.O14];[.O14]+1;&quot;&quot;)">
            <text:p/>
          </table:table-cell>
          <table:table-cell table:style-name="ce87" table:formula="of:=IF([.$B$9]&gt;[.P14];[.P14]+1;&quot;&quot;)">
            <text:p/>
          </table:table-cell>
          <table:table-cell table:style-name="ce87" table:formula="of:=IF([.$B$9]&gt;[.Q14];[.Q14]+1;&quot;&quot;)">
            <text:p/>
          </table:table-cell>
          <table:table-cell table:style-name="ce87" table:formula="of:=IF([.$B$9]&gt;[.R14];[.R14]+1;&quot;&quot;)">
            <text:p/>
          </table:table-cell>
          <table:table-cell table:style-name="ce87" table:formula="of:=IF([.$B$9]&gt;[.S14];[.S14]+1;&quot;&quot;)">
            <text:p/>
          </table:table-cell>
          <table:table-cell table:style-name="ce87" table:formula="of:=IF([.$B$9]&gt;[.T14];[.T14]+1;&quot;&quot;)">
            <text:p/>
          </table:table-cell>
          <table:table-cell table:style-name="ce87" table:formula="of:=IF([.$B$9]&gt;[.U14];[.U14]+1;&quot;&quot;)">
            <text:p/>
          </table:table-cell>
          <table:table-cell table:style-name="ce87" table:formula="of:=IF([.$B$9]&gt;[.V14];[.V14]+1;&quot;&quot;)">
            <text:p/>
          </table:table-cell>
          <table:table-cell table:style-name="ce87" table:formula="of:=IF([.$B$9]&gt;[.W14];[.W14]+1;&quot;&quot;)">
            <text:p/>
          </table:table-cell>
          <table:table-cell table:style-name="ce87" table:formula="of:=IF([.$B$9]&gt;[.X14];[.X14]+1;&quot;&quot;)">
            <text:p/>
          </table:table-cell>
          <table:table-cell table:style-name="ce87" table:formula="of:=IF([.$B$9]&gt;[.Y14];[.Y14]+1;&quot;&quot;)">
            <text:p/>
          </table:table-cell>
          <table:table-cell table:style-name="ce87" table:formula="of:=IF([.$B$9]&gt;[.Z14];[.Z14]+1;&quot;&quot;)">
            <text:p/>
          </table:table-cell>
          <table:table-cell table:style-name="ce87" table:formula="of:=IF([.$B$9]&gt;[.AA14];[.AA14]+1;&quot;&quot;)">
            <text:p/>
          </table:table-cell>
          <table:table-cell table:style-name="ce87" table:formula="of:=IF([.$B$9]&gt;[.AB14];[.AB14]+1;&quot;&quot;)">
            <text:p/>
          </table:table-cell>
          <table:table-cell table:style-name="ce87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82" office:value-type="string">
            <text:p>Example task</text:p>
          </table:table-cell>
          <table:table-cell table:style-name="ce88" office:value-type="float" office:value="1">
            <text:p>1</text:p>
          </table:table-cell>
          <table:table-cell table:style-name="ce82" office:value-type="string">
            <text:p>Danny Dev</text:p>
          </table:table-cell>
          <table:table-cell table:style-name="ce91" table:content-validation-name="val3" office:value-type="string">
            <text:p>Done</text:p>
          </table:table-cell>
          <table:table-cell table:style-name="ce88" office:value-type="float" office:value="5">
            <text:p>5</text:p>
          </table:table-cell>
          <table:table-cell table:style-name="ce88" table:formula="of:=IF(OR([.F$14]=&quot;&quot;;[.$E15]=&quot;&quot;);&quot;&quot;;[.E15])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88" office:value-type="float" office:value="0">
            <text:p>0</text:p>
          </table:table-cell>
          <table:table-cell table:style-name="ce88"/>
          <table:table-cell table:style-name="ce89" table:number-columns-repeated="21"/>
          <table:table-cell table:number-columns-repeated="994"/>
        </table:table-row>
        <table:table-row table:style-name="ro2">
          <table:table-cell table:style-name="ce82" office:value-type="string">
            <text:p>Example task 2</text:p>
          </table:table-cell>
          <table:table-cell table:style-name="ce88" office:value-type="float" office:value="1">
            <text:p>1</text:p>
          </table:table-cell>
          <table:table-cell table:style-name="ce82" office:value-type="string">
            <text:p>Tina Tester</text:p>
          </table:table-cell>
          <table:table-cell table:style-name="ce91" table:content-validation-name="val3" office:value-type="string">
            <text:p>Ongoing</text:p>
          </table:table-cell>
          <table:table-cell table:style-name="ce88" office:value-type="float" office:value="7">
            <text:p>7</text:p>
          </table:table-cell>
          <table:table-cell table:style-name="ce88" table:formula="of:=IF(OR([.F$14]=&quot;&quot;;[.$E16]=&quot;&quot;);&quot;&quot;;[.E16])" office:value-type="float" office:value="7">
            <text:p>7</text:p>
          </table:table-cell>
          <table:table-cell table:style-name="ce88" office:value-type="float" office:value="7">
            <text:p>7</text:p>
          </table:table-cell>
          <table:table-cell table:number-columns-repeated="2" table:style-name="ce88" office:value-type="float" office:value="2">
            <text:p>2</text:p>
          </table:table-cell>
          <table:table-cell table:style-name="ce89" table:number-columns-repeated="21"/>
          <table:table-cell table:number-columns-repeated="994"/>
        </table:table-row>
        <table:table-row table:style-name="ro2">
          <table:table-cell table:style-name="ce82" office:value-type="string">
            <text:p>Example task 3</text:p>
          </table:table-cell>
          <table:table-cell table:style-name="ce88" office:value-type="float" office:value="2">
            <text:p>2</text:p>
          </table:table-cell>
          <table:table-cell table:style-name="ce82" office:value-type="string">
            <text:p>Danny Dev</text:p>
          </table:table-cell>
          <table:table-cell table:style-name="ce91" table:content-validation-name="val3" office:value-type="string">
            <text:p>Ongoing</text:p>
          </table:table-cell>
          <table:table-cell table:style-name="ce88" office:value-type="float" office:value="12">
            <text:p>12</text:p>
          </table:table-cell>
          <table:table-cell table:style-name="ce88" table:formula="of:=IF(OR([.F$14]=&quot;&quot;;[.$E17]=&quot;&quot;);&quot;&quot;;[.E17])" office:value-type="float" office:value="12">
            <text:p>12</text:p>
          </table:table-cell>
          <table:table-cell table:number-columns-repeated="2" table:style-name="ce88" office:value-type="float" office:value="12">
            <text:p>12</text:p>
          </table:table-cell>
          <table:table-cell table:style-name="ce88" office:value-type="float" office:value="10">
            <text:p>10</text:p>
          </table:table-cell>
          <table:table-cell table:style-name="ce89" table:number-columns-repeated="18"/>
          <table:table-cell table:style-name="ce89"/>
          <table:table-cell table:style-name="ce89" table:formula="of:=IF(OR([.AC$14]=&quot;&quot;;[.$E17]=&quot;&quot;);&quot;&quot;;[.AB17])">
            <text:p/>
          </table:table-cell>
          <table:table-cell table:style-name="ce89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82" office:value-type="string">
            <text:p>&lt;Delete these example lines&gt;</text:p>
          </table:table-cell>
          <table:table-cell table:style-name="ce88" office:value-type="float" office:value="2">
            <text:p>2</text:p>
          </table:table-cell>
          <table:table-cell table:style-name="ce82"/>
          <table:table-cell table:style-name="ce91" table:content-validation-name="val3" table:formula="of:=IF([.A18]&lt;&gt;&quot;&quot;;&quot;Planned&quot;;&quot;&quot;)" office:value-type="string" office:string-value="Planned">
            <text:p>Planned</text:p>
          </table:table-cell>
          <table:table-cell table:style-name="ce88" office:value-type="float" office:value="9">
            <text:p>9</text:p>
          </table:table-cell>
          <table:table-cell table:style-name="ce88" table:formula="of:=IF(OR([.F$14]=&quot;&quot;;[.$E18]=&quot;&quot;);&quot;&quot;;[.E18])" office:value-type="float" office:value="9">
            <text:p>9</text:p>
          </table:table-cell>
          <table:table-cell table:number-columns-repeated="3" table:style-name="ce88" office:value-type="float" office:value="9">
            <text:p>9</text:p>
          </table:table-cell>
          <table:table-cell table:style-name="ce89" table:number-columns-repeated="21"/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19]=&quot;&quot;);&quot;&quot;;[.AB19])">
            <text:p/>
          </table:table-cell>
          <table:table-cell table:style-name="ce89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0]=&quot;&quot;);&quot;&quot;;[.AB20])">
            <text:p/>
          </table:table-cell>
          <table:table-cell table:style-name="ce89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1]=&quot;&quot;);&quot;&quot;;[.AB21])">
            <text:p/>
          </table:table-cell>
          <table:table-cell table:style-name="ce89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2]=&quot;&quot;);&quot;&quot;;[.AB22])">
            <text:p/>
          </table:table-cell>
          <table:table-cell table:style-name="ce89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6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3]=&quot;&quot;);&quot;&quot;;[.AB23])">
            <text:p/>
          </table:table-cell>
          <table:table-cell table:style-name="ce89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4]=&quot;&quot;);&quot;&quot;;[.AB24])">
            <text:p/>
          </table:table-cell>
          <table:table-cell table:style-name="ce89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 table:number-columns-repeated="26"/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6]=&quot;&quot;);&quot;&quot;;[.AB26])">
            <text:p/>
          </table:table-cell>
          <table:table-cell table:style-name="ce89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7]=&quot;&quot;);&quot;&quot;;[.AB27])">
            <text:p/>
          </table:table-cell>
          <table:table-cell table:style-name="ce89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8]=&quot;&quot;);&quot;&quot;;[.AB28])">
            <text:p/>
          </table:table-cell>
          <table:table-cell table:style-name="ce89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29]=&quot;&quot;);&quot;&quot;;[.AB29])">
            <text:p/>
          </table:table-cell>
          <table:table-cell table:style-name="ce89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0]=&quot;&quot;);&quot;&quot;;[.AB30])">
            <text:p/>
          </table:table-cell>
          <table:table-cell table:style-name="ce89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1]=&quot;&quot;);&quot;&quot;;[.AB31])">
            <text:p/>
          </table:table-cell>
          <table:table-cell table:style-name="ce89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2]=&quot;&quot;);&quot;&quot;;[.AB32])">
            <text:p/>
          </table:table-cell>
          <table:table-cell table:style-name="ce89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3]=&quot;&quot;);&quot;&quot;;[.AB33])">
            <text:p/>
          </table:table-cell>
          <table:table-cell table:style-name="ce89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4]=&quot;&quot;);&quot;&quot;;[.AB34])">
            <text:p/>
          </table:table-cell>
          <table:table-cell table:style-name="ce89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 table:number-columns-repeated="26"/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6]=&quot;&quot;);&quot;&quot;;[.AB36])">
            <text:p/>
          </table:table-cell>
          <table:table-cell table:style-name="ce89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7]=&quot;&quot;);&quot;&quot;;[.AB37])">
            <text:p/>
          </table:table-cell>
          <table:table-cell table:style-name="ce89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8]=&quot;&quot;);&quot;&quot;;[.AB38])">
            <text:p/>
          </table:table-cell>
          <table:table-cell table:style-name="ce89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39]=&quot;&quot;);&quot;&quot;;[.AB39])">
            <text:p/>
          </table:table-cell>
          <table:table-cell table:style-name="ce89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/>
          <table:table-cell table:style-name="ce89"/>
          <table:table-cell table:style-name="ce89" table:number-columns-repeated="22"/>
          <table:table-cell table:style-name="ce89"/>
          <table:table-cell table:style-name="ce89" table:formula="of:=IF(OR([.AC$14]=&quot;&quot;;[.$E40]=&quot;&quot;);&quot;&quot;;[.AB40])">
            <text:p/>
          </table:table-cell>
          <table:table-cell table:style-name="ce89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83"/>
          <table:table-cell table:style-name="ce89"/>
          <table:table-cell table:style-name="ce82"/>
          <table:table-cell table:style-name="ce92" table:content-validation-name="val3" table:formula="of:=IF([.A41]&lt;&gt;&quot;&quot;;&quot;Planned&quot;;&quot;&quot;)">
            <text:p/>
          </table:table-cell>
          <table:table-cell table:style-name="ce89"/>
          <table:table-cell table:style-name="ce89" table:formula="of:=IF(OR([.F$14]=&quot;&quot;;[.$E41]=&quot;&quot;);&quot;&quot;;[.E41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1]=&quot;&quot;);&quot;&quot;;[.AB41])">
            <text:p/>
          </table:table-cell>
          <table:table-cell table:style-name="ce89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2]&lt;&gt;&quot;&quot;;&quot;Planned&quot;;&quot;&quot;)">
            <text:p/>
          </table:table-cell>
          <table:table-cell table:style-name="ce89"/>
          <table:table-cell table:style-name="ce89" table:formula="of:=IF(OR([.F$14]=&quot;&quot;;[.$E42]=&quot;&quot;);&quot;&quot;;[.E42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2]=&quot;&quot;);&quot;&quot;;[.AB42])">
            <text:p/>
          </table:table-cell>
          <table:table-cell table:style-name="ce89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3]&lt;&gt;&quot;&quot;;&quot;Planned&quot;;&quot;&quot;)">
            <text:p/>
          </table:table-cell>
          <table:table-cell table:style-name="ce89"/>
          <table:table-cell table:style-name="ce89" table:formula="of:=IF(OR([.F$14]=&quot;&quot;;[.$E43]=&quot;&quot;);&quot;&quot;;[.E43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3]=&quot;&quot;);&quot;&quot;;[.AB43])">
            <text:p/>
          </table:table-cell>
          <table:table-cell table:style-name="ce89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4]&lt;&gt;&quot;&quot;;&quot;Planned&quot;;&quot;&quot;)">
            <text:p/>
          </table:table-cell>
          <table:table-cell table:style-name="ce89"/>
          <table:table-cell table:style-name="ce89" table:formula="of:=IF(OR([.F$14]=&quot;&quot;;[.$E44]=&quot;&quot;);&quot;&quot;;[.E44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4]=&quot;&quot;);&quot;&quot;;[.AB44])">
            <text:p/>
          </table:table-cell>
          <table:table-cell table:style-name="ce89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5]&lt;&gt;&quot;&quot;;&quot;Planned&quot;;&quot;&quot;)">
            <text:p/>
          </table:table-cell>
          <table:table-cell table:style-name="ce89"/>
          <table:table-cell table:style-name="ce89" table:formula="of:=IF(OR([.F$14]=&quot;&quot;;[.$E45]=&quot;&quot;);&quot;&quot;;[.E45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5]=&quot;&quot;);&quot;&quot;;[.AB45])">
            <text:p/>
          </table:table-cell>
          <table:table-cell table:style-name="ce89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6]&lt;&gt;&quot;&quot;;&quot;Planned&quot;;&quot;&quot;)">
            <text:p/>
          </table:table-cell>
          <table:table-cell table:style-name="ce89"/>
          <table:table-cell table:style-name="ce89" table:formula="of:=IF(OR([.F$14]=&quot;&quot;;[.$E46]=&quot;&quot;);&quot;&quot;;[.E46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6]=&quot;&quot;);&quot;&quot;;[.AB46])">
            <text:p/>
          </table:table-cell>
          <table:table-cell table:style-name="ce89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7]&lt;&gt;&quot;&quot;;&quot;Planned&quot;;&quot;&quot;)">
            <text:p/>
          </table:table-cell>
          <table:table-cell table:style-name="ce89"/>
          <table:table-cell table:style-name="ce89" table:formula="of:=IF(OR([.F$14]=&quot;&quot;;[.$E47]=&quot;&quot;);&quot;&quot;;[.E47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7]=&quot;&quot;);&quot;&quot;;[.AB47])">
            <text:p/>
          </table:table-cell>
          <table:table-cell table:style-name="ce89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8]&lt;&gt;&quot;&quot;;&quot;Planned&quot;;&quot;&quot;)">
            <text:p/>
          </table:table-cell>
          <table:table-cell table:style-name="ce89"/>
          <table:table-cell table:style-name="ce89" table:formula="of:=IF(OR([.F$14]=&quot;&quot;;[.$E48]=&quot;&quot;);&quot;&quot;;[.E48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8]=&quot;&quot;);&quot;&quot;;[.AB48])">
            <text:p/>
          </table:table-cell>
          <table:table-cell table:style-name="ce89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49]&lt;&gt;&quot;&quot;;&quot;Planned&quot;;&quot;&quot;)">
            <text:p/>
          </table:table-cell>
          <table:table-cell table:style-name="ce89"/>
          <table:table-cell table:style-name="ce89" table:formula="of:=IF(OR([.F$14]=&quot;&quot;;[.$E49]=&quot;&quot;);&quot;&quot;;[.E49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49]=&quot;&quot;);&quot;&quot;;[.AB49])">
            <text:p/>
          </table:table-cell>
          <table:table-cell table:style-name="ce89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0]&lt;&gt;&quot;&quot;;&quot;Planned&quot;;&quot;&quot;)">
            <text:p/>
          </table:table-cell>
          <table:table-cell table:style-name="ce89"/>
          <table:table-cell table:style-name="ce89" table:formula="of:=IF(OR([.F$14]=&quot;&quot;;[.$E50]=&quot;&quot;);&quot;&quot;;[.E50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0]=&quot;&quot;);&quot;&quot;;[.AB50])">
            <text:p/>
          </table:table-cell>
          <table:table-cell table:style-name="ce89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1]&lt;&gt;&quot;&quot;;&quot;Planned&quot;;&quot;&quot;)">
            <text:p/>
          </table:table-cell>
          <table:table-cell table:style-name="ce89"/>
          <table:table-cell table:style-name="ce89" table:formula="of:=IF(OR([.F$14]=&quot;&quot;;[.$E51]=&quot;&quot;);&quot;&quot;;[.E51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1]=&quot;&quot;);&quot;&quot;;[.AB51])">
            <text:p/>
          </table:table-cell>
          <table:table-cell table:style-name="ce89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2]&lt;&gt;&quot;&quot;;&quot;Planned&quot;;&quot;&quot;)">
            <text:p/>
          </table:table-cell>
          <table:table-cell table:style-name="ce89"/>
          <table:table-cell table:style-name="ce89" table:formula="of:=IF(OR([.F$14]=&quot;&quot;;[.$E52]=&quot;&quot;);&quot;&quot;;[.E52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2]=&quot;&quot;);&quot;&quot;;[.AB52])">
            <text:p/>
          </table:table-cell>
          <table:table-cell table:style-name="ce89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3]&lt;&gt;&quot;&quot;;&quot;Planned&quot;;&quot;&quot;)">
            <text:p/>
          </table:table-cell>
          <table:table-cell table:style-name="ce89"/>
          <table:table-cell table:style-name="ce89" table:formula="of:=IF(OR([.F$14]=&quot;&quot;;[.$E53]=&quot;&quot;);&quot;&quot;;[.E53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3]=&quot;&quot;);&quot;&quot;;[.AB53])">
            <text:p/>
          </table:table-cell>
          <table:table-cell table:style-name="ce89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4]&lt;&gt;&quot;&quot;;&quot;Planned&quot;;&quot;&quot;)">
            <text:p/>
          </table:table-cell>
          <table:table-cell table:style-name="ce89"/>
          <table:table-cell table:style-name="ce89" table:formula="of:=IF(OR([.F$14]=&quot;&quot;;[.$E54]=&quot;&quot;);&quot;&quot;;[.E54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4]=&quot;&quot;);&quot;&quot;;[.AB54])">
            <text:p/>
          </table:table-cell>
          <table:table-cell table:style-name="ce89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5]&lt;&gt;&quot;&quot;;&quot;Planned&quot;;&quot;&quot;)">
            <text:p/>
          </table:table-cell>
          <table:table-cell table:style-name="ce89"/>
          <table:table-cell table:style-name="ce89" table:formula="of:=IF(OR([.F$14]=&quot;&quot;;[.$E55]=&quot;&quot;);&quot;&quot;;[.E55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5]=&quot;&quot;);&quot;&quot;;[.AB55])">
            <text:p/>
          </table:table-cell>
          <table:table-cell table:style-name="ce89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6]&lt;&gt;&quot;&quot;;&quot;Planned&quot;;&quot;&quot;)">
            <text:p/>
          </table:table-cell>
          <table:table-cell table:style-name="ce89"/>
          <table:table-cell table:style-name="ce89" table:formula="of:=IF(OR([.F$14]=&quot;&quot;;[.$E56]=&quot;&quot;);&quot;&quot;;[.E56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6]=&quot;&quot;);&quot;&quot;;[.AB56])">
            <text:p/>
          </table:table-cell>
          <table:table-cell table:style-name="ce89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7]&lt;&gt;&quot;&quot;;&quot;Planned&quot;;&quot;&quot;)">
            <text:p/>
          </table:table-cell>
          <table:table-cell table:style-name="ce89"/>
          <table:table-cell table:style-name="ce89" table:formula="of:=IF(OR([.F$14]=&quot;&quot;;[.$E57]=&quot;&quot;);&quot;&quot;;[.E57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7]=&quot;&quot;);&quot;&quot;;[.AB57])">
            <text:p/>
          </table:table-cell>
          <table:table-cell table:style-name="ce89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84"/>
          <table:table-cell table:style-name="ce89"/>
          <table:table-cell table:style-name="ce82"/>
          <table:table-cell table:style-name="ce92" table:content-validation-name="val3" table:formula="of:=IF([.A58]&lt;&gt;&quot;&quot;;&quot;Planned&quot;;&quot;&quot;)">
            <text:p/>
          </table:table-cell>
          <table:table-cell table:style-name="ce89"/>
          <table:table-cell table:style-name="ce89" table:formula="of:=IF(OR([.F$14]=&quot;&quot;;[.$E58]=&quot;&quot;);&quot;&quot;;[.E58])">
            <text:p/>
          </table:table-cell>
          <table:table-cell table:style-name="ce89" table:number-columns-repeated="21"/>
          <table:table-cell table:style-name="ce89"/>
          <table:table-cell table:style-name="ce89" table:formula="of:=IF(OR([.AC$14]=&quot;&quot;;[.$E58]=&quot;&quot;);&quot;&quot;;[.AB58])">
            <text:p/>
          </table:table-cell>
          <table:table-cell table:style-name="ce89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number-columns-repeated="21"/>
          <table:table-cell/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0]&lt;&gt;&quot;&quot;;&quot;Planned&quot;;&quot;&quot;)">
            <text:p/>
          </table:table-cell>
          <table:table-cell/>
          <table:table-cell table:formula="of:=IF(OR([.F$14]=&quot;&quot;;[.$E60]=&quot;&quot;);&quot;&quot;;[.E60])">
            <text:p/>
          </table:table-cell>
          <table:table-cell table:number-columns-repeated="21"/>
          <table:table-cell/>
          <table:table-cell table:formula="of:=IF(OR([.AC$14]=&quot;&quot;;[.$E60]=&quot;&quot;);&quot;&quot;;[.AB60])">
            <text:p/>
          </table:table-cell>
          <table:table-cell table:formula="of:=IF(OR([.AD$14]=&quot;&quot;;[.$E60]=&quot;&quot;);&quot;&quot;;[.AC60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1]&lt;&gt;&quot;&quot;;&quot;Planned&quot;;&quot;&quot;)">
            <text:p/>
          </table:table-cell>
          <table:table-cell/>
          <table:table-cell table:formula="of:=IF(OR([.F$14]=&quot;&quot;;[.$E61]=&quot;&quot;);&quot;&quot;;[.E61])">
            <text:p/>
          </table:table-cell>
          <table:table-cell table:number-columns-repeated="21"/>
          <table:table-cell/>
          <table:table-cell table:formula="of:=IF(OR([.AC$14]=&quot;&quot;;[.$E61]=&quot;&quot;);&quot;&quot;;[.AB61])">
            <text:p/>
          </table:table-cell>
          <table:table-cell table:formula="of:=IF(OR([.AD$14]=&quot;&quot;;[.$E61]=&quot;&quot;);&quot;&quot;;[.AC61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2]&lt;&gt;&quot;&quot;;&quot;Planned&quot;;&quot;&quot;)">
            <text:p/>
          </table:table-cell>
          <table:table-cell/>
          <table:table-cell table:formula="of:=IF(OR([.F$14]=&quot;&quot;;[.$E62]=&quot;&quot;);&quot;&quot;;[.E62])">
            <text:p/>
          </table:table-cell>
          <table:table-cell table:formula="of:=IF(OR([.G$14]=&quot;&quot;;[.$E62]=&quot;&quot;);&quot;&quot;;[.F62])">
            <text:p/>
          </table:table-cell>
          <table:table-cell table:formula="of:=IF(OR([.H$14]=&quot;&quot;;[.$E62]=&quot;&quot;);&quot;&quot;;[.G62])">
            <text:p/>
          </table:table-cell>
          <table:table-cell table:formula="of:=IF(OR([.I$14]=&quot;&quot;;[.$E62]=&quot;&quot;);&quot;&quot;;[.H62])">
            <text:p/>
          </table:table-cell>
          <table:table-cell table:formula="of:=IF(OR([.J$14]=&quot;&quot;;[.$E62]=&quot;&quot;);&quot;&quot;;[.I62])">
            <text:p/>
          </table:table-cell>
          <table:table-cell table:formula="of:=IF(OR([.K$14]=&quot;&quot;;[.$E62]=&quot;&quot;);&quot;&quot;;[.J62])">
            <text:p/>
          </table:table-cell>
          <table:table-cell table:formula="of:=IF(OR([.L$14]=&quot;&quot;;[.$E62]=&quot;&quot;);&quot;&quot;;[.K62])">
            <text:p/>
          </table:table-cell>
          <table:table-cell table:formula="of:=IF(OR([.M$14]=&quot;&quot;;[.$E62]=&quot;&quot;);&quot;&quot;;[.L62])">
            <text:p/>
          </table:table-cell>
          <table:table-cell table:formula="of:=IF(OR([.N$14]=&quot;&quot;;[.$E62]=&quot;&quot;);&quot;&quot;;[.M62])">
            <text:p/>
          </table:table-cell>
          <table:table-cell table:formula="of:=IF(OR([.O$14]=&quot;&quot;;[.$E62]=&quot;&quot;);&quot;&quot;;[.N62])">
            <text:p/>
          </table:table-cell>
          <table:table-cell table:formula="of:=IF(OR([.P$14]=&quot;&quot;;[.$E62]=&quot;&quot;);&quot;&quot;;[.O62])">
            <text:p/>
          </table:table-cell>
          <table:table-cell table:formula="of:=IF(OR([.Q$14]=&quot;&quot;;[.$E62]=&quot;&quot;);&quot;&quot;;[.P62])">
            <text:p/>
          </table:table-cell>
          <table:table-cell table:formula="of:=IF(OR([.R$14]=&quot;&quot;;[.$E62]=&quot;&quot;);&quot;&quot;;[.Q62])">
            <text:p/>
          </table:table-cell>
          <table:table-cell table:formula="of:=IF(OR([.S$14]=&quot;&quot;;[.$E62]=&quot;&quot;);&quot;&quot;;[.R62])">
            <text:p/>
          </table:table-cell>
          <table:table-cell table:formula="of:=IF(OR([.T$14]=&quot;&quot;;[.$E62]=&quot;&quot;);&quot;&quot;;[.S62])">
            <text:p/>
          </table:table-cell>
          <table:table-cell table:formula="of:=IF(OR([.U$14]=&quot;&quot;;[.$E62]=&quot;&quot;);&quot;&quot;;[.T62])">
            <text:p/>
          </table:table-cell>
          <table:table-cell table:formula="of:=IF(OR([.V$14]=&quot;&quot;;[.$E62]=&quot;&quot;);&quot;&quot;;[.U62])">
            <text:p/>
          </table:table-cell>
          <table:table-cell table:formula="of:=IF(OR([.W$14]=&quot;&quot;;[.$E62]=&quot;&quot;);&quot;&quot;;[.V62])">
            <text:p/>
          </table:table-cell>
          <table:table-cell table:formula="of:=IF(OR([.X$14]=&quot;&quot;;[.$E62]=&quot;&quot;);&quot;&quot;;[.W62])">
            <text:p/>
          </table:table-cell>
          <table:table-cell table:formula="of:=IF(OR([.Y$14]=&quot;&quot;;[.$E62]=&quot;&quot;);&quot;&quot;;[.X62])">
            <text:p/>
          </table:table-cell>
          <table:table-cell table:formula="of:=IF(OR([.Z$14]=&quot;&quot;;[.$E62]=&quot;&quot;);&quot;&quot;;[.Y62])">
            <text:p/>
          </table:table-cell>
          <table:table-cell table:formula="of:=IF(OR([.AA$14]=&quot;&quot;;[.$E62]=&quot;&quot;);&quot;&quot;;[.Z62])">
            <text:p/>
          </table:table-cell>
          <table:table-cell table:formula="of:=IF(OR([.AB$14]=&quot;&quot;;[.$E62]=&quot;&quot;);&quot;&quot;;[.AA62])">
            <text:p/>
          </table:table-cell>
          <table:table-cell table:formula="of:=IF(OR([.AC$14]=&quot;&quot;;[.$E62]=&quot;&quot;);&quot;&quot;;[.AB62])">
            <text:p/>
          </table:table-cell>
          <table:table-cell table:formula="of:=IF(OR([.AD$14]=&quot;&quot;;[.$E62]=&quot;&quot;);&quot;&quot;;[.AC62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3]&lt;&gt;&quot;&quot;;&quot;Planned&quot;;&quot;&quot;)">
            <text:p/>
          </table:table-cell>
          <table:table-cell/>
          <table:table-cell table:formula="of:=IF(OR([.F$14]=&quot;&quot;;[.$E63]=&quot;&quot;);&quot;&quot;;[.E63])">
            <text:p/>
          </table:table-cell>
          <table:table-cell table:formula="of:=IF(OR([.G$14]=&quot;&quot;;[.$E63]=&quot;&quot;);&quot;&quot;;[.F63])">
            <text:p/>
          </table:table-cell>
          <table:table-cell table:formula="of:=IF(OR([.H$14]=&quot;&quot;;[.$E63]=&quot;&quot;);&quot;&quot;;[.G63])">
            <text:p/>
          </table:table-cell>
          <table:table-cell table:formula="of:=IF(OR([.I$14]=&quot;&quot;;[.$E63]=&quot;&quot;);&quot;&quot;;[.H63])">
            <text:p/>
          </table:table-cell>
          <table:table-cell table:formula="of:=IF(OR([.J$14]=&quot;&quot;;[.$E63]=&quot;&quot;);&quot;&quot;;[.I63])">
            <text:p/>
          </table:table-cell>
          <table:table-cell table:formula="of:=IF(OR([.K$14]=&quot;&quot;;[.$E63]=&quot;&quot;);&quot;&quot;;[.J63])">
            <text:p/>
          </table:table-cell>
          <table:table-cell table:formula="of:=IF(OR([.L$14]=&quot;&quot;;[.$E63]=&quot;&quot;);&quot;&quot;;[.K63])">
            <text:p/>
          </table:table-cell>
          <table:table-cell table:formula="of:=IF(OR([.M$14]=&quot;&quot;;[.$E63]=&quot;&quot;);&quot;&quot;;[.L63])">
            <text:p/>
          </table:table-cell>
          <table:table-cell table:formula="of:=IF(OR([.N$14]=&quot;&quot;;[.$E63]=&quot;&quot;);&quot;&quot;;[.M63])">
            <text:p/>
          </table:table-cell>
          <table:table-cell table:formula="of:=IF(OR([.O$14]=&quot;&quot;;[.$E63]=&quot;&quot;);&quot;&quot;;[.N63])">
            <text:p/>
          </table:table-cell>
          <table:table-cell table:formula="of:=IF(OR([.P$14]=&quot;&quot;;[.$E63]=&quot;&quot;);&quot;&quot;;[.O63])">
            <text:p/>
          </table:table-cell>
          <table:table-cell table:formula="of:=IF(OR([.Q$14]=&quot;&quot;;[.$E63]=&quot;&quot;);&quot;&quot;;[.P63])">
            <text:p/>
          </table:table-cell>
          <table:table-cell table:formula="of:=IF(OR([.R$14]=&quot;&quot;;[.$E63]=&quot;&quot;);&quot;&quot;;[.Q63])">
            <text:p/>
          </table:table-cell>
          <table:table-cell table:formula="of:=IF(OR([.S$14]=&quot;&quot;;[.$E63]=&quot;&quot;);&quot;&quot;;[.R63])">
            <text:p/>
          </table:table-cell>
          <table:table-cell table:formula="of:=IF(OR([.T$14]=&quot;&quot;;[.$E63]=&quot;&quot;);&quot;&quot;;[.S63])">
            <text:p/>
          </table:table-cell>
          <table:table-cell table:formula="of:=IF(OR([.U$14]=&quot;&quot;;[.$E63]=&quot;&quot;);&quot;&quot;;[.T63])">
            <text:p/>
          </table:table-cell>
          <table:table-cell table:formula="of:=IF(OR([.V$14]=&quot;&quot;;[.$E63]=&quot;&quot;);&quot;&quot;;[.U63])">
            <text:p/>
          </table:table-cell>
          <table:table-cell table:formula="of:=IF(OR([.W$14]=&quot;&quot;;[.$E63]=&quot;&quot;);&quot;&quot;;[.V63])">
            <text:p/>
          </table:table-cell>
          <table:table-cell table:formula="of:=IF(OR([.X$14]=&quot;&quot;;[.$E63]=&quot;&quot;);&quot;&quot;;[.W63])">
            <text:p/>
          </table:table-cell>
          <table:table-cell table:formula="of:=IF(OR([.Y$14]=&quot;&quot;;[.$E63]=&quot;&quot;);&quot;&quot;;[.X63])">
            <text:p/>
          </table:table-cell>
          <table:table-cell table:formula="of:=IF(OR([.Z$14]=&quot;&quot;;[.$E63]=&quot;&quot;);&quot;&quot;;[.Y63])">
            <text:p/>
          </table:table-cell>
          <table:table-cell table:formula="of:=IF(OR([.AA$14]=&quot;&quot;;[.$E63]=&quot;&quot;);&quot;&quot;;[.Z63])">
            <text:p/>
          </table:table-cell>
          <table:table-cell table:formula="of:=IF(OR([.AB$14]=&quot;&quot;;[.$E63]=&quot;&quot;);&quot;&quot;;[.AA63])">
            <text:p/>
          </table:table-cell>
          <table:table-cell table:formula="of:=IF(OR([.AC$14]=&quot;&quot;;[.$E63]=&quot;&quot;);&quot;&quot;;[.AB63])">
            <text:p/>
          </table:table-cell>
          <table:table-cell table:formula="of:=IF(OR([.AD$14]=&quot;&quot;;[.$E63]=&quot;&quot;);&quot;&quot;;[.AC63])">
            <text:p/>
          </table:table-cell>
          <table:table-cell table:number-columns-repeated="994"/>
        </table:table-row>
        <table:table-row table:style-name="ro2">
          <table:table-cell/>
          <table:table-cell/>
          <table:table-cell table:style-name="Default"/>
          <table:table-cell table:content-validation-name="val3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23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654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Sheet Template" table:style-name="ta5">
        <office:forms form:automatic-focus="false" form:apply-design-mode="false">
          <form:form form:name="WW-Standard" form:apply-filter="tru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Button 13" form:control-implementation="ooo:com.sun.star.form.component.CommandButton" form:id="control4" form:label="Sort Sprint Task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SortSprintTasks?language=Basic&amp;location=document"/>
              </office:event-listeners>
            </form:button>
            <form:button form:name="Button 14" form:control-implementation="ooo:com.sun.star.form.component.CommandButton" form:id="control5" form:label="Update Task Slips" form:printable="false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UpdateTaskSlips?language=Basic&amp;location=document"/>
              </office:event-listeners>
            </form:button>
          </form:form>
        </office:forms>
        <table:table-column table:style-name="co24" table:default-cell-style-name="Default"/>
        <table:table-column table:style-name="co21" table:default-cell-style-name="ce24"/>
        <table:table-column table:style-name="co6" table:default-cell-style-name="Default"/>
        <table:table-column table:style-name="co10" table:default-cell-style-name="Default"/>
        <table:table-column table:style-name="co22" table:default-cell-style-name="ce24"/>
        <table:table-column table:style-name="co23" table:number-columns-repeated="25" table:default-cell-style-name="ce24"/>
        <table:table-column table:style-name="co5" table:number-columns-repeated="994" table:default-cell-style-name="Default"/>
        <table:table-row table:style-name="ro1">
          <table:table-cell table:style-name="ce94" office:value-type="float" office:value="1">
            <text:p>Sprint 1 Backlog</text:p>
          </table:table-cell>
          <table:table-cell table:style-name="ce98"/>
          <table:table-cell>
            <draw:frame table:end-cell-address="'Sprint Sheet Template'.AE8" table:end-x="0.0551in" table:end-y="0.1465in" draw:z-index="0" draw:style-name="gr2" svg:width="10.3791in" svg:height="1.4114in" svg:x="0.5594in" svg:y="0.0409in">
              <draw:object draw:notify-on-update-of-ranges="'Sprint Sheet Template'.F10:'Sprint Sheet Template'.AD10 'Sprint Sheet Template'.F11:'Sprint Sheet Template'.AD11 'Sprint Sheet Template'.F12:'Sprint Sheet Template'.AD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ce79" table:number-columns-repeated="26"/>
          <table:table-cell table:number-columns-repeated="994"/>
        </table:table-row>
        <table:table-row table:style-name="ro2">
          <table:table-cell table:number-columns-repeated="4"/>
          <table:table-cell table:style-name="ce79" table:number-columns-repeated="26"/>
          <table:table-cell table:number-columns-repeated="994"/>
        </table:table-row>
        <table:table-row table:style-name="ro2" table:number-rows-repeated="3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>
            <draw:control table:end-cell-address="'Sprint Sheet Template'.A8" table:end-x="1.9882in" table:end-y="0.0315in" draw:z-index="1" draw:text-style-name="P1" svg:width="1.7146in" svg:height="0.2913in" svg:x="0.2736in" svg:y="0.0941in" draw:control="control4"/>
            <draw:control table:end-cell-address="'Sprint Sheet Template'.C8" table:end-x="0.2531in" table:end-y="0.0315in" draw:z-index="2" draw:text-style-name="P1" svg:width="1.5594in" svg:height="0.2913in" svg:x="2.3024in" svg:y="0.0941in" draw:control="control5"/>
          </table:table-cell>
          <table:table-cell table:number-columns-repeated="2"/>
          <table:table-cell table:content-validation-name="val4"/>
          <table:table-cell table:number-columns-repeated="1020"/>
        </table:table-row>
        <table:table-row table:style-name="ro2" table:number-rows-repeated="2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style-name="ce95" office:value-type="string">
            <office:annotation draw:style-name="gr1" draw:text-style-name="P2" svg:width="1.778in" svg:height="1.489in" svg:x="2.6539in" svg:y="1.4524in" draw:caption-point-x="-2.6539in" draw:caption-point-y="-1.4524in">
              <dc:date>2009-08-03T00:00:00</dc:date>
              <text:p text:style-name="P2"><text:span text:style-name="T1">Count only active working and implementation days. Do not include Planning Day or Sprint Review.</text:span></text:p>
              <text:p text:style-name="P2"><text:span text:style-name="T1">E.g. a 4-week Sprint would most likely have 18 implementation days.</text:span></text:p>
            </office:annotation>
            <text:p>Sprint implementation days</text:p>
          </table:table-cell>
          <table:table-cell table:style-name="ce99" office:value-type="float" office:value="5">
            <text:p>5</text:p>
          </table:table-cell>
          <table:table-cell table:style-name="ce95"/>
          <table:table-cell table:style-name="ce103"/>
          <table:table-cell table:style-name="ce106" office:value-type="string">
            <text:p>Effort</text:p>
          </table:table-cell>
          <table:table-cell table:style-name="ce106" office:value-type="string">
            <text:p>Remaining on implementation day…</text:p>
          </table:table-cell>
          <table:table-cell table:style-name="ce106" table:number-columns-repeated="6"/>
          <table:table-cell table:style-name="ce108" table:number-columns-repeated="18"/>
          <table:table-cell table:number-columns-repeated="994"/>
        </table:table-row>
        <table:table-row table:style-name="ro2">
          <table:table-cell table:style-name="ce95" office:value-type="string">
            <text:p>Trend calculated based on last</text:p>
          </table:table-cell>
          <table:table-cell table:style-name="ce99" office:value-type="float" office:value="5">
            <text:p>5</text:p>
          </table:table-cell>
          <table:table-cell table:style-name="ce95" office:value-type="string">
            <text:p>Days</text:p>
          </table:table-cell>
          <table:table-cell table:style-name="ce95" office:value-type="string">
            <text:p>Totals</text:p>
          </table:table-cell>
          <table:table-cell table:style-name="ce107" table:formula="of:=SUM(OFFSET([.E14];1;0;TaskRows_5;1))" office:value-type="float" office:value="0">
            <text:p>0</text:p>
          </table:table-cell>
          <table:table-cell table:style-name="ce107" table:formula="of:=IF(AND(SUM(OFFSET([.F14];1;0;TaskRows_5;1))=0);0;SUM(OFFSET([.F14];1;0;TaskRows_5;1)))" office:value-type="float" office:value="0">
            <text:p>0</text:p>
          </table:table-cell>
          <table:table-cell table:style-name="ce107" table:formula="of:=IF(AND(SUM(OFFSET([.G14];1;0;TaskRows_5;1))=0);&quot;&quot;;SUM(OFFSET([.G14];1;0;TaskRows_5;1)))">
            <text:p/>
          </table:table-cell>
          <table:table-cell table:style-name="ce107" table:formula="of:=IF(AND(SUM(OFFSET([.H14];1;0;TaskRows_5;1))=0);&quot;&quot;;SUM(OFFSET([.H14];1;0;TaskRows_5;1)))">
            <text:p/>
          </table:table-cell>
          <table:table-cell table:style-name="ce107" table:formula="of:=IF(AND(SUM(OFFSET([.I14];1;0;TaskRows_5;1))=0);&quot;&quot;;SUM(OFFSET([.I14];1;0;TaskRows_5;1)))">
            <text:p/>
          </table:table-cell>
          <table:table-cell table:style-name="ce107" table:formula="of:=IF(AND(SUM(OFFSET([.J14];1;0;TaskRows_5;1))=0);&quot;&quot;;SUM(OFFSET([.J14];1;0;TaskRows_5;1)))">
            <text:p/>
          </table:table-cell>
          <table:table-cell table:style-name="ce107" table:formula="of:=IF(AND(SUM(OFFSET([.K14];1;0;TaskRows_5;1))=0);&quot;&quot;;SUM(OFFSET([.K14];1;0;TaskRows_5;1)))">
            <text:p/>
          </table:table-cell>
          <table:table-cell table:style-name="ce107" table:formula="of:=IF(AND(SUM(OFFSET([.L14];1;0;TaskRows_5;1))=0);&quot;&quot;;SUM(OFFSET([.L14];1;0;TaskRows_5;1)))">
            <text:p/>
          </table:table-cell>
          <table:table-cell table:style-name="ce107" table:formula="of:=IF(AND(SUM(OFFSET([.M14];1;0;TaskRows_5;1))=0);&quot;&quot;;SUM(OFFSET([.M14];1;0;TaskRows_5;1)))">
            <text:p/>
          </table:table-cell>
          <table:table-cell table:style-name="ce107" table:formula="of:=IF(AND(SUM(OFFSET([.N14];1;0;TaskRows_5;1))=0);&quot;&quot;;SUM(OFFSET([.N14];1;0;TaskRows_5;1)))">
            <text:p/>
          </table:table-cell>
          <table:table-cell table:style-name="ce107" table:formula="of:=IF(AND(SUM(OFFSET([.O14];1;0;TaskRows_5;1))=0);&quot;&quot;;SUM(OFFSET([.O14];1;0;TaskRows_5;1)))">
            <text:p/>
          </table:table-cell>
          <table:table-cell table:style-name="ce107" table:formula="of:=IF(AND(SUM(OFFSET([.P14];1;0;TaskRows_5;1))=0);&quot;&quot;;SUM(OFFSET([.P14];1;0;TaskRows_5;1)))">
            <text:p/>
          </table:table-cell>
          <table:table-cell table:style-name="ce107" table:formula="of:=IF(AND(SUM(OFFSET([.Q14];1;0;TaskRows_5;1))=0);&quot;&quot;;SUM(OFFSET([.Q14];1;0;TaskRows_5;1)))">
            <text:p/>
          </table:table-cell>
          <table:table-cell table:style-name="ce107" table:formula="of:=IF(AND(SUM(OFFSET([.R14];1;0;TaskRows_5;1))=0);&quot;&quot;;SUM(OFFSET([.R14];1;0;TaskRows_5;1)))">
            <text:p/>
          </table:table-cell>
          <table:table-cell table:style-name="ce107" table:formula="of:=IF(AND(SUM(OFFSET([.S14];1;0;TaskRows_5;1))=0);&quot;&quot;;SUM(OFFSET([.S14];1;0;TaskRows_5;1)))">
            <text:p/>
          </table:table-cell>
          <table:table-cell table:style-name="ce107" table:formula="of:=IF(AND(SUM(OFFSET([.T14];1;0;TaskRows_5;1))=0);&quot;&quot;;SUM(OFFSET([.T14];1;0;TaskRows_5;1)))">
            <text:p/>
          </table:table-cell>
          <table:table-cell table:style-name="ce107" table:formula="of:=IF(AND(SUM(OFFSET([.U14];1;0;TaskRows_5;1))=0);&quot;&quot;;SUM(OFFSET([.U14];1;0;TaskRows_5;1)))">
            <text:p/>
          </table:table-cell>
          <table:table-cell table:style-name="ce107" table:formula="of:=IF(AND(SUM(OFFSET([.V14];1;0;TaskRows_5;1))=0);&quot;&quot;;SUM(OFFSET([.V14];1;0;TaskRows_5;1)))">
            <text:p/>
          </table:table-cell>
          <table:table-cell table:style-name="ce107" table:formula="of:=IF(AND(SUM(OFFSET([.W14];1;0;TaskRows_5;1))=0);&quot;&quot;;SUM(OFFSET([.W14];1;0;TaskRows_5;1)))">
            <text:p/>
          </table:table-cell>
          <table:table-cell table:style-name="ce107" table:formula="of:=IF(AND(SUM(OFFSET([.X14];1;0;TaskRows_5;1))=0);&quot;&quot;;SUM(OFFSET([.X14];1;0;TaskRows_5;1)))">
            <text:p/>
          </table:table-cell>
          <table:table-cell table:style-name="ce107" table:formula="of:=IF(AND(SUM(OFFSET([.Y14];1;0;TaskRows_5;1))=0);&quot;&quot;;SUM(OFFSET([.Y14];1;0;TaskRows_5;1)))">
            <text:p/>
          </table:table-cell>
          <table:table-cell table:style-name="ce107" table:formula="of:=IF(AND(SUM(OFFSET([.Z14];1;0;TaskRows_5;1))=0);&quot;&quot;;SUM(OFFSET([.Z14];1;0;TaskRows_5;1)))">
            <text:p/>
          </table:table-cell>
          <table:table-cell table:style-name="ce107" table:formula="of:=IF(AND(SUM(OFFSET([.AA14];1;0;TaskRows_5;1))=0);&quot;&quot;;SUM(OFFSET([.AA14];1;0;TaskRows_5;1)))">
            <text:p/>
          </table:table-cell>
          <table:table-cell table:style-name="ce107" table:formula="of:=IF(AND(SUM(OFFSET([.AB14];1;0;TaskRows_5;1))=0);&quot;&quot;;SUM(OFFSET([.AB14];1;0;TaskRows_5;1)))">
            <text:p/>
          </table:table-cell>
          <table:table-cell table:style-name="ce107" table:formula="of:=IF(AND(SUM(OFFSET([.AC14];1;0;TaskRows_5;1))=0);&quot;&quot;;SUM(OFFSET([.AC14];1;0;TaskRows_5;1)))">
            <text:p/>
          </table:table-cell>
          <table:table-cell table:style-name="ce107" table:formula="of:=IF(AND(SUM(OFFSET([.AD14];1;0;TaskRows_5;1))=0);&quot;&quot;;SUM(OFFSET([.AD14];1;0;TaskRows_5;1)))">
            <text:p/>
          </table:table-cell>
          <table:table-cell table:number-columns-repeated="994"/>
        </table:table-row>
        <table:table-row table:style-name="ro2" table:visibility="collapse">
          <table:table-cell office:value-type="string">
            <text:p>Task rows</text:p>
          </table:table-cell>
          <table:table-cell table:formula="of:=IF(COUNTA([.A15:.A242])=0;1;COUNTA([.A15:.A242]))" office:value-type="float" office:value="1">
            <text:p>1</text:p>
          </table:table-cell>
          <table:table-cell office:value-type="string">
            <text:p>Done days</text:p>
          </table:table-cell>
          <table:table-cell table:style-name="ce24" table:formula="of:=IF(COUNTIF([.F10:.AD10];&quot;&gt;0&quot;)=0;1;COUNTIF([.F10:.AD10];&quot;&gt;0&quot;))" office:value-type="float" office:value="1">
            <text:p>1</text:p>
          </table:table-cell>
          <table:table-cell/>
          <table:table-cell table:formula="of:=IF([.F14]=&quot;&quot;;&quot;&quot;;[.$E10]-[.$E10]/([.$B9]-1)*([.F14]-1))" office:value-type="float" office:value="0">
            <text:p>0</text:p>
          </table:table-cell>
          <table:table-cell table:formula="of:=IF([.G14]=&quot;&quot;;&quot;&quot;;TotalEffort_5-TotalEffort_5/(ImplementationDays_5)*([.G14]-1))" office:value-type="float" office:value="0">
            <text:p>0</text:p>
          </table:table-cell>
          <table:table-cell table:formula="of:=IF([.H14]=&quot;&quot;;&quot;&quot;;TotalEffort_5-TotalEffort_5/(ImplementationDays_5)*([.H14]-1))" office:value-type="float" office:value="0">
            <text:p>0</text:p>
          </table:table-cell>
          <table:table-cell table:formula="of:=IF([.I14]=&quot;&quot;;&quot;&quot;;TotalEffort_5-TotalEffort_5/(ImplementationDays_5)*([.I14]-1))" office:value-type="float" office:value="0">
            <text:p>0</text:p>
          </table:table-cell>
          <table:table-cell table:formula="of:=IF([.J14]=&quot;&quot;;&quot;&quot;;TotalEffort_5-TotalEffort_5/(ImplementationDays_5)*([.J14]-1))" office:value-type="float" office:value="0">
            <text:p>0</text:p>
          </table:table-cell>
          <table:table-cell table:formula="of:=IF([.K14]=&quot;&quot;;&quot;&quot;;TotalEffort_5-TotalEffort_5/(ImplementationDays_5)*([.K14]-1))">
            <text:p/>
          </table:table-cell>
          <table:table-cell table:formula="of:=IF([.L14]=&quot;&quot;;&quot;&quot;;TotalEffort_5-TotalEffort_5/(ImplementationDays_5)*([.L14]-1))">
            <text:p/>
          </table:table-cell>
          <table:table-cell table:formula="of:=IF([.M14]=&quot;&quot;;&quot;&quot;;TotalEffort_5-TotalEffort_5/(ImplementationDays_5)*([.M14]-1))">
            <text:p/>
          </table:table-cell>
          <table:table-cell table:formula="of:=IF([.N14]=&quot;&quot;;&quot;&quot;;TotalEffort_5-TotalEffort_5/(ImplementationDays_5)*([.N14]-1))">
            <text:p/>
          </table:table-cell>
          <table:table-cell table:formula="of:=IF([.O14]=&quot;&quot;;&quot;&quot;;TotalEffort_5-TotalEffort_5/(ImplementationDays_5)*([.O14]-1))">
            <text:p/>
          </table:table-cell>
          <table:table-cell table:formula="of:=IF([.P14]=&quot;&quot;;&quot;&quot;;TotalEffort_5-TotalEffort_5/(ImplementationDays_5)*([.P14]-1))">
            <text:p/>
          </table:table-cell>
          <table:table-cell table:formula="of:=IF([.Q14]=&quot;&quot;;&quot;&quot;;TotalEffort_5-TotalEffort_5/(ImplementationDays_5)*([.Q14]-1))">
            <text:p/>
          </table:table-cell>
          <table:table-cell table:formula="of:=IF([.R14]=&quot;&quot;;&quot;&quot;;TotalEffort_5-TotalEffort_5/(ImplementationDays_5)*([.R14]-1))">
            <text:p/>
          </table:table-cell>
          <table:table-cell table:formula="of:=IF([.S14]=&quot;&quot;;&quot;&quot;;TotalEffort_5-TotalEffort_5/(ImplementationDays_5)*([.S14]-1))">
            <text:p/>
          </table:table-cell>
          <table:table-cell table:formula="of:=IF([.T14]=&quot;&quot;;&quot;&quot;;TotalEffort_5-TotalEffort_5/(ImplementationDays_5)*([.T14]-1))">
            <text:p/>
          </table:table-cell>
          <table:table-cell table:formula="of:=IF([.U14]=&quot;&quot;;&quot;&quot;;TotalEffort_5-TotalEffort_5/(ImplementationDays_5)*([.U14]-1))">
            <text:p/>
          </table:table-cell>
          <table:table-cell table:formula="of:=IF([.V14]=&quot;&quot;;&quot;&quot;;TotalEffort_5-TotalEffort_5/(ImplementationDays_5)*([.V14]-1))">
            <text:p/>
          </table:table-cell>
          <table:table-cell table:formula="of:=IF([.W14]=&quot;&quot;;&quot;&quot;;TotalEffort_5-TotalEffort_5/(ImplementationDays_5)*([.W14]-1))">
            <text:p/>
          </table:table-cell>
          <table:table-cell table:formula="of:=IF([.X14]=&quot;&quot;;&quot;&quot;;TotalEffort_5-TotalEffort_5/(ImplementationDays_5)*([.X14]-1))">
            <text:p/>
          </table:table-cell>
          <table:table-cell table:formula="of:=IF([.Y14]=&quot;&quot;;&quot;&quot;;TotalEffort_5-TotalEffort_5/(ImplementationDays_5)*([.Y14]-1))">
            <text:p/>
          </table:table-cell>
          <table:table-cell table:formula="of:=IF([.Z14]=&quot;&quot;;&quot;&quot;;TotalEffort_5-TotalEffort_5/(ImplementationDays_5)*([.Z14]-1))">
            <text:p/>
          </table:table-cell>
          <table:table-cell table:formula="of:=IF([.AA14]=&quot;&quot;;&quot;&quot;;TotalEffort_5-TotalEffort_5/(ImplementationDays_5)*([.AA14]-1))">
            <text:p/>
          </table:table-cell>
          <table:table-cell table:formula="of:=IF([.AB14]=&quot;&quot;;&quot;&quot;;TotalEffort_5-TotalEffort_5/(ImplementationDays_5)*([.AB14]-1))">
            <text:p/>
          </table:table-cell>
          <table:table-cell table:formula="of:=IF([.AC14]=&quot;&quot;;&quot;&quot;;TotalEffort_5-TotalEffort_5/(ImplementationDays_5)*([.AC14]-1))">
            <text:p/>
          </table:table-cell>
          <table:table-cell table:formula="of:=IF([.AD14]=&quot;&quot;;&quot;&quot;;TotalEffort_5-TotalEffort_5/(ImplementationDays_5)*([.AD14]-1))">
            <text:p/>
          </table:table-cell>
          <table:table-cell table:number-columns-repeated="994"/>
        </table:table-row>
        <table:table-row table:style-name="ro2" table:visibility="collapse">
          <table:table-cell table:style-name="ce68" office:value-type="string">
            <text:p>Warning! These are necessary</text:p>
          </table:table-cell>
          <table:table-cell table:style-name="Default"/>
          <table:table-cell office:value-type="string">
            <text:p>Trend</text:p>
          </table:table-cell>
          <table:table-cell table:style-name="ce24"/>
          <table:table-cell/>
          <table:table-cell table:formula="of:=IF(TREND(OFFSET([.$F10];0;DoneDays_5-TrendDays;1;TrendDays);OFFSET([.$F13];0;DoneDays_5-TrendDays;1;TrendDays);[.F13])&lt;0;&quot;&quot;;TREND(OFFSET([.$F10];0;DoneDays_5-TrendDays;1;TrendDays);OFFSET([.$F13];0;DoneDays_5-TrendDays;1;TrendDays);[.F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G13])&lt;0;&quot;&quot;;TREND(OFFSET([.$F10];0;DoneDays_5-TrendDays;1;TrendDays);OFFSET([.$F13];0;DoneDays_5-TrendDays;1;TrendDays);[.G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H13])&lt;0;&quot;&quot;;TREND(OFFSET([.$F10];0;DoneDays_5-TrendDays;1;TrendDays);OFFSET([.$F13];0;DoneDays_5-TrendDays;1;TrendDays);[.H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I13])&lt;0;&quot;&quot;;TREND(OFFSET([.$F10];0;DoneDays_5-TrendDays;1;TrendDays);OFFSET([.$F13];0;DoneDays_5-TrendDays;1;TrendDays);[.I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J13])&lt;0;&quot;&quot;;TREND(OFFSET([.$F10];0;DoneDays_5-TrendDays;1;TrendDays);OFFSET([.$F13];0;DoneDays_5-TrendDays;1;TrendDays);[.J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K13])&lt;0;&quot;&quot;;TREND(OFFSET([.$F10];0;DoneDays_5-TrendDays;1;TrendDays);OFFSET([.$F13];0;DoneDays_5-TrendDays;1;TrendDays);[.K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L13])&lt;0;&quot;&quot;;TREND(OFFSET([.$F10];0;DoneDays_5-TrendDays;1;TrendDays);OFFSET([.$F13];0;DoneDays_5-TrendDays;1;TrendDays);[.L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M13])&lt;0;&quot;&quot;;TREND(OFFSET([.$F10];0;DoneDays_5-TrendDays;1;TrendDays);OFFSET([.$F13];0;DoneDays_5-TrendDays;1;TrendDays);[.M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N13])&lt;0;&quot;&quot;;TREND(OFFSET([.$F10];0;DoneDays_5-TrendDays;1;TrendDays);OFFSET([.$F13];0;DoneDays_5-TrendDays;1;TrendDays);[.N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O13])&lt;0;&quot;&quot;;TREND(OFFSET([.$F10];0;DoneDays_5-TrendDays;1;TrendDays);OFFSET([.$F13];0;DoneDays_5-TrendDays;1;TrendDays);[.O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P13])&lt;0;&quot;&quot;;TREND(OFFSET([.$F10];0;DoneDays_5-TrendDays;1;TrendDays);OFFSET([.$F13];0;DoneDays_5-TrendDays;1;TrendDays);[.P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Q13])&lt;0;&quot;&quot;;TREND(OFFSET([.$F10];0;DoneDays_5-TrendDays;1;TrendDays);OFFSET([.$F13];0;DoneDays_5-TrendDays;1;TrendDays);[.Q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R13])&lt;0;&quot;&quot;;TREND(OFFSET([.$F10];0;DoneDays_5-TrendDays;1;TrendDays);OFFSET([.$F13];0;DoneDays_5-TrendDays;1;TrendDays);[.R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S13])&lt;0;&quot;&quot;;TREND(OFFSET([.$F10];0;DoneDays_5-TrendDays;1;TrendDays);OFFSET([.$F13];0;DoneDays_5-TrendDays;1;TrendDays);[.S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T13])&lt;0;&quot;&quot;;TREND(OFFSET([.$F10];0;DoneDays_5-TrendDays;1;TrendDays);OFFSET([.$F13];0;DoneDays_5-TrendDays;1;TrendDays);[.T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U13])&lt;0;&quot;&quot;;TREND(OFFSET([.$F10];0;DoneDays_5-TrendDays;1;TrendDays);OFFSET([.$F13];0;DoneDays_5-TrendDays;1;TrendDays);[.U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V13])&lt;0;&quot;&quot;;TREND(OFFSET([.$F10];0;DoneDays_5-TrendDays;1;TrendDays);OFFSET([.$F13];0;DoneDays_5-TrendDays;1;TrendDays);[.V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W13])&lt;0;&quot;&quot;;TREND(OFFSET([.$F10];0;DoneDays_5-TrendDays;1;TrendDays);OFFSET([.$F13];0;DoneDays_5-TrendDays;1;TrendDays);[.W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X13])&lt;0;&quot;&quot;;TREND(OFFSET([.$F10];0;DoneDays_5-TrendDays;1;TrendDays);OFFSET([.$F13];0;DoneDays_5-TrendDays;1;TrendDays);[.X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Y13])&lt;0;&quot;&quot;;TREND(OFFSET([.$F10];0;DoneDays_5-TrendDays;1;TrendDays);OFFSET([.$F13];0;DoneDays_5-TrendDays;1;TrendDays);[.Y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Z13])&lt;0;&quot;&quot;;TREND(OFFSET([.$F10];0;DoneDays_5-TrendDays;1;TrendDays);OFFSET([.$F13];0;DoneDays_5-TrendDays;1;TrendDays);[.Z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A13])&lt;0;&quot;&quot;;TREND(OFFSET([.$F10];0;DoneDays_5-TrendDays;1;TrendDays);OFFSET([.$F13];0;DoneDays_5-TrendDays;1;TrendDays);[.AA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B13])&lt;0;&quot;&quot;;TREND(OFFSET([.$F10];0;DoneDays_5-TrendDays;1;TrendDays);OFFSET([.$F13];0;DoneDays_5-TrendDays;1;TrendDays);[.AB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C13])&lt;0;&quot;&quot;;TREND(OFFSET([.$F10];0;DoneDays_5-TrendDays;1;TrendDays);OFFSET([.$F13];0;DoneDays_5-TrendDays;1;TrendDays);[.AC13]))" office:value-type="float" office:value="-1.#NAN">
            <text:p>-1.#NAN</text:p>
          </table:table-cell>
          <table:table-cell table:formula="of:=IF(TREND(OFFSET([.$F10];0;DoneDays_5-TrendDays;1;TrendDays);OFFSET([.$F13];0;DoneDays_5-TrendDays;1;TrendDays);[.AD13])&lt;0;&quot;&quot;;TREND(OFFSET([.$F10];0;DoneDays_5-TrendDays;1;TrendDays);OFFSET([.$F13];0;DoneDays_5-TrendDays;1;TrendDays);[.AD13]))" office:value-type="float" office:value="-1.#NAN">
            <text:p>-1.#NAN</text:p>
          </table:table-cell>
          <table:table-cell table:number-columns-repeated="994"/>
        </table:table-row>
        <table:table-row table:style-name="ro2" table:visibility="collapse">
          <table:table-cell table:style-name="ce68" office:value-type="string">
            <text:p>template rows</text:p>
          </table:table-cell>
          <table:table-cell table:style-name="Default"/>
          <table:table-cell office:value-type="string">
            <text:p>Trend Days</text:p>
          </table:table-cell>
          <table:table-cell table:style-name="ce24" table:formula="of:=IF(DoneDays_5&gt;[.B10];[.B10];DoneDays_5)" office:value-type="float" office:value="1">
            <text:p>1</text:p>
          </table:table-cell>
          <table:table-cell/>
          <table:table-cell table:formula="of:=IF(DoneDays_5&gt;[.E13];[.E13]+1;&quot;&quot;)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994"/>
        </table:table-row>
        <table:table-row table:style-name="ro2">
          <table:table-cell table:style-name="ce95" office:value-type="string">
            <text:p>Task name</text:p>
          </table:table-cell>
          <table:table-cell table:style-name="ce100" office:value-type="string">
            <text:p>Story ID</text:p>
          </table:table-cell>
          <table:table-cell table:style-name="ce95" office:value-type="string">
            <text:p>Responsible</text:p>
          </table:table-cell>
          <table:table-cell table:style-name="ce95" office:value-type="string">
            <text:p>Status</text:p>
          </table:table-cell>
          <table:table-cell table:style-name="ce100" office:value-type="string">
            <text:p>Est.</text:p>
          </table:table-cell>
          <table:table-cell table:style-name="ce100" office:value-type="float" office:value="1">
            <text:p>1</text:p>
          </table:table-cell>
          <table:table-cell table:style-name="ce100" table:formula="of:=IF([.$B$9]&gt;[.F14];[.F14]+1;&quot;&quot;)" office:value-type="float" office:value="2">
            <text:p>2</text:p>
          </table:table-cell>
          <table:table-cell table:style-name="ce100" table:formula="of:=IF([.$B$9]&gt;[.G14];[.G14]+1;&quot;&quot;)" office:value-type="float" office:value="3">
            <text:p>3</text:p>
          </table:table-cell>
          <table:table-cell table:style-name="ce100" table:formula="of:=IF([.$B$9]&gt;[.H14];[.H14]+1;&quot;&quot;)" office:value-type="float" office:value="4">
            <text:p>4</text:p>
          </table:table-cell>
          <table:table-cell table:style-name="ce100" table:formula="of:=IF([.$B$9]&gt;[.I14];[.I14]+1;&quot;&quot;)" office:value-type="float" office:value="5">
            <text:p>5</text:p>
          </table:table-cell>
          <table:table-cell table:style-name="ce100" table:formula="of:=IF([.$B$9]&gt;[.J14];[.J14]+1;&quot;&quot;)">
            <text:p/>
          </table:table-cell>
          <table:table-cell table:style-name="ce100" table:formula="of:=IF([.$B$9]&gt;[.K14];[.K14]+1;&quot;&quot;)">
            <text:p/>
          </table:table-cell>
          <table:table-cell table:style-name="ce100" table:formula="of:=IF([.$B$9]&gt;[.L14];[.L14]+1;&quot;&quot;)">
            <text:p/>
          </table:table-cell>
          <table:table-cell table:style-name="ce100" table:formula="of:=IF([.$B$9]&gt;[.M14];[.M14]+1;&quot;&quot;)">
            <text:p/>
          </table:table-cell>
          <table:table-cell table:style-name="ce100" table:formula="of:=IF([.$B$9]&gt;[.N14];[.N14]+1;&quot;&quot;)">
            <text:p/>
          </table:table-cell>
          <table:table-cell table:style-name="ce100" table:formula="of:=IF([.$B$9]&gt;[.O14];[.O14]+1;&quot;&quot;)">
            <text:p/>
          </table:table-cell>
          <table:table-cell table:style-name="ce100" table:formula="of:=IF([.$B$9]&gt;[.P14];[.P14]+1;&quot;&quot;)">
            <text:p/>
          </table:table-cell>
          <table:table-cell table:style-name="ce100" table:formula="of:=IF([.$B$9]&gt;[.Q14];[.Q14]+1;&quot;&quot;)">
            <text:p/>
          </table:table-cell>
          <table:table-cell table:style-name="ce100" table:formula="of:=IF([.$B$9]&gt;[.R14];[.R14]+1;&quot;&quot;)">
            <text:p/>
          </table:table-cell>
          <table:table-cell table:style-name="ce100" table:formula="of:=IF([.$B$9]&gt;[.S14];[.S14]+1;&quot;&quot;)">
            <text:p/>
          </table:table-cell>
          <table:table-cell table:style-name="ce100" table:formula="of:=IF([.$B$9]&gt;[.T14];[.T14]+1;&quot;&quot;)">
            <text:p/>
          </table:table-cell>
          <table:table-cell table:style-name="ce100" table:formula="of:=IF([.$B$9]&gt;[.U14];[.U14]+1;&quot;&quot;)">
            <text:p/>
          </table:table-cell>
          <table:table-cell table:style-name="ce100" table:formula="of:=IF([.$B$9]&gt;[.V14];[.V14]+1;&quot;&quot;)">
            <text:p/>
          </table:table-cell>
          <table:table-cell table:style-name="ce100" table:formula="of:=IF([.$B$9]&gt;[.W14];[.W14]+1;&quot;&quot;)">
            <text:p/>
          </table:table-cell>
          <table:table-cell table:style-name="ce100" table:formula="of:=IF([.$B$9]&gt;[.X14];[.X14]+1;&quot;&quot;)">
            <text:p/>
          </table:table-cell>
          <table:table-cell table:style-name="ce100" table:formula="of:=IF([.$B$9]&gt;[.Y14];[.Y14]+1;&quot;&quot;)">
            <text:p/>
          </table:table-cell>
          <table:table-cell table:style-name="ce100" table:formula="of:=IF([.$B$9]&gt;[.Z14];[.Z14]+1;&quot;&quot;)">
            <text:p/>
          </table:table-cell>
          <table:table-cell table:style-name="ce100" table:formula="of:=IF([.$B$9]&gt;[.AA14];[.AA14]+1;&quot;&quot;)">
            <text:p/>
          </table:table-cell>
          <table:table-cell table:style-name="ce100" table:formula="of:=IF([.$B$9]&gt;[.AB14];[.AB14]+1;&quot;&quot;)">
            <text:p/>
          </table:table-cell>
          <table:table-cell table:style-name="ce100" table:formula="of:=IF([.$B$9]&gt;[.AC14];[.AC14]+1;&quot;&quot;)">
            <text:p/>
          </table:table-cell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5]&lt;&gt;&quot;&quot;;&quot;Planned&quot;;&quot;&quot;)">
            <text:p/>
          </table:table-cell>
          <table:table-cell table:style-name="ce101"/>
          <table:table-cell table:style-name="ce101" table:formula="of:=IF(OR([.F$14]=&quot;&quot;;[.$E15]=&quot;&quot;);&quot;&quot;;[.E15])">
            <text:p/>
          </table:table-cell>
          <table:table-cell table:style-name="ce101" table:number-columns-repeated="3"/>
          <table:table-cell table:style-name="ce102" table:number-columns-repeated="21"/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6]&lt;&gt;&quot;&quot;;&quot;Planned&quot;;&quot;&quot;)">
            <text:p/>
          </table:table-cell>
          <table:table-cell table:style-name="ce101"/>
          <table:table-cell table:style-name="ce101" table:formula="of:=IF(OR([.F$14]=&quot;&quot;;[.$E16]=&quot;&quot;);&quot;&quot;;[.E16])">
            <text:p/>
          </table:table-cell>
          <table:table-cell table:style-name="ce101" table:number-columns-repeated="3"/>
          <table:table-cell table:style-name="ce102" table:number-columns-repeated="18"/>
          <table:table-cell table:style-name="ce102"/>
          <table:table-cell table:style-name="ce102" table:formula="of:=IF(OR([.AC$14]=&quot;&quot;;[.$E16]=&quot;&quot;);&quot;&quot;;[.AB16])">
            <text:p/>
          </table:table-cell>
          <table:table-cell table:style-name="ce102" table:formula="of:=IF(OR([.AD$14]=&quot;&quot;;[.$E16]=&quot;&quot;);&quot;&quot;;[.AC16])">
            <text:p/>
          </table:table-cell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7]&lt;&gt;&quot;&quot;;&quot;Planned&quot;;&quot;&quot;)">
            <text:p/>
          </table:table-cell>
          <table:table-cell table:style-name="ce101"/>
          <table:table-cell table:style-name="ce101" table:formula="of:=IF(OR([.F$14]=&quot;&quot;;[.$E17]=&quot;&quot;);&quot;&quot;;[.E17])">
            <text:p/>
          </table:table-cell>
          <table:table-cell table:style-name="ce101" table:number-columns-repeated="3"/>
          <table:table-cell table:style-name="ce102" table:number-columns-repeated="18"/>
          <table:table-cell table:style-name="ce102"/>
          <table:table-cell table:style-name="ce102" table:formula="of:=IF(OR([.AC$14]=&quot;&quot;;[.$E17]=&quot;&quot;);&quot;&quot;;[.AB17])">
            <text:p/>
          </table:table-cell>
          <table:table-cell table:style-name="ce102" table:formula="of:=IF(OR([.AD$14]=&quot;&quot;;[.$E17]=&quot;&quot;);&quot;&quot;;[.AC17])">
            <text:p/>
          </table:table-cell>
          <table:table-cell table:number-columns-repeated="994"/>
        </table:table-row>
        <table:table-row table:style-name="ro2">
          <table:table-cell table:style-name="ce96"/>
          <table:table-cell table:style-name="ce101"/>
          <table:table-cell table:style-name="ce96"/>
          <table:table-cell table:style-name="ce104" table:content-validation-name="val4" table:formula="of:=IF([.A18]&lt;&gt;&quot;&quot;;&quot;Planned&quot;;&quot;&quot;)">
            <text:p/>
          </table:table-cell>
          <table:table-cell table:style-name="ce101"/>
          <table:table-cell table:style-name="ce101" table:formula="of:=IF(OR([.F$14]=&quot;&quot;;[.$E18]=&quot;&quot;);&quot;&quot;;[.E18])">
            <text:p/>
          </table:table-cell>
          <table:table-cell table:style-name="ce101" table:number-columns-repeated="3"/>
          <table:table-cell table:style-name="ce102" table:number-columns-repeated="18"/>
          <table:table-cell table:style-name="ce102"/>
          <table:table-cell table:style-name="ce102" table:formula="of:=IF(OR([.AC$14]=&quot;&quot;;[.$E18]=&quot;&quot;);&quot;&quot;;[.AB18])">
            <text:p/>
          </table:table-cell>
          <table:table-cell table:style-name="ce102" table:formula="of:=IF(OR([.AD$14]=&quot;&quot;;[.$E18]=&quot;&quot;);&quot;&quot;;[.AC1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19]&lt;&gt;&quot;&quot;;&quot;Planned&quot;;&quot;&quot;)">
            <text:p/>
          </table:table-cell>
          <table:table-cell table:style-name="ce102"/>
          <table:table-cell table:style-name="ce102" table:formula="of:=IF(OR([.F$14]=&quot;&quot;;[.$E19]=&quot;&quot;);&quot;&quot;;[.E1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19]=&quot;&quot;);&quot;&quot;;[.AB19])">
            <text:p/>
          </table:table-cell>
          <table:table-cell table:style-name="ce102" table:formula="of:=IF(OR([.AD$14]=&quot;&quot;;[.$E19]=&quot;&quot;);&quot;&quot;;[.AC1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0]&lt;&gt;&quot;&quot;;&quot;Planned&quot;;&quot;&quot;)">
            <text:p/>
          </table:table-cell>
          <table:table-cell table:style-name="ce102"/>
          <table:table-cell table:style-name="ce102" table:formula="of:=IF(OR([.F$14]=&quot;&quot;;[.$E20]=&quot;&quot;);&quot;&quot;;[.E2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0]=&quot;&quot;);&quot;&quot;;[.AB20])">
            <text:p/>
          </table:table-cell>
          <table:table-cell table:style-name="ce102" table:formula="of:=IF(OR([.AD$14]=&quot;&quot;;[.$E20]=&quot;&quot;);&quot;&quot;;[.AC2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1]&lt;&gt;&quot;&quot;;&quot;Planned&quot;;&quot;&quot;)">
            <text:p/>
          </table:table-cell>
          <table:table-cell table:style-name="ce102"/>
          <table:table-cell table:style-name="ce102" table:formula="of:=IF(OR([.F$14]=&quot;&quot;;[.$E21]=&quot;&quot;);&quot;&quot;;[.E2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1]=&quot;&quot;);&quot;&quot;;[.AB21])">
            <text:p/>
          </table:table-cell>
          <table:table-cell table:style-name="ce102" table:formula="of:=IF(OR([.AD$14]=&quot;&quot;;[.$E21]=&quot;&quot;);&quot;&quot;;[.AC2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2]&lt;&gt;&quot;&quot;;&quot;Planned&quot;;&quot;&quot;)">
            <text:p/>
          </table:table-cell>
          <table:table-cell table:style-name="ce102"/>
          <table:table-cell table:style-name="ce102" table:formula="of:=IF(OR([.F$14]=&quot;&quot;;[.$E22]=&quot;&quot;);&quot;&quot;;[.E2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2]=&quot;&quot;);&quot;&quot;;[.AB22])">
            <text:p/>
          </table:table-cell>
          <table:table-cell table:style-name="ce102" table:formula="of:=IF(OR([.AD$14]=&quot;&quot;;[.$E22]=&quot;&quot;);&quot;&quot;;[.AC2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3]&lt;&gt;&quot;&quot;;&quot;Planned&quot;;&quot;&quot;)">
            <text:p/>
          </table:table-cell>
          <table:table-cell table:style-name="ce102"/>
          <table:table-cell table:style-name="ce102" table:formula="of:=IF(OR([.F$14]=&quot;&quot;;[.$E23]=&quot;&quot;);&quot;&quot;;[.E2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3]=&quot;&quot;);&quot;&quot;;[.AB23])">
            <text:p/>
          </table:table-cell>
          <table:table-cell table:style-name="ce102" table:formula="of:=IF(OR([.AD$14]=&quot;&quot;;[.$E23]=&quot;&quot;);&quot;&quot;;[.AC2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4]&lt;&gt;&quot;&quot;;&quot;Planned&quot;;&quot;&quot;)">
            <text:p/>
          </table:table-cell>
          <table:table-cell table:style-name="ce102"/>
          <table:table-cell table:style-name="ce102" table:formula="of:=IF(OR([.F$14]=&quot;&quot;;[.$E24]=&quot;&quot;);&quot;&quot;;[.E2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4]=&quot;&quot;);&quot;&quot;;[.AB24])">
            <text:p/>
          </table:table-cell>
          <table:table-cell table:style-name="ce102" table:formula="of:=IF(OR([.AD$14]=&quot;&quot;;[.$E24]=&quot;&quot;);&quot;&quot;;[.AC2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5]&lt;&gt;&quot;&quot;;&quot;Planned&quot;;&quot;&quot;)">
            <text:p/>
          </table:table-cell>
          <table:table-cell table:style-name="ce102"/>
          <table:table-cell table:style-name="ce102" table:formula="of:=IF(OR([.F$14]=&quot;&quot;;[.$E25]=&quot;&quot;);&quot;&quot;;[.E2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5]=&quot;&quot;);&quot;&quot;;[.AB25])">
            <text:p/>
          </table:table-cell>
          <table:table-cell table:style-name="ce102" table:formula="of:=IF(OR([.AD$14]=&quot;&quot;;[.$E25]=&quot;&quot;);&quot;&quot;;[.AC2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6]&lt;&gt;&quot;&quot;;&quot;Planned&quot;;&quot;&quot;)">
            <text:p/>
          </table:table-cell>
          <table:table-cell table:style-name="ce102"/>
          <table:table-cell table:style-name="ce102" table:formula="of:=IF(OR([.F$14]=&quot;&quot;;[.$E26]=&quot;&quot;);&quot;&quot;;[.E2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6]=&quot;&quot;);&quot;&quot;;[.AB26])">
            <text:p/>
          </table:table-cell>
          <table:table-cell table:style-name="ce102" table:formula="of:=IF(OR([.AD$14]=&quot;&quot;;[.$E26]=&quot;&quot;);&quot;&quot;;[.AC2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7]&lt;&gt;&quot;&quot;;&quot;Planned&quot;;&quot;&quot;)">
            <text:p/>
          </table:table-cell>
          <table:table-cell table:style-name="ce102"/>
          <table:table-cell table:style-name="ce102" table:formula="of:=IF(OR([.F$14]=&quot;&quot;;[.$E27]=&quot;&quot;);&quot;&quot;;[.E2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7]=&quot;&quot;);&quot;&quot;;[.AB27])">
            <text:p/>
          </table:table-cell>
          <table:table-cell table:style-name="ce102" table:formula="of:=IF(OR([.AD$14]=&quot;&quot;;[.$E27]=&quot;&quot;);&quot;&quot;;[.AC2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8]&lt;&gt;&quot;&quot;;&quot;Planned&quot;;&quot;&quot;)">
            <text:p/>
          </table:table-cell>
          <table:table-cell table:style-name="ce102"/>
          <table:table-cell table:style-name="ce102" table:formula="of:=IF(OR([.F$14]=&quot;&quot;;[.$E28]=&quot;&quot;);&quot;&quot;;[.E28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8]=&quot;&quot;);&quot;&quot;;[.AB28])">
            <text:p/>
          </table:table-cell>
          <table:table-cell table:style-name="ce102" table:formula="of:=IF(OR([.AD$14]=&quot;&quot;;[.$E28]=&quot;&quot;);&quot;&quot;;[.AC2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29]&lt;&gt;&quot;&quot;;&quot;Planned&quot;;&quot;&quot;)">
            <text:p/>
          </table:table-cell>
          <table:table-cell table:style-name="ce102"/>
          <table:table-cell table:style-name="ce102" table:formula="of:=IF(OR([.F$14]=&quot;&quot;;[.$E29]=&quot;&quot;);&quot;&quot;;[.E2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29]=&quot;&quot;);&quot;&quot;;[.AB29])">
            <text:p/>
          </table:table-cell>
          <table:table-cell table:style-name="ce102" table:formula="of:=IF(OR([.AD$14]=&quot;&quot;;[.$E29]=&quot;&quot;);&quot;&quot;;[.AC2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0]&lt;&gt;&quot;&quot;;&quot;Planned&quot;;&quot;&quot;)">
            <text:p/>
          </table:table-cell>
          <table:table-cell table:style-name="ce102"/>
          <table:table-cell table:style-name="ce102" table:formula="of:=IF(OR([.F$14]=&quot;&quot;;[.$E30]=&quot;&quot;);&quot;&quot;;[.E3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0]=&quot;&quot;);&quot;&quot;;[.AB30])">
            <text:p/>
          </table:table-cell>
          <table:table-cell table:style-name="ce102" table:formula="of:=IF(OR([.AD$14]=&quot;&quot;;[.$E30]=&quot;&quot;);&quot;&quot;;[.AC3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1]&lt;&gt;&quot;&quot;;&quot;Planned&quot;;&quot;&quot;)">
            <text:p/>
          </table:table-cell>
          <table:table-cell table:style-name="ce102"/>
          <table:table-cell table:style-name="ce102" table:formula="of:=IF(OR([.F$14]=&quot;&quot;;[.$E31]=&quot;&quot;);&quot;&quot;;[.E3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1]=&quot;&quot;);&quot;&quot;;[.AB31])">
            <text:p/>
          </table:table-cell>
          <table:table-cell table:style-name="ce102" table:formula="of:=IF(OR([.AD$14]=&quot;&quot;;[.$E31]=&quot;&quot;);&quot;&quot;;[.AC3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2]&lt;&gt;&quot;&quot;;&quot;Planned&quot;;&quot;&quot;)">
            <text:p/>
          </table:table-cell>
          <table:table-cell table:style-name="ce102"/>
          <table:table-cell table:style-name="ce102" table:formula="of:=IF(OR([.F$14]=&quot;&quot;;[.$E32]=&quot;&quot;);&quot;&quot;;[.E3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2]=&quot;&quot;);&quot;&quot;;[.AB32])">
            <text:p/>
          </table:table-cell>
          <table:table-cell table:style-name="ce102" table:formula="of:=IF(OR([.AD$14]=&quot;&quot;;[.$E32]=&quot;&quot;);&quot;&quot;;[.AC3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3]&lt;&gt;&quot;&quot;;&quot;Planned&quot;;&quot;&quot;)">
            <text:p/>
          </table:table-cell>
          <table:table-cell table:style-name="ce102"/>
          <table:table-cell table:style-name="ce102" table:formula="of:=IF(OR([.F$14]=&quot;&quot;;[.$E33]=&quot;&quot;);&quot;&quot;;[.E3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3]=&quot;&quot;);&quot;&quot;;[.AB33])">
            <text:p/>
          </table:table-cell>
          <table:table-cell table:style-name="ce102" table:formula="of:=IF(OR([.AD$14]=&quot;&quot;;[.$E33]=&quot;&quot;);&quot;&quot;;[.AC3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4]&lt;&gt;&quot;&quot;;&quot;Planned&quot;;&quot;&quot;)">
            <text:p/>
          </table:table-cell>
          <table:table-cell table:style-name="ce102"/>
          <table:table-cell table:style-name="ce102" table:formula="of:=IF(OR([.F$14]=&quot;&quot;;[.$E34]=&quot;&quot;);&quot;&quot;;[.E3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4]=&quot;&quot;);&quot;&quot;;[.AB34])">
            <text:p/>
          </table:table-cell>
          <table:table-cell table:style-name="ce102" table:formula="of:=IF(OR([.AD$14]=&quot;&quot;;[.$E34]=&quot;&quot;);&quot;&quot;;[.AC3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5]&lt;&gt;&quot;&quot;;&quot;Planned&quot;;&quot;&quot;)">
            <text:p/>
          </table:table-cell>
          <table:table-cell table:style-name="ce102"/>
          <table:table-cell table:style-name="ce102" table:formula="of:=IF(OR([.F$14]=&quot;&quot;;[.$E35]=&quot;&quot;);&quot;&quot;;[.E3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5]=&quot;&quot;);&quot;&quot;;[.AB35])">
            <text:p/>
          </table:table-cell>
          <table:table-cell table:style-name="ce102" table:formula="of:=IF(OR([.AD$14]=&quot;&quot;;[.$E35]=&quot;&quot;);&quot;&quot;;[.AC3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6]&lt;&gt;&quot;&quot;;&quot;Planned&quot;;&quot;&quot;)">
            <text:p/>
          </table:table-cell>
          <table:table-cell table:style-name="ce102"/>
          <table:table-cell table:style-name="ce102" table:formula="of:=IF(OR([.F$14]=&quot;&quot;;[.$E36]=&quot;&quot;);&quot;&quot;;[.E3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6]=&quot;&quot;);&quot;&quot;;[.AB36])">
            <text:p/>
          </table:table-cell>
          <table:table-cell table:style-name="ce102" table:formula="of:=IF(OR([.AD$14]=&quot;&quot;;[.$E36]=&quot;&quot;);&quot;&quot;;[.AC3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7]&lt;&gt;&quot;&quot;;&quot;Planned&quot;;&quot;&quot;)">
            <text:p/>
          </table:table-cell>
          <table:table-cell table:style-name="ce102"/>
          <table:table-cell table:style-name="ce102" table:formula="of:=IF(OR([.F$14]=&quot;&quot;;[.$E37]=&quot;&quot;);&quot;&quot;;[.E3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7]=&quot;&quot;);&quot;&quot;;[.AB37])">
            <text:p/>
          </table:table-cell>
          <table:table-cell table:style-name="ce102" table:formula="of:=IF(OR([.AD$14]=&quot;&quot;;[.$E37]=&quot;&quot;);&quot;&quot;;[.AC3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8]&lt;&gt;&quot;&quot;;&quot;Planned&quot;;&quot;&quot;)">
            <text:p/>
          </table:table-cell>
          <table:table-cell table:style-name="ce102"/>
          <table:table-cell table:style-name="ce102" table:formula="of:=IF(OR([.F$14]=&quot;&quot;;[.$E38]=&quot;&quot;);&quot;&quot;;[.E38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8]=&quot;&quot;);&quot;&quot;;[.AB38])">
            <text:p/>
          </table:table-cell>
          <table:table-cell table:style-name="ce102" table:formula="of:=IF(OR([.AD$14]=&quot;&quot;;[.$E38]=&quot;&quot;);&quot;&quot;;[.AC3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39]&lt;&gt;&quot;&quot;;&quot;Planned&quot;;&quot;&quot;)">
            <text:p/>
          </table:table-cell>
          <table:table-cell table:style-name="ce102"/>
          <table:table-cell table:style-name="ce102" table:formula="of:=IF(OR([.F$14]=&quot;&quot;;[.$E39]=&quot;&quot;);&quot;&quot;;[.E3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39]=&quot;&quot;);&quot;&quot;;[.AB39])">
            <text:p/>
          </table:table-cell>
          <table:table-cell table:style-name="ce102" table:formula="of:=IF(OR([.AD$14]=&quot;&quot;;[.$E39]=&quot;&quot;);&quot;&quot;;[.AC3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0]&lt;&gt;&quot;&quot;;&quot;Planned&quot;;&quot;&quot;)">
            <text:p/>
          </table:table-cell>
          <table:table-cell table:style-name="ce102"/>
          <table:table-cell table:style-name="ce102" table:formula="of:=IF(OR([.F$14]=&quot;&quot;;[.$E40]=&quot;&quot;);&quot;&quot;;[.E4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0]=&quot;&quot;);&quot;&quot;;[.AB40])">
            <text:p/>
          </table:table-cell>
          <table:table-cell table:style-name="ce102" table:formula="of:=IF(OR([.AD$14]=&quot;&quot;;[.$E40]=&quot;&quot;);&quot;&quot;;[.AC4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1]&lt;&gt;&quot;&quot;;&quot;Planned&quot;;&quot;&quot;)">
            <text:p/>
          </table:table-cell>
          <table:table-cell table:style-name="ce102"/>
          <table:table-cell table:style-name="ce102" table:formula="of:=IF(OR([.F$14]=&quot;&quot;;[.$E41]=&quot;&quot;);&quot;&quot;;[.E4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1]=&quot;&quot;);&quot;&quot;;[.AB41])">
            <text:p/>
          </table:table-cell>
          <table:table-cell table:style-name="ce102" table:formula="of:=IF(OR([.AD$14]=&quot;&quot;;[.$E41]=&quot;&quot;);&quot;&quot;;[.AC4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2]&lt;&gt;&quot;&quot;;&quot;Planned&quot;;&quot;&quot;)">
            <text:p/>
          </table:table-cell>
          <table:table-cell table:style-name="ce102"/>
          <table:table-cell table:style-name="ce102" table:formula="of:=IF(OR([.F$14]=&quot;&quot;;[.$E42]=&quot;&quot;);&quot;&quot;;[.E4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2]=&quot;&quot;);&quot;&quot;;[.AB42])">
            <text:p/>
          </table:table-cell>
          <table:table-cell table:style-name="ce102" table:formula="of:=IF(OR([.AD$14]=&quot;&quot;;[.$E42]=&quot;&quot;);&quot;&quot;;[.AC4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3]&lt;&gt;&quot;&quot;;&quot;Planned&quot;;&quot;&quot;)">
            <text:p/>
          </table:table-cell>
          <table:table-cell table:style-name="ce102"/>
          <table:table-cell table:style-name="ce102" table:formula="of:=IF(OR([.F$14]=&quot;&quot;;[.$E43]=&quot;&quot;);&quot;&quot;;[.E4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3]=&quot;&quot;);&quot;&quot;;[.AB43])">
            <text:p/>
          </table:table-cell>
          <table:table-cell table:style-name="ce102" table:formula="of:=IF(OR([.AD$14]=&quot;&quot;;[.$E43]=&quot;&quot;);&quot;&quot;;[.AC4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4]&lt;&gt;&quot;&quot;;&quot;Planned&quot;;&quot;&quot;)">
            <text:p/>
          </table:table-cell>
          <table:table-cell table:style-name="ce102"/>
          <table:table-cell table:style-name="ce102" table:formula="of:=IF(OR([.F$14]=&quot;&quot;;[.$E44]=&quot;&quot;);&quot;&quot;;[.E4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4]=&quot;&quot;);&quot;&quot;;[.AB44])">
            <text:p/>
          </table:table-cell>
          <table:table-cell table:style-name="ce102" table:formula="of:=IF(OR([.AD$14]=&quot;&quot;;[.$E44]=&quot;&quot;);&quot;&quot;;[.AC4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5]&lt;&gt;&quot;&quot;;&quot;Planned&quot;;&quot;&quot;)">
            <text:p/>
          </table:table-cell>
          <table:table-cell table:style-name="ce102"/>
          <table:table-cell table:style-name="ce102" table:formula="of:=IF(OR([.F$14]=&quot;&quot;;[.$E45]=&quot;&quot;);&quot;&quot;;[.E4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5]=&quot;&quot;);&quot;&quot;;[.AB45])">
            <text:p/>
          </table:table-cell>
          <table:table-cell table:style-name="ce102" table:formula="of:=IF(OR([.AD$14]=&quot;&quot;;[.$E45]=&quot;&quot;);&quot;&quot;;[.AC4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6]&lt;&gt;&quot;&quot;;&quot;Planned&quot;;&quot;&quot;)">
            <text:p/>
          </table:table-cell>
          <table:table-cell table:style-name="ce102"/>
          <table:table-cell table:style-name="ce102" table:formula="of:=IF(OR([.F$14]=&quot;&quot;;[.$E46]=&quot;&quot;);&quot;&quot;;[.E4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6]=&quot;&quot;);&quot;&quot;;[.AB46])">
            <text:p/>
          </table:table-cell>
          <table:table-cell table:style-name="ce102" table:formula="of:=IF(OR([.AD$14]=&quot;&quot;;[.$E46]=&quot;&quot;);&quot;&quot;;[.AC4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7]&lt;&gt;&quot;&quot;;&quot;Planned&quot;;&quot;&quot;)">
            <text:p/>
          </table:table-cell>
          <table:table-cell table:style-name="ce102"/>
          <table:table-cell table:style-name="ce102" table:formula="of:=IF(OR([.F$14]=&quot;&quot;;[.$E47]=&quot;&quot;);&quot;&quot;;[.E4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7]=&quot;&quot;);&quot;&quot;;[.AB47])">
            <text:p/>
          </table:table-cell>
          <table:table-cell table:style-name="ce102" table:formula="of:=IF(OR([.AD$14]=&quot;&quot;;[.$E47]=&quot;&quot;);&quot;&quot;;[.AC4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8]&lt;&gt;&quot;&quot;;&quot;Planned&quot;;&quot;&quot;)">
            <text:p/>
          </table:table-cell>
          <table:table-cell table:style-name="ce102"/>
          <table:table-cell table:style-name="ce102" table:formula="of:=IF(OR([.F$14]=&quot;&quot;;[.$E48]=&quot;&quot;);&quot;&quot;;[.E48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8]=&quot;&quot;);&quot;&quot;;[.AB48])">
            <text:p/>
          </table:table-cell>
          <table:table-cell table:style-name="ce102" table:formula="of:=IF(OR([.AD$14]=&quot;&quot;;[.$E48]=&quot;&quot;);&quot;&quot;;[.AC48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49]&lt;&gt;&quot;&quot;;&quot;Planned&quot;;&quot;&quot;)">
            <text:p/>
          </table:table-cell>
          <table:table-cell table:style-name="ce102"/>
          <table:table-cell table:style-name="ce102" table:formula="of:=IF(OR([.F$14]=&quot;&quot;;[.$E49]=&quot;&quot;);&quot;&quot;;[.E49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49]=&quot;&quot;);&quot;&quot;;[.AB49])">
            <text:p/>
          </table:table-cell>
          <table:table-cell table:style-name="ce102" table:formula="of:=IF(OR([.AD$14]=&quot;&quot;;[.$E49]=&quot;&quot;);&quot;&quot;;[.AC49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0]&lt;&gt;&quot;&quot;;&quot;Planned&quot;;&quot;&quot;)">
            <text:p/>
          </table:table-cell>
          <table:table-cell table:style-name="ce102"/>
          <table:table-cell table:style-name="ce102" table:formula="of:=IF(OR([.F$14]=&quot;&quot;;[.$E50]=&quot;&quot;);&quot;&quot;;[.E50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0]=&quot;&quot;);&quot;&quot;;[.AB50])">
            <text:p/>
          </table:table-cell>
          <table:table-cell table:style-name="ce102" table:formula="of:=IF(OR([.AD$14]=&quot;&quot;;[.$E50]=&quot;&quot;);&quot;&quot;;[.AC50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1]&lt;&gt;&quot;&quot;;&quot;Planned&quot;;&quot;&quot;)">
            <text:p/>
          </table:table-cell>
          <table:table-cell table:style-name="ce102"/>
          <table:table-cell table:style-name="ce102" table:formula="of:=IF(OR([.F$14]=&quot;&quot;;[.$E51]=&quot;&quot;);&quot;&quot;;[.E51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1]=&quot;&quot;);&quot;&quot;;[.AB51])">
            <text:p/>
          </table:table-cell>
          <table:table-cell table:style-name="ce102" table:formula="of:=IF(OR([.AD$14]=&quot;&quot;;[.$E51]=&quot;&quot;);&quot;&quot;;[.AC51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2]&lt;&gt;&quot;&quot;;&quot;Planned&quot;;&quot;&quot;)">
            <text:p/>
          </table:table-cell>
          <table:table-cell table:style-name="ce102"/>
          <table:table-cell table:style-name="ce102" table:formula="of:=IF(OR([.F$14]=&quot;&quot;;[.$E52]=&quot;&quot;);&quot;&quot;;[.E52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2]=&quot;&quot;);&quot;&quot;;[.AB52])">
            <text:p/>
          </table:table-cell>
          <table:table-cell table:style-name="ce102" table:formula="of:=IF(OR([.AD$14]=&quot;&quot;;[.$E52]=&quot;&quot;);&quot;&quot;;[.AC52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3]&lt;&gt;&quot;&quot;;&quot;Planned&quot;;&quot;&quot;)">
            <text:p/>
          </table:table-cell>
          <table:table-cell table:style-name="ce102"/>
          <table:table-cell table:style-name="ce102" table:formula="of:=IF(OR([.F$14]=&quot;&quot;;[.$E53]=&quot;&quot;);&quot;&quot;;[.E53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3]=&quot;&quot;);&quot;&quot;;[.AB53])">
            <text:p/>
          </table:table-cell>
          <table:table-cell table:style-name="ce102" table:formula="of:=IF(OR([.AD$14]=&quot;&quot;;[.$E53]=&quot;&quot;);&quot;&quot;;[.AC53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4]&lt;&gt;&quot;&quot;;&quot;Planned&quot;;&quot;&quot;)">
            <text:p/>
          </table:table-cell>
          <table:table-cell table:style-name="ce102"/>
          <table:table-cell table:style-name="ce102" table:formula="of:=IF(OR([.F$14]=&quot;&quot;;[.$E54]=&quot;&quot;);&quot;&quot;;[.E54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4]=&quot;&quot;);&quot;&quot;;[.AB54])">
            <text:p/>
          </table:table-cell>
          <table:table-cell table:style-name="ce102" table:formula="of:=IF(OR([.AD$14]=&quot;&quot;;[.$E54]=&quot;&quot;);&quot;&quot;;[.AC54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5]&lt;&gt;&quot;&quot;;&quot;Planned&quot;;&quot;&quot;)">
            <text:p/>
          </table:table-cell>
          <table:table-cell table:style-name="ce102"/>
          <table:table-cell table:style-name="ce102" table:formula="of:=IF(OR([.F$14]=&quot;&quot;;[.$E55]=&quot;&quot;);&quot;&quot;;[.E55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5]=&quot;&quot;);&quot;&quot;;[.AB55])">
            <text:p/>
          </table:table-cell>
          <table:table-cell table:style-name="ce102" table:formula="of:=IF(OR([.AD$14]=&quot;&quot;;[.$E55]=&quot;&quot;);&quot;&quot;;[.AC55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6]&lt;&gt;&quot;&quot;;&quot;Planned&quot;;&quot;&quot;)">
            <text:p/>
          </table:table-cell>
          <table:table-cell table:style-name="ce102"/>
          <table:table-cell table:style-name="ce102" table:formula="of:=IF(OR([.F$14]=&quot;&quot;;[.$E56]=&quot;&quot;);&quot;&quot;;[.E56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6]=&quot;&quot;);&quot;&quot;;[.AB56])">
            <text:p/>
          </table:table-cell>
          <table:table-cell table:style-name="ce102" table:formula="of:=IF(OR([.AD$14]=&quot;&quot;;[.$E56]=&quot;&quot;);&quot;&quot;;[.AC56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7]&lt;&gt;&quot;&quot;;&quot;Planned&quot;;&quot;&quot;)">
            <text:p/>
          </table:table-cell>
          <table:table-cell table:style-name="ce102"/>
          <table:table-cell table:style-name="ce102" table:formula="of:=IF(OR([.F$14]=&quot;&quot;;[.$E57]=&quot;&quot;);&quot;&quot;;[.E57])">
            <text:p/>
          </table:table-cell>
          <table:table-cell table:style-name="ce102" table:number-columns-repeated="21"/>
          <table:table-cell table:style-name="ce102"/>
          <table:table-cell table:style-name="ce102" table:formula="of:=IF(OR([.AC$14]=&quot;&quot;;[.$E57]=&quot;&quot;);&quot;&quot;;[.AB57])">
            <text:p/>
          </table:table-cell>
          <table:table-cell table:style-name="ce102" table:formula="of:=IF(OR([.AD$14]=&quot;&quot;;[.$E57]=&quot;&quot;);&quot;&quot;;[.AC57])">
            <text:p/>
          </table:table-cell>
          <table:table-cell table:number-columns-repeated="994"/>
        </table:table-row>
        <table:table-row table:style-name="ro2">
          <table:table-cell table:style-name="ce97"/>
          <table:table-cell table:style-name="ce102"/>
          <table:table-cell table:style-name="ce97"/>
          <table:table-cell table:style-name="ce105" table:content-validation-name="val4" table:formula="of:=IF([.A58]&lt;&gt;&quot;&quot;;&quot;Planned&quot;;&quot;&quot;)">
            <text:p/>
          </table:table-cell>
          <table:table-cell table:style-name="ce102"/>
          <table:table-cell table:style-name="ce102" table:formula="of:=IF(OR([.F$14]=&quot;&quot;;[.$E58]=&quot;&quot;);&quot;&quot;;[.E58])">
            <text:p/>
          </table:table-cell>
          <table:table-cell table:style-name="ce102" table:formula="of:=IF(OR([.G$14]=&quot;&quot;;[.$E58]=&quot;&quot;);&quot;&quot;;[.F58])">
            <text:p/>
          </table:table-cell>
          <table:table-cell table:style-name="ce102" table:formula="of:=IF(OR([.H$14]=&quot;&quot;;[.$E58]=&quot;&quot;);&quot;&quot;;[.G58])">
            <text:p/>
          </table:table-cell>
          <table:table-cell table:style-name="ce102" table:formula="of:=IF(OR([.I$14]=&quot;&quot;;[.$E58]=&quot;&quot;);&quot;&quot;;[.H58])">
            <text:p/>
          </table:table-cell>
          <table:table-cell table:style-name="ce102" table:formula="of:=IF(OR([.J$14]=&quot;&quot;;[.$E58]=&quot;&quot;);&quot;&quot;;[.I58])">
            <text:p/>
          </table:table-cell>
          <table:table-cell table:style-name="ce102" table:formula="of:=IF(OR([.K$14]=&quot;&quot;;[.$E58]=&quot;&quot;);&quot;&quot;;[.J58])">
            <text:p/>
          </table:table-cell>
          <table:table-cell table:style-name="ce102" table:formula="of:=IF(OR([.L$14]=&quot;&quot;;[.$E58]=&quot;&quot;);&quot;&quot;;[.K58])">
            <text:p/>
          </table:table-cell>
          <table:table-cell table:style-name="ce102" table:formula="of:=IF(OR([.M$14]=&quot;&quot;;[.$E58]=&quot;&quot;);&quot;&quot;;[.L58])">
            <text:p/>
          </table:table-cell>
          <table:table-cell table:style-name="ce102" table:formula="of:=IF(OR([.N$14]=&quot;&quot;;[.$E58]=&quot;&quot;);&quot;&quot;;[.M58])">
            <text:p/>
          </table:table-cell>
          <table:table-cell table:style-name="ce102" table:formula="of:=IF(OR([.O$14]=&quot;&quot;;[.$E58]=&quot;&quot;);&quot;&quot;;[.N58])">
            <text:p/>
          </table:table-cell>
          <table:table-cell table:style-name="ce102" table:formula="of:=IF(OR([.P$14]=&quot;&quot;;[.$E58]=&quot;&quot;);&quot;&quot;;[.O58])">
            <text:p/>
          </table:table-cell>
          <table:table-cell table:style-name="ce102" table:formula="of:=IF(OR([.Q$14]=&quot;&quot;;[.$E58]=&quot;&quot;);&quot;&quot;;[.P58])">
            <text:p/>
          </table:table-cell>
          <table:table-cell table:style-name="ce102" table:formula="of:=IF(OR([.R$14]=&quot;&quot;;[.$E58]=&quot;&quot;);&quot;&quot;;[.Q58])">
            <text:p/>
          </table:table-cell>
          <table:table-cell table:style-name="ce102" table:formula="of:=IF(OR([.S$14]=&quot;&quot;;[.$E58]=&quot;&quot;);&quot;&quot;;[.R58])">
            <text:p/>
          </table:table-cell>
          <table:table-cell table:style-name="ce102" table:formula="of:=IF(OR([.T$14]=&quot;&quot;;[.$E58]=&quot;&quot;);&quot;&quot;;[.S58])">
            <text:p/>
          </table:table-cell>
          <table:table-cell table:style-name="ce102" table:formula="of:=IF(OR([.U$14]=&quot;&quot;;[.$E58]=&quot;&quot;);&quot;&quot;;[.T58])">
            <text:p/>
          </table:table-cell>
          <table:table-cell table:style-name="ce102" table:formula="of:=IF(OR([.V$14]=&quot;&quot;;[.$E58]=&quot;&quot;);&quot;&quot;;[.U58])">
            <text:p/>
          </table:table-cell>
          <table:table-cell table:style-name="ce102" table:formula="of:=IF(OR([.W$14]=&quot;&quot;;[.$E58]=&quot;&quot;);&quot;&quot;;[.V58])">
            <text:p/>
          </table:table-cell>
          <table:table-cell table:style-name="ce102" table:formula="of:=IF(OR([.X$14]=&quot;&quot;;[.$E58]=&quot;&quot;);&quot;&quot;;[.W58])">
            <text:p/>
          </table:table-cell>
          <table:table-cell table:style-name="ce102" table:formula="of:=IF(OR([.Y$14]=&quot;&quot;;[.$E58]=&quot;&quot;);&quot;&quot;;[.X58])">
            <text:p/>
          </table:table-cell>
          <table:table-cell table:style-name="ce102" table:formula="of:=IF(OR([.Z$14]=&quot;&quot;;[.$E58]=&quot;&quot;);&quot;&quot;;[.Y58])">
            <text:p/>
          </table:table-cell>
          <table:table-cell table:style-name="ce102" table:formula="of:=IF(OR([.AA$14]=&quot;&quot;;[.$E58]=&quot;&quot;);&quot;&quot;;[.Z58])">
            <text:p/>
          </table:table-cell>
          <table:table-cell table:style-name="ce102" table:formula="of:=IF(OR([.AB$14]=&quot;&quot;;[.$E58]=&quot;&quot;);&quot;&quot;;[.AA58])">
            <text:p/>
          </table:table-cell>
          <table:table-cell table:style-name="ce102" table:formula="of:=IF(OR([.AC$14]=&quot;&quot;;[.$E58]=&quot;&quot;);&quot;&quot;;[.AB58])">
            <text:p/>
          </table:table-cell>
          <table:table-cell table:style-name="ce102" table:formula="of:=IF(OR([.AD$14]=&quot;&quot;;[.$E58]=&quot;&quot;);&quot;&quot;;[.AC58])">
            <text:p/>
          </table:table-cell>
          <table:table-cell table:number-columns-repeated="994"/>
        </table:table-row>
        <table:table-row table:style-name="ro2">
          <table:table-cell/>
          <table:table-cell table:number-columns-repeated="2"/>
          <table:table-cell table:content-validation-name="val4" table:formula="of:=IF([.A59]&lt;&gt;&quot;&quot;;&quot;Planned&quot;;&quot;&quot;)">
            <text:p/>
          </table:table-cell>
          <table:table-cell/>
          <table:table-cell table:formula="of:=IF(OR([.F$14]=&quot;&quot;;[.$E59]=&quot;&quot;);&quot;&quot;;[.E59])">
            <text:p/>
          </table:table-cell>
          <table:table-cell table:formula="of:=IF(OR([.G$14]=&quot;&quot;;[.$E59]=&quot;&quot;);&quot;&quot;;[.F59])">
            <text:p/>
          </table:table-cell>
          <table:table-cell table:formula="of:=IF(OR([.H$14]=&quot;&quot;;[.$E59]=&quot;&quot;);&quot;&quot;;[.G59])">
            <text:p/>
          </table:table-cell>
          <table:table-cell table:formula="of:=IF(OR([.I$14]=&quot;&quot;;[.$E59]=&quot;&quot;);&quot;&quot;;[.H59])">
            <text:p/>
          </table:table-cell>
          <table:table-cell table:formula="of:=IF(OR([.J$14]=&quot;&quot;;[.$E59]=&quot;&quot;);&quot;&quot;;[.I59])">
            <text:p/>
          </table:table-cell>
          <table:table-cell table:formula="of:=IF(OR([.K$14]=&quot;&quot;;[.$E59]=&quot;&quot;);&quot;&quot;;[.J59])">
            <text:p/>
          </table:table-cell>
          <table:table-cell table:formula="of:=IF(OR([.L$14]=&quot;&quot;;[.$E59]=&quot;&quot;);&quot;&quot;;[.K59])">
            <text:p/>
          </table:table-cell>
          <table:table-cell table:formula="of:=IF(OR([.M$14]=&quot;&quot;;[.$E59]=&quot;&quot;);&quot;&quot;;[.L59])">
            <text:p/>
          </table:table-cell>
          <table:table-cell table:formula="of:=IF(OR([.N$14]=&quot;&quot;;[.$E59]=&quot;&quot;);&quot;&quot;;[.M59])">
            <text:p/>
          </table:table-cell>
          <table:table-cell table:formula="of:=IF(OR([.O$14]=&quot;&quot;;[.$E59]=&quot;&quot;);&quot;&quot;;[.N59])">
            <text:p/>
          </table:table-cell>
          <table:table-cell table:formula="of:=IF(OR([.P$14]=&quot;&quot;;[.$E59]=&quot;&quot;);&quot;&quot;;[.O59])">
            <text:p/>
          </table:table-cell>
          <table:table-cell table:formula="of:=IF(OR([.Q$14]=&quot;&quot;;[.$E59]=&quot;&quot;);&quot;&quot;;[.P59])">
            <text:p/>
          </table:table-cell>
          <table:table-cell table:formula="of:=IF(OR([.R$14]=&quot;&quot;;[.$E59]=&quot;&quot;);&quot;&quot;;[.Q59])">
            <text:p/>
          </table:table-cell>
          <table:table-cell table:formula="of:=IF(OR([.S$14]=&quot;&quot;;[.$E59]=&quot;&quot;);&quot;&quot;;[.R59])">
            <text:p/>
          </table:table-cell>
          <table:table-cell table:formula="of:=IF(OR([.T$14]=&quot;&quot;;[.$E59]=&quot;&quot;);&quot;&quot;;[.S59])">
            <text:p/>
          </table:table-cell>
          <table:table-cell table:formula="of:=IF(OR([.U$14]=&quot;&quot;;[.$E59]=&quot;&quot;);&quot;&quot;;[.T59])">
            <text:p/>
          </table:table-cell>
          <table:table-cell table:formula="of:=IF(OR([.V$14]=&quot;&quot;;[.$E59]=&quot;&quot;);&quot;&quot;;[.U59])">
            <text:p/>
          </table:table-cell>
          <table:table-cell table:formula="of:=IF(OR([.W$14]=&quot;&quot;;[.$E59]=&quot;&quot;);&quot;&quot;;[.V59])">
            <text:p/>
          </table:table-cell>
          <table:table-cell table:formula="of:=IF(OR([.X$14]=&quot;&quot;;[.$E59]=&quot;&quot;);&quot;&quot;;[.W59])">
            <text:p/>
          </table:table-cell>
          <table:table-cell table:formula="of:=IF(OR([.Y$14]=&quot;&quot;;[.$E59]=&quot;&quot;);&quot;&quot;;[.X59])">
            <text:p/>
          </table:table-cell>
          <table:table-cell table:formula="of:=IF(OR([.Z$14]=&quot;&quot;;[.$E59]=&quot;&quot;);&quot;&quot;;[.Y59])">
            <text:p/>
          </table:table-cell>
          <table:table-cell table:formula="of:=IF(OR([.AA$14]=&quot;&quot;;[.$E59]=&quot;&quot;);&quot;&quot;;[.Z59])">
            <text:p/>
          </table:table-cell>
          <table:table-cell table:formula="of:=IF(OR([.AB$14]=&quot;&quot;;[.$E59]=&quot;&quot;);&quot;&quot;;[.AA59])">
            <text:p/>
          </table:table-cell>
          <table:table-cell table:formula="of:=IF(OR([.AC$14]=&quot;&quot;;[.$E59]=&quot;&quot;);&quot;&quot;;[.AB59])">
            <text:p/>
          </table:table-cell>
          <table:table-cell table:formula="of:=IF(OR([.AD$14]=&quot;&quot;;[.$E59]=&quot;&quot;);&quot;&quot;;[.AC59])">
            <text:p/>
          </table:table-cell>
          <table:table-cell table:number-columns-repeated="994"/>
        </table:table-row>
        <table:table-row table:style-name="ro2" table:number-rows-repeated="4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/>
          <table:table-cell table:number-columns-repeated="2"/>
          <table:table-cell table:content-validation-name="val4" table:formula="of:=IF([.A64]&lt;&gt;&quot;&quot;;&quot;Planned&quot;;&quot;&quot;)">
            <text:p/>
          </table:table-cell>
          <table:table-cell table:number-columns-repeated="1020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sk Slips" table:style-name="ta6">
        <office:forms form:automatic-focus="false" form:apply-design-mode="false"/>
        <table:table-column table:style-name="co8" table:number-columns-repeated="3" table:default-cell-style-name="ce46"/>
        <table:table-column table:style-name="co25" table:default-cell-style-name="ce46"/>
        <table:table-column table:style-name="co8" table:default-cell-style-name="ce46"/>
        <table:table-column table:style-name="co25" table:default-cell-style-name="ce46"/>
        <table:table-column table:style-name="co8" table:number-columns-repeated="251" table:default-cell-style-name="ce46"/>
        <table:table-column table:style-name="co5" table:number-columns-repeated="767" table:default-cell-style-name="Default"/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1">
            <text:p>1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Example task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5])" office:value-type="string" office:string-value="Responsible Person: Danny Dev">
            <text:p>Responsible Person: Danny Dev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5">
            <text:p>5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1">
            <text:p>1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Example task 2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6])" office:value-type="string" office:string-value="Responsible Person: Tina Tester">
            <text:p>Responsible Person: Tina Tester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7">
            <text:p>7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2">
            <text:p>2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nother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Example task 3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7])" office:value-type="string" office:string-value="Responsible Person: Danny Dev">
            <text:p>Responsible Person: Danny Dev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12">
            <text:p>12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>
            <text:p>Story ID:</text:p>
          </table:table-cell>
          <table:table-cell table:style-name="ce115" office:value-type="float" office:value="2">
            <text:p>2</text:p>
          </table:table-cell>
          <table:table-cell table:style-name="ce121" office:value-type="string">
            <text:p>Story:</text:p>
          </table:table-cell>
          <table:table-cell table:style-name="ce123" office:value-type="string">
            <text:p>This is another sample story</text:p>
          </table:table-cell>
          <table:table-cell table:style-name="ce123"/>
          <table:table-cell table:style-name="ce125"/>
          <table:table-cell table:number-columns-repeated="1018"/>
        </table:table-row>
        <table:table-row table:style-name="ro2">
          <table:table-cell table:style-name="ce110" office:value-type="string">
            <text:p>Task:</text:p>
          </table:table-cell>
          <table:table-cell table:style-name="ce116" office:value-type="string">
            <text:p>&lt;Delete these example lines&gt;</text:p>
          </table:table-cell>
          <table:table-cell table:style-name="ce116" table:number-columns-repeated="3"/>
          <table:table-cell table:style-name="ce126"/>
          <table:table-cell table:number-columns-repeated="1018"/>
        </table:table-row>
        <table:table-row table:style-name="ro2">
          <table:table-cell table:style-name="ce111"/>
          <table:table-cell table:style-name="ce117" table:number-columns-repeated="4"/>
          <table:table-cell table:style-name="ce127"/>
          <table:table-cell table:number-columns-repeated="1018"/>
        </table:table-row>
        <table:table-row table:style-name="ro2">
          <table:table-cell table:style-name="ce112"/>
          <table:table-cell table:style-name="ce118" table:number-columns-repeated="4"/>
          <table:table-cell table:style-name="ce128"/>
          <table:table-cell table:number-columns-repeated="1018"/>
        </table:table-row>
        <table:table-row table:style-name="ro2">
          <table:table-cell table:style-name="ce113" table:formula="of:=CONCATENATE(&quot;Responsible Person: &quot;;[$Sp1.C18])" office:value-type="string" office:string-value="Responsible Person: ">
            <text:p>Responsible Person: </text:p>
          </table:table-cell>
          <table:table-cell table:style-name="ce119" table:number-columns-repeated="4"/>
          <table:table-cell table:style-name="ce129"/>
          <table:table-cell table:number-columns-repeated="1018"/>
        </table:table-row>
        <table:table-row table:style-name="ro7">
          <table:table-cell table:style-name="ce114" office:value-type="string">
            <text:p>Initial </text:p>
            <text:p>Estimate</text:p>
          </table:table-cell>
          <table:table-cell table:style-name="ce120" office:value-type="float" office:value="9">
            <text:p>9</text:p>
          </table:table-cell>
          <table:table-cell table:style-name="ce122" office:value-type="string">
            <text:p>Work </text:p>
            <text:p>Done</text:p>
          </table:table-cell>
          <table:table-cell table:style-name="ce124"/>
          <table:table-cell table:style-name="ce122" office:value-type="string">
            <text:p>Work </text:p>
            <text:p>Left</text:p>
          </table:table-cell>
          <table:table-cell table:style-name="ce130"/>
          <table:table-cell table:number-columns-repeated="1018"/>
        </table:table-row>
        <table:table-row table:style-name="ro2" table:number-rows-repeated="65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AverageSpeedLastEight" table:base-cell-address="$'Release Plan'.$A$1" table:expression="OFFSET([$'PB Burndown'.$P$27];1;0;[$'PB Burndown'.$G$3];1)"/>
        <table:named-expression table:name="AverageSpeedRealized" table:base-cell-address="$'Release Plan'.$A$1" table:expression="OFFSET([$'PB Burndown'.$O$27];1;0;[$'PB Burndown'.$G$3];1)"/>
        <table:named-expression table:name="AverageSpeedWorstThree" table:base-cell-address="$'Release Plan'.$A$1" table:expression="OFFSET([$'PB Burndown'.$Q$27];1;0;[$'PB Burndown'.$G$3];1)"/>
        <table:named-expression table:name="ColBottomCurrentScope" table:base-cell-address="$'Release Plan'.$A$1" table:expression="OFFSET([$'PB Burndown'.$I$27];1;0;[$'PB Burndown'.$G$3];1)"/>
        <table:named-expression table:name="ColTopRemainingWork" table:base-cell-address="$'Release Plan'.$A$1" table:expression="OFFSET([$'PB Burndown'.$F$27];1;0;[$'PB Burndown'.$G$3];1)"/>
        <table:named-range table:name="DoneDays_4" table:base-cell-address="$'Release Plan'.$A$1" table:cell-range-address="$Sp1.$D$11"/>
        <table:named-range table:name="DoneDays_5" table:base-cell-address="$'Release Plan'.$A$1" table:cell-range-address="$'Sprint Sheet Template'.$D$11"/>
        <table:named-expression table:name="DoneDays" table:base-cell-address="$'Release Plan'.$A$1" table:expression="$#REF!.$D$11"/>
        <table:named-range table:name="ImplementationDays_4" table:base-cell-address="$'Release Plan'.$A$1" table:cell-range-address="$Sp1.$B$9"/>
        <table:named-range table:name="ImplementationDays_5" table:base-cell-address="$'Release Plan'.$A$1" table:cell-range-address="$'Sprint Sheet Template'.$B$9"/>
        <table:named-expression table:name="ImplementationDays" table:base-cell-address="$'Release Plan'.$A$1" table:expression="$#REF!.$B$10"/>
        <table:named-expression table:name="LastEight" table:base-cell-address="$'Release Plan'.$A$1" table:expression="IF([$'PB Burndown'.$G$4]&gt;8;OFFSET([$'PB Burndown'.$D$27];[$'PB Burndown'.$G$4]-7;0;8;1);OFFSET([$'PB Burndown'.$D$27];1;0;[$'PB Burndown'.$G$4]-1;1))"/>
        <table:named-expression table:name="LastPlanned" table:base-cell-address="$'Release Plan'.$A$1" table:expression="IF(OFFSET([$'PB Burndown'.$B$27];1;0;1;1)=&quot;&quot;;1;OFFSET([$'PB Burndown'.$B$27];[$'PB Burndown'.$G$3];0;1;1))"/>
        <table:named-expression table:name="LastRealized" table:base-cell-address="$'Release Plan'.$A$1" table:expression="IF(OFFSET([$'PB Burndown'.$D$27];1;0;1;1)=&quot;&quot;;1;OFFSET([$'PB Burndown'.$D$27];[$'PB Burndown'.$G$3];0;1;1))"/>
        <table:named-expression table:name="PBCurrentBottom" table:base-cell-address="$'Release Plan'.$A$1" table:expression="OFFSET([$'PB Burndown'.$N$27];1;0;[$'PB Burndown'.$G$9];1)"/>
        <table:named-expression table:name="PBTrend" table:base-cell-address="$'Release Plan'.$A$1" table:expression="OFFSET([$'PB Burndown'.$M$27];1;0;[$'PB Burndown'.$G$9];1)"/>
        <table:named-expression table:name="PlannedSpeed" table:base-cell-address="$'Release Plan'.$A$1" table:expression="OFFSET([$'PB Burndown'.$C$27];1;0;[$'PB Burndown'.$G$3];1)"/>
        <table:named-range table:name="Excel_BuiltIn_Print_Area_2" table:base-cell-address="$'Release Plan'.$A$1" table:cell-range-address="$'Product Backlog'.$A$1:.$G$65536" table:range-usable-as="print-range"/>
        <table:named-expression table:name="Excel_BuiltIn_Print_Area_6" table:base-cell-address="$'Release Plan'.$A$1" table:expression="$'task slips'.$#REF!$#REF!:$#REF!$#REF!"/>
        <table:named-range table:name="ProductBacklog" table:base-cell-address="$'Release Plan'.$A$1" table:cell-range-address="$'Product Backlog'.$A$4:.$G$163"/>
        <table:named-expression table:name="RealizedSpeed" table:base-cell-address="$'Release Plan'.$A$1" table:expression="OFFSET([$'PB Burndown'.$D$27];1;0;[$'PB Burndown'.$G$3];1)"/>
        <table:named-expression table:name="RealValues_4" table:base-cell-address="$'Release Plan'.$A$1" table:expression="OFFSET([$Sp1.$F$10];0;0;1;DoneDays_4)"/>
        <table:named-expression table:name="RealValues_5" table:base-cell-address="$'Release Plan'.$A$1" table:expression="OFFSET([$'Sprint Sheet Template'.$F$10];0;0;1;DoneDays_5)"/>
        <table:named-range table:name="Sprint" table:base-cell-address="$'Release Plan'.$A$1" table:cell-range-address="$'Product Backlog'.$E$5:.$E$163"/>
        <table:named-range table:name="SprintCount" table:base-cell-address="$'Release Plan'.$A$1" table:cell-range-address="$'PB Burndown'.$G$3"/>
        <table:named-range table:name="SprintsInTrend" table:base-cell-address="$'Release Plan'.$A$1" table:cell-range-address="$'PB Burndown'.$G$6"/>
        <table:named-range table:name="SprintTasks_4" table:base-cell-address="$'Release Plan'.$A$1" table:cell-range-address="$Sp1.$A$14:.$AD$63"/>
        <table:named-range table:name="SprintTasks" table:base-cell-address="$'Release Plan'.$A$1" table:cell-range-address="$'Sprint Sheet Template'.$A$14:.$AD$63"/>
        <table:named-range table:name="Status" table:base-cell-address="$'Release Plan'.$A$1" table:cell-range-address="$'Product Backlog'.$C$5:.$C$163"/>
        <table:named-range table:name="StoryName" table:base-cell-address="$'Release Plan'.$A$1" table:cell-range-address="$'Product Backlog'.$B$5:.$B$163"/>
        <table:named-range table:name="TaskRows_4" table:base-cell-address="$'Release Plan'.$A$1" table:cell-range-address="$Sp1.$B$11"/>
        <table:named-range table:name="TaskRows_5" table:base-cell-address="$'Release Plan'.$A$1" table:cell-range-address="$'Sprint Sheet Template'.$B$11"/>
        <table:named-expression table:name="TaskRows" table:base-cell-address="$'Release Plan'.$A$1" table:expression="$#REF!.$B$11"/>
        <table:named-range table:name="TaskStatus_4" table:base-cell-address="$'Release Plan'.$A$1" table:cell-range-address="$Sp1.$D$14:.$D$58"/>
        <table:named-range table:name="TaskStatus" table:base-cell-address="$'Release Plan'.$A$1" table:cell-range-address="$'Sprint Sheet Template'.$D$14:.$D$58"/>
        <table:named-range table:name="TaskStoryID_4" table:base-cell-address="$'Release Plan'.$A$1" table:cell-range-address="$Sp1.$B$14:.$B$53"/>
        <table:named-range table:name="TaskStoryID" table:base-cell-address="$'Release Plan'.$A$1" table:cell-range-address="$'Sprint Sheet Template'.$B$14:.$B$53"/>
        <table:named-range table:name="TotalEffort_4" table:base-cell-address="$'Release Plan'.$A$1" table:cell-range-address="$Sp1.$E$10"/>
        <table:named-range table:name="TotalEffort_5" table:base-cell-address="$'Release Plan'.$A$1" table:cell-range-address="$'Sprint Sheet Template'.$E$10"/>
        <table:named-expression table:name="TotalEffort" table:base-cell-address="$'Release Plan'.$A$1" table:expression="$#REF!.$E$10"/>
        <table:named-range table:name="TrendDays_4" table:base-cell-address="$'Release Plan'.$A$1" table:cell-range-address="$Sp1.$D$13"/>
        <table:named-range table:name="TrendDays" table:base-cell-address="$'Release Plan'.$A$1" table:cell-range-address="$'Sprint Sheet Template'.$D$13"/>
        <table:named-range table:name="TrendOffset" table:base-cell-address="$'Release Plan'.$A$1" table:cell-range-address="$'PB Burndown'.$G$5"/>
        <table:named-range table:name="TrendSprintCount" table:base-cell-address="$'Release Plan'.$A$1" table:cell-range-address="$'PB Burndown'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 number:grouping="true"/>
      <number:text> mk</number:text>
    </number:number-style>
    <number:number-style style:name="N144">
      <number:text>-</number:text>
      <number:number number:decimal-places="0" number:min-integer-digits="1" number:grouping="true"/>
      <number:text> mk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mk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5P0"/>
    </number:number-style>
    <number:number-style style:name="N147P0" style:volatile="true">
      <number:number number:decimal-places="2" number:min-integer-digits="1" number:grouping="true"/>
      <number:text> mk</number:text>
    </number:number-style>
    <number:number-style style:name="N147">
      <number:text>-</number:text>
      <number:number number:decimal-places="2" number:min-integer-digits="1" number:grouping="true"/>
      <number:text> mk</number:text>
      <style:map style:condition="value()&gt;=0" style:apply-style-name="N147P0"/>
    </number:number-style>
    <number:number-style style:name="N148P0" style:volatile="true">
      <number:number number:decimal-places="2" number:min-integer-digits="1" number:grouping="true"/>
      <number:text> mk</number:text>
    </number:number-style>
    <number:number-style style:name="N148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8P0"/>
    </number:number-style>
    <number:number-style style:name="N152P0" style:volatile="true">
      <number:number number:decimal-places="0" number:min-integer-digits="1" number:grouping="true"/>
      <number:text> mk </number:text>
    </number:number-style>
    <number:number-style style:name="N152P1" style:volatile="true">
      <number:text>-</number:text>
      <number:number number:decimal-places="0" number:min-integer-digits="1" number:grouping="true"/>
      <number:text> mk </number:text>
    </number:number-style>
    <number:number-style style:name="N152P2" style:volatile="true">
      <number:text> - mk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      </number:text>
    </number:number-style>
    <number:number-style style:name="N156P1" style:volatile="true">
      <number:text>-</number:text>
      <number:number number:decimal-places="0" number:min-integer-digits="1" number:grouping="true"/>
      <number:text>       </number:text>
    </number:number-style>
    <number:number-style style:name="N156P2" style:volatile="true">
      <number:text> -   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mk </number:text>
    </number:number-style>
    <number:number-style style:name="N160P1" style:volatile="true">
      <number:text>-</number:text>
      <number:number number:decimal-places="2" number:min-integer-digits="1" number:grouping="true"/>
      <number:text> mk </number:text>
    </number:number-style>
    <number:number-style style:name="N160P2" style:volatile="true">
      <number:text> -</number:text>
      <number:number number:decimal-places="0" number:min-integer-digits="0"/>
      <number:text> mk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      </number:text>
    </number:number-style>
    <number:number-style style:name="N164P1" style:volatile="true">
      <number:text>-</number:text>
      <number:number number:decimal-places="2" number:min-integer-digits="1" number:grouping="true"/>
      <number:text>       </number:text>
    </number:number-style>
    <number:number-style style:name="N164P2" style:volatile="true">
      <number:text> -</number:text>
      <number:number number:decimal-places="0" number:min-integer-digits="0"/>
      <number:text>      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  <number:text> </number:text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  <number:text> </number:text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2" number:min-integer-digits="1" number:grouping="true"/>
      <number:text> </number:text>
    </number:number-style>
    <number:number-style style:name="N182P1" style:volatile="true">
      <number:text> $(</number:text>
      <number:number number:decimal-places="2" number:min-integer-digits="1" number:grouping="true"/>
      <number:text>)</number:text>
    </number:number-style>
    <number:number-style style:name="N182P2" style:volatile="true">
      <number:text> $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</number:text>
    </number:number-style>
    <number:number-style style:name="N186P1" style:volatile="true">
      <number:text> (</number:text>
      <number:number number:decimal-places="2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date-style style:name="N193">
      <number:day/>
      <number:text>/ </number:text>
      <number:month number:textual="true"/>
      <number:text>/ </number:text>
      <number:year number:style="long"/>
    </number:date-style>
    <number:date-style style:name="N194">
      <number:day/>
      <number:text>/</number:text>
      <number:month number:style="long"/>
      <number:text>/</number:text>
      <number:year number:style="long"/>
    </number:date-style>
    <number:currency-style style:name="N19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6P0"/>
    </number:currency-style>
    <number:date-style style:name="N197">
      <number:day/>
      <number:text>. </number:text>
      <number:month number:style="long" number:textual="true"/>
      <number:text>ta </number:text>
      <number:year number:style="long"/>
    </number:date-style>
    <number:date-style style:name="N199P0" style:volatile="true">
      <number:day/>
      <number:text>.</number:text>
      <number:month/>
      <number:text>.</number:text>
      <number:year number:style="long"/>
    </number:date-style>
    <number:text-style style:name="N199">
      <number:text-content/>
      <style:map style:condition="value()&gt;=0" style:apply-style-name="N199P0"/>
    </number:text-style>
    <number:number-style style:name="N200">
      <number:number number:decimal-places="1" number:min-integer-digits="1"/>
    </number:number-style>
    <number:number-style style:name="N201">
      <number:text>Sprint </number:text>
      <number:number number:decimal-places="0" number:min-integer-digits="0"/>
      <number:text> Backlog</number:text>
    </number:number-style>
    <number:number-style style:name="N202">
      <number:text>Last </number:text>
      <number:number number:decimal-places="0" number:min-integer-digits="0"/>
      <number:text> sprints</number:text>
    </number:number-style>
    <number:number-style style:name="N203">
      <number:number number:decimal-places="4" number:min-integer-digits="1"/>
    </number:number-style>
    <number:number-style style:name="N204">
      <number:number number:decimal-places="3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ext-properties fo:color="#666699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666699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3" style:display-name="Excel_CondFormat_1_2_3" style:family="table-cell" style:parent-style-name="Default">
      <style:text-properties fo:color="#ffffff"/>
    </style:style>
    <style:style style:name="Excel_5f_CondFormat_5f_1_5f_3_5f_1" style:display-name="Excel_CondFormat_1_3_1" style:family="table-cell" style:parent-style-name="Default">
      <style:text-properties fo:color="#666699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cc"/>
    </style:style>
    <style:style style:name="Excel_5f_CondFormat_5f_2_5f_1_5f_2" style:display-name="Excel_CondFormat_2_1_2" style:family="table-cell" style:parent-style-name="Default">
      <style:table-cell-properties fo:background-color="#ffff99"/>
    </style:style>
    <style:style style:name="Excel_5f_CondFormat_5f_2_5f_1_5f_3" style:display-name="Excel_CondFormat_2_1_3" style:family="table-cell" style:parent-style-name="Default">
      <style:table-cell-properties fo:background-color="#ffbfbf"/>
    </style:style>
    <style:style style:name="Excel_5f_CondFormat_5f_2_5f_2_5f_1" style:display-name="Excel_CondFormat_2_2_1" style:family="table-cell" style:parent-style-name="Default">
      <style:table-cell-properties fo:background-color="#ccffcc"/>
    </style:style>
    <style:style style:name="Excel_5f_CondFormat_5f_2_5f_2_5f_2" style:display-name="Excel_CondFormat_2_2_2" style:family="table-cell" style:parent-style-name="Default">
      <style:table-cell-properties fo:background-color="#ffff99"/>
    </style:style>
    <style:style style:name="Excel_5f_CondFormat_5f_2_5f_2_5f_3" style:display-name="Excel_CondFormat_2_2_3" style:family="table-cell" style:parent-style-name="Default">
      <style:table-cell-properties fo:background-color="#ffbfbf"/>
    </style:style>
    <style:style style:name="Excel_5f_CondFormat_5f_2_5f_3_5f_1" style:display-name="Excel_CondFormat_2_3_1" style:family="table-cell" style:parent-style-name="Default">
      <style:table-cell-properties fo:background-color="#ccffcc"/>
    </style:style>
    <style:style style:name="Excel_5f_CondFormat_5f_2_5f_3_5f_2" style:display-name="Excel_CondFormat_2_3_2" style:family="table-cell" style:parent-style-name="Default">
      <style:table-cell-properties fo:background-color="#ffff99"/>
    </style:style>
    <style:style style:name="Excel_5f_CondFormat_5f_2_5f_3_5f_3" style:display-name="Excel_CondFormat_2_3_3" style:family="table-cell" style:parent-style-name="Default">
      <style:table-cell-properties fo:background-color="#ffbfbf"/>
    </style:style>
    <style:style style:name="Excel_5f_CondFormat_5f_2_5f_4_5f_1" style:display-name="Excel_CondFormat_2_4_1" style:family="table-cell" style:parent-style-name="Default">
      <style:table-cell-properties fo:background-color="#ccffcc"/>
    </style:style>
    <style:style style:name="Excel_5f_CondFormat_5f_2_5f_4_5f_2" style:display-name="Excel_CondFormat_2_4_2" style:family="table-cell" style:parent-style-name="Default">
      <style:table-cell-properties fo:background-color="#ffff99"/>
    </style:style>
    <style:style style:name="Excel_5f_CondFormat_5f_2_5f_4_5f_3" style:display-name="Excel_CondFormat_2_4_3" style:family="table-cell" style:parent-style-name="Default">
      <style:table-cell-properties fo:background-color="#ffbfbf"/>
    </style:style>
    <style:style style:name="Excel_5f_CondFormat_5f_3_5f_1_5f_1" style:display-name="Excel_CondFormat_3_1_1" style:family="table-cell" style:parent-style-name="Default">
      <style:table-cell-properties fo:background-color="#ccffcc"/>
    </style:style>
    <style:style style:name="Excel_5f_CondFormat_5f_3_5f_1_5f_2" style:display-name="Excel_CondFormat_3_1_2" style:family="table-cell" style:parent-style-name="Default">
      <style:table-cell-properties fo:background-color="#ffff99"/>
    </style:style>
    <style:style style:name="Excel_5f_CondFormat_5f_3_5f_1_5f_3" style:display-name="Excel_CondFormat_3_1_3" style:family="table-cell" style:parent-style-name="Default">
      <style:table-cell-properties fo:background-color="#ffbfbf"/>
    </style:style>
    <style:style style:name="Excel_5f_CondFormat_5f_4_5f_1_5f_1" style:display-name="Excel_CondFormat_4_1_1" style:family="table-cell" style:parent-style-name="Default">
      <style:table-cell-properties fo:background-color="#ccffcc"/>
    </style:style>
    <style:style style:name="Excel_5f_CondFormat_5f_4_5f_1_5f_2" style:display-name="Excel_CondFormat_4_1_2" style:family="table-cell" style:parent-style-name="Default">
      <style:table-cell-properties fo:background-color="#ffff99"/>
    </style:style>
    <style:style style:name="Excel_5f_CondFormat_5f_5_5f_1_5f_1" style:display-name="Excel_CondFormat_5_1_1" style:family="table-cell" style:parent-style-name="Default">
      <style:table-cell-properties fo:background-color="#ccffcc"/>
    </style:style>
    <style:style style:name="Excel_5f_CondFormat_5f_5_5f_1_5f_2" style:display-name="Excel_CondFormat_5_1_2" style:family="table-cell" style:parent-style-name="Default">
      <style:table-cell-properties fo:background-color="#ffff99"/>
    </style:style>
    <style:style style:name="Excel_5f_CondFormat_5f_5_5f_2_5f_1" style:display-name="Excel_CondFormat_5_2_1" style:family="table-cell" style:parent-style-name="Default">
      <style:table-cell-properties fo:background-color="#ccffcc"/>
    </style:style>
    <style:style style:name="Excel_5f_CondFormat_5f_5_5f_2_5f_2" style:display-name="Excel_CondFormat_5_2_2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11.6925in" fo:page-height="8.2673in" style:num-format="1" style:print-orientation="landscape" fo:margin-top="0.9839in" fo:margin-bottom="0.9839in" fo:margin-left="0.748in" fo:margin-right="0.748in" style:first-page-number="continue" style:scale-to-X="1" style:scale-to-Y="1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8.2673in" fo:page-height="11.6925in" style:num-format="1" style:print-orientation="portrait" fo:margin-top="0.1965in" fo:margin-bottom="0.1965in" fo:margin-left="0.1965in" fo:margin-right="0.1965in" style:first-page-number="continue" style:scale-to-X="1" style:scale-to-Y="100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3">08/03/2009</text:date>, <text:time>16:4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lease_20_Plan" style:display-name="PageStyle_Release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_20_Backlog" style:display-name="PageStyle_Product Back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B_20_Burndown" style:display-name="PageStyle_PB Bur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1" style:display-name="PageStyle_Sp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20_Sheet_20_Template" style:display-name="PageStyle_Sprint Sheet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sk_20_Slips" style:display-name="PageStyle_Task Slip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Iteration Plans</dc:title>
    <dc:description>Template versio 1.0 Approval</dc:description>
    <meta:initial-creator>&lt; Your name &gt;</meta:initial-creator>
    <meta:creation-date>1998-06-05T13:20:44</meta:creation-date>
    <dc:date>2009-08-03T16:49:11</dc:date>
    <meta:print-date>2006-09-01T16:59:00</meta:print-date>
    <meta:editing-cycles>6</meta:editing-cycles>
    <meta:generator>OpenOffice.org/3.0$Linux OpenOffice.org_project/300m15$Build-9379</meta:generator>
    <meta:editing-duration>PT00H43M20S</meta:editing-duration>
    <meta:document-statistic meta:table-count="6" meta:cell-count="1685" meta:object-count="9"/>
    <meta:user-defined meta:name="Info 2"/>
    <meta:user-defined meta:name="Info 3"/>
    <meta:user-defined meta:name="Info 4"/>
    <meta:user-defined meta:name="_NewReviewCycle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Option VBASupport 1
Sub SortProductBacklog()
'
' SortProductBacklog Macro
' This macro sorts the Product Backlog, first by sprint, then by status.
'

'
    HeaderDone = False
    NameColumn = 0
    StatusColumn = 0
    SprintColumn = 0
    For Each PBRow In Range("ProductBacklog").Rows
        If Not HeaderDone Then
            ColCount = 0
            For Each HeaderCell In PBRow.Cells
                ColCount = ColCount + 1
                If HeaderCell.Value = "Status" Then
                    StatusColumn = ColCount
                End If
                If HeaderCell.Value = "Story name" Then
                    NameColumn = ColCount
                End If
                If HeaderCell.Value = "Sprint" Then
                    SprintColumn = ColCount
                End If
            Next
            HeaderDone = True
        Else
            If PBRow.Cells(1, NameColumn).Value &lt;&gt; "" And PBRow.Cells(1, StatusColumn).Value = "" Then
                PBRow.Cells(1, StatusColumn).Value = "Planned"
            End If
            If PBRow.Cells(1, StatusColumn).Value = "Removed" And PBRow.Cells(1, SprintColumn).Value &lt;&gt; "" Then
                PBRow.Cells(1, SprintColumn).Value = ""
            End If
        End If
    Next
    Range("ProductBacklog").Select
    Selection.Sort Key1:=Range("Sprint"), Order1:=xlAscending, Key2:=Range("Status"), _
        Order2:=xlAscending, Header:=xlYes, _
        OrderCustom:=1, MatchCase:=False, _
        Orientation:=xlTopToBottom, DataOption1:=xlSortNormal, DataOption2:=xlSortNormal
    Selection.Cells(2, 1).Select
End Sub
Sub SortSprintTasks()
'
' SortSprintTasks Macro
' This macro sorts sprint tasks by Story ID, then Status.
'

'
    Range("SprintTasks").Select
    Selection.Sort Key1:=Range("TaskStoryID"), Order1:=xlAscending, Key2:=Range("TaskStatus"), _
        Order2:=xlAscending, Header:=xlGuess, OrderCustom:=1, MatchCase:=False, _
        Orientation:=xlTopToBottom, DataOption1:=xlSortNormal, DataOption2:=xlSortNormal
    Selection.Cells(2, 1).Select
End Sub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Option VBASupport 1
Sub UpdateTaskSlips()
'
' Macro1 Macro
' Macro recorded 1.9.2006 by Petri Heiramo
'

'
    SprintSheet = ActiveSheet.Name

    Sheets("Task Slips").Activate
    Sheets("Task Slips").Range("A:F").Delete

    TaskStartRow = 15
    FirstSlipStartRow = 1

    For Row = 1 To 1000
        If (Sheets(SprintSheet).Range("A" &amp; TaskStartRow + Row - 1).Value = "") Then
            Exit For
        End If
    
        SlipStartRow = FirstSlipStartRow + (Row - 1) * 8

        Range("A" &amp; SlipStartRow &amp; ":B" &amp; SlipStartRow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C" &amp; SlipStartRow &amp; ":F" &amp; SlipStartRow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+ 1 &amp; ":F" &amp; SlipStartRow + 3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+ 4 &amp; ":F" &amp; SlipStartRow + 4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+ 5 &amp; ":B" &amp; SlipStartRow + 5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C" &amp; SlipStartRow + 5 &amp; ":D" &amp; SlipStartRow + 5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E" &amp; SlipStartRow + 5 &amp; ":F" &amp; SlipStartRow + 5).Select
        With Selection.Borders(xlEdgeLeft)
            .LineStyle = xlContinuous
            .Weight = xlThin
        End With
        With Selection.Borders(xlEdgeTop)
            .LineStyle = xlContinuous
            .Weight = xlThin
        End With
        With Selection.Borders(xlEdgeBottom)
            .LineStyle = xlContinuous
            .Weight = xlThin
        End With
        With Selection.Borders(xlEdgeRight)
            .LineStyle = xlContinuous
            .Weight = xlThin
        End With
        
        Range("A" &amp; SlipStartRow &amp; ":F" &amp; SlipStartRow + 5).Select
        With Selection.Borders(xlEdgeLeft)
            .LineStyle = xlContinuous
            .Weight = xlMedium
        End With
        With Selection.Borders(xlEdgeTop)
            .LineStyle = xlContinuous
            .Weight = xlMedium
        End With
        With Selection.Borders(xlEdgeBottom)
            .LineStyle = xlContinuous
            .Weight = xlMedium
        End With
        With Selection.Borders(xlEdgeRight)
            .LineStyle = xlContinuous
            .Weight = xlMedium
        End With
        
        ' Add cell labels
        Range("A" &amp; SlipStartRow).Value = "Story ID:"
        Range("C" &amp; SlipStartRow).Value = "Story:"
        Range("A" &amp; SlipStartRow + 1).Value = "Task:"
        Dim FormulaString As String
        FormulaString = "=Concatenate(""Responsible Person: ""," &amp; SprintSheet &amp; "!C" &amp; TaskStartRow + Row - 1 &amp; ")"
        Range("A" &amp; SlipStartRow + 4).Formula = FormulaString
        Range("A" &amp; SlipStartRow + 5).Value = "Initial " &amp; Chr(10) &amp; "Estimate"
        Range("C" &amp; SlipStartRow + 5).Value = "Work " &amp; Chr(10) &amp; "Done"
        Range("E" &amp; SlipStartRow + 5).Value = "Work " &amp; Chr(10) &amp; "Left"
        ' Range("A" &amp; SlipStartRow + 6).Select
        
        ' Add task information from sprint sheet
        StoryID = Sheets(SprintSheet).Cells(TaskStartRow + Row - 1, 2).Value
        Range("B" &amp; SlipStartRow).Value = StoryID
        Range("D" &amp; SlipStartRow).Value = Sheets("Product Backlog").Cells(TaskStartRow + Row - 1, 2).Value
        Range("B" &amp; SlipStartRow + 1).Value = Sheets(SprintSheet).Cells(TaskStartRow + Row - 1, 1).Value
        ' Range("B" &amp; SlipStartRow + 4).Value = Sheets(SprintSheet).Cells(TaskStartRow + Row - 1, 2).Value
        Range("B" &amp; SlipStartRow + 5).Value = Sheets(SprintSheet).Cells(TaskStartRow + Row - 1, 5).Value
        ' Range("C" &amp; SlipStartRow + 5).Value = "Work " &amp; Chr(10) &amp; "Done"
        ' Range("E" &amp; SlipStartRow + 5).Value = "Work " &amp; Chr(10) &amp; "Left"
        Range("A" &amp; SlipStartRow + 6).Select
        
        ' Get Story Name with Story ID
        For i = 1 To 1000
            If (Sheets("Product Backlog").Range("A" &amp; i + 4).Value = StoryID) Then
                Range("D" &amp; SlipStartRow).Value = Sheets("Product Backlog").Range("B" &amp; i + 4).Value
                Exit For
            End If
        Next i
        
        ' Update formatting
        Range("B" &amp; SlipStartRow).Select
        With Selection
            .HorizontalAlignment = xlCenter
            .VerticalAlignment = xlTop
            .Font.Bold = True
        End With
        
        Range("B" &amp; SlipStartRow + 5).Select
        With Selection
            .HorizontalAlignment = xlCenter
            .VerticalAlignment = xlCenter
            .Font.Size = 14
            .Font.Bold = True
        End With
        
    Next Row
    
    Range("B:B").Select
    Selection.ColumnWidth = 8.43
        
    Range("D:D,F:F").Select
    Selection.ColumnWidth = 32
        
    Range("A1").Select
End Sub
Sub Macro2()
'
' Macro2 Macro
' Macro recorded 1.9.2006 by Petri Heiramo
'

'
    Range("B1").Select
    With Selection
        .HorizontalAlignment = xlCenter
        .VerticalAlignment = xlTop
        .WrapText = False
        .Orientation = 0
        .AddIndent = False
        .IndentLevel = 0
        .ShrinkToFit = False
        .ReadingOrder = xlContext
        .MergeCells = False
    End With
    Range("B6").Select
    With Selection
        .HorizontalAlignment = xlLeft
        .VerticalAlignment = xlTop
        .WrapText = False
        .Orientation = 0
        .AddIndent = False
        .IndentLevel = 0
        .ShrinkToFit = False
        .ReadingOrder = xlContext
        .MergeCells = False
    End With
    With Selection.Font
        .Name = "Arial"
        .Size = 12
        .Strikethrough = False
        .Superscript = False
        .Subscript = False
        .OutlineFont = False
        .Shadow = False
        .Underline = xlUnderlineStyleNone
        .ColorIndex = xlAutomatic
    End With
    Selection.Font.Bold = True
    Range("B:B,D:D,F:F").Select
    Range("F1").Activate
    Selection.ColumnWidth = 20.14
    ActiveWindow.SelectedSheets.PrintPreview
    Selection.ColumnWidth = 22.29
    ActiveWindow.SelectedSheets.PrintPreview
    Selection.ColumnWidth = 24.29
    ActiveWindow.SelectedSheets.PrintPreview
    Selection.ColumnWidth = 23.71
    ActiveWindow.SelectedSheets.PrintPreview
    Range("B1").Select
    With Selection
        .HorizontalAlignment = xlLeft
        .VerticalAlignment = xlTop
        .WrapText = False
        .Orientation = 0
        .AddIndent = False
        .IndentLevel = 0
        .ShrinkToFit = False
        .ReadingOrder = xlContext
        .MergeCells = False
    End With
    Selection.Font.Bold = True
End Sub
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Option VBASupport 1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Option VBASupport 1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Sheet1"/>
  <library:element library:name="Sheet2"/>
  <library:element library:name="Sheet5"/>
  <library:element library:name="Sheet4"/>
  <library:element library:name="Sheet3"/>
  <library:element library:name="Module2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1a1a1a" style:text-outline="false" style:text-line-through-style="none" style:text-position="0% 58%" fo:font-family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chart-properties chart:symbol-type="automatic" chart:connect-bars="false" chart:include-hidden-cells="true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>
      <style:graphic-properties draw:stroke="solid" svg:stroke-width="0cm" svg:stroke-color="#1a1a1a" svg:stroke-opacity="100%"/>
    </style:style>
    <style:style style:name="ch7" style:family="chart">
      <style:chart-properties chart:symbol-type="none"/>
      <style:graphic-properties draw:stroke="none" svg:stroke-width="0cm" svg:stroke-color="#1a1a1a" svg:stroke-opacity="100%" draw:fill-color="#1a1a1a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35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square" chart:symbol-width="0.211cm" chart:symbol-height="0.211cm"/>
      <style:graphic-properties draw:stroke="solid" svg:stroke-width="0.07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13.455cm" svg:height="8.364cm" chart:class="chart:line" chart:style-name="ch1">
        <chart:title svg:x="3.036cm" svg:y="0.169cm" chart:style-name="ch2">
          <text:p>Velocity and Remaining Work</text:p>
        </chart:title>
        <chart:plot-area chart:style-name="ch3" chart:data-source-has-labels="both" svg:x="0.269cm" svg:y="0.944cm" svg:width="12.917cm" svg:height="7.253cm">
          <chart:axis chart:dimension="x" chart:name="primary-x" chart:style-name="ch4"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8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7" chart:values-cell-range-address="" chart:class="chart:line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1a1a1a" style:text-outline="false" style:text-line-through-style="none" style:text-position="0% 58%" fo:font-family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h3" style:family="chart">
      <style:graphic-properties draw:stroke="solid" svg:stroke-width="0cm" svg:stroke-color="#1a1a1a" svg:stroke-opacity="100%" draw:fill="solid" draw:fill-color="#ffffff" draw: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4" style:family="chart">
      <style:chart-properties chart:connect-bars="false" chart:include-hidden-cells="true" chart:spline-order="3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gap-width="50" chart:reverse-direction="false" text:line-break="false" chart:link-data-style-to-source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graphic-properties draw:stroke="solid" svg:stroke-width="0cm" svg:stroke-color="#1a1a1a" svg:stroke-opacity="100%"/>
    </style:style>
    <style:style style:name="ch8" style:family="chart">
      <style:graphic-properties draw:stroke="solid" svg:stroke-width="0.035cm" svg:stroke-color="#000000" svg:stroke-opacity="100%" draw:fill="solid" draw:fill-color="#ffffff" draw:opacity="100%" dr3d:edge-rounding="0%"/>
      <style:text-properties fo:font-size="6pt" style:font-size-asian="6pt" style:font-size-complex="6pt"/>
    </style:style>
    <style:style style:name="ch9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7cm" svg:stroke-color="#ff0000" svg:stroke-opacity="100%" draw:fill-color="#ff0000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dash" draw:stroke-dash="Excel_20_line_20_dash_20_1" svg:stroke-width="0.07cm" svg:stroke-color="#008000" svg:stroke-opacity="100%" draw:fill-color="#008000" draw:opacity="100%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dash" draw:stroke-dash="Excel_20_line_20_dash_20_2" svg:stroke-width="0.07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3" style:family="chart">
      <style:graphic-properties draw:stroke="solid" svg:stroke-width="0.035cm" svg:stroke-color="#808080" svg:stroke-opacity="100%" draw:fill="solid" draw:fill-color="#c0c0c0" draw:opacity="100%"/>
    </style:style>
    <style:style style:name="ch14" style:family="chart">
      <style:graphic-properties draw:fill-color="#d9d9d9"/>
    </style:style>
  </office:automatic-styles>
  <office:body>
    <office:chart>
      <chart:chart svg:width="13.455cm" svg:height="9.148cm" chart:class="chart:bar" chart:style-name="ch1">
        <chart:title svg:x="4.002cm" svg:y="0.184cm" chart:style-name="ch2">
          <text:p>Development Velocity</text:p>
        </chart:title>
        <chart:legend chart:legend-position="bottom" svg:x="5.131cm" svg:y="8.402cm" chart:style-name="ch3"/>
        <chart:plot-area chart:style-name="ch4" chart:data-source-has-labels="both" svg:x="0.269cm" svg:y="0.973cm" svg:width="12.648cm" svg:height="7.247cm">
          <chart:axis chart:dimension="x" chart:name="primary-x" chart:style-name="ch5">
            <chart:categories table:cell-range-address="local-table.$A$2:.$A$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0"/>
          </table:table-columns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Excel_20_line_20_dash_20_1" draw:display-name="Excel line dash 1" draw:style="rect" draw:dots1="2" draw:dots1-length="0.106cm" draw:dots2="1" draw:dots2-length="0.424cm" draw:distance="0.106cm"/>
    <draw:stroke-dash draw:name="Excel_20_line_20_dash_20_2" draw:display-name="Excel line dash 2" draw:style="rect" draw:dots1="1" draw:dots1-length="0.106cm" draw:distance="0.106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graphic-properties draw:stroke="solid" svg:stroke-width="0cm" svg:stroke-color="#1a1a1a" svg:stroke-opacity="100%" draw:fill="solid" draw:fill-color="#ffffff" draw: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3" style:family="chart">
      <style:chart-properties chart:connect-bars="false" chart:include-hidden-cells="tru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false"/>
      <style:graphic-properties draw:stroke="none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50" chart:reverse-direction="false" text:line-break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6" style:family="chart">
      <style:chart-properties style:rotation-angle="90" style:direction="ltr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35cm" svg:stroke-color="#969696" svg:stroke-opacity="100%" draw:fill-color="#969696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26.366cm" svg:height="3.586cm" chart:class="chart:bar" chart:style-name="ch1">
        <chart:legend chart:legend-position="start" svg:x="0.527cm" svg:y="1.136cm" chart:style-name="ch2"/>
        <chart:plot-area chart:style-name="ch3" table:cell-range-address="Sp1.F10:Sp1.AD12" svg:x="3.008cm" svg:y="0.071cm" svg:width="22.83cm" svg:height="3.373cm">
          <chart:axis chart:dimension="x" chart:name="primary-x" chart:style-name="ch4"/>
          <chart:axis chart:dimension="y" chart:name="primary-y" chart:style-name="ch5">
            <chart:title svg:x="2.683cm" svg:y="3.04cm" chart:style-name="ch6">
              <text:p>Work Remaining (h)</text:p>
            </chart:title>
          </chart:axis>
          <chart:series chart:style-name="ch7" chart:values-cell-range-address="Sp1.F10:Sp1.AD10" chart:class="chart:bar">
            <chart:data-point chart:repeated="25"/>
          </chart:series>
          <chart:series chart:style-name="ch8" chart:values-cell-range-address="Sp1.F11:Sp1.AD11" chart:class="chart:line">
            <chart:data-point chart:repeated="25"/>
          </chart:series>
          <chart:series chart:style-name="ch9" chart:values-cell-range-address="Sp1.F12:Sp1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33">
                <text:p text:id="Sp1.F10:Sp1.AD10">33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33">
                <text:p text:id="Sp1.F11:Sp1.AD11">33</text:p>
              </table:table-cell>
              <table:table-cell office:value-type="float" office:value="26.4">
                <text:p>26.4</text:p>
              </table:table-cell>
              <table:table-cell office:value-type="float" office:value="19.8">
                <text:p>19.8</text:p>
              </table:table-cell>
              <table:table-cell office:value-type="float" office:value="13.2">
                <text:p>13.2</text:p>
              </table:table-cell>
              <table:table-cell office:value-type="float" office:value="6.6">
                <text:p>6.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33.2">
                <text:p text:id="Sp1.F12:Sp1.AD12">33.2</text:p>
              </table:table-cell>
              <table:table-cell office:value-type="float" office:value="28.9">
                <text:p>28.9</text:p>
              </table:table-cell>
              <table:table-cell office:value-type="float" office:value="24.6">
                <text:p>24.6</text:p>
              </table:table-cell>
              <table:table-cell office:value-type="float" office:value="20.3">
                <text:p>20.3</text:p>
              </table:table-cell>
              <table:table-cell office:value-type="float" office:value="16">
                <text:p>16</text:p>
              </table:table-cell>
              <table:table-cell office:value-type="float" office:value="11.7">
                <text:p>11.7</text:p>
              </table:table-cell>
              <table:table-cell office:value-type="float" office:value="7.4">
                <text:p>7.4</text:p>
              </table:table-cell>
              <table:table-cell office:value-type="float" office:value="3.1">
                <text:p>3.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graphic-properties draw:stroke="solid" svg:stroke-width="0cm" svg:stroke-color="#1a1a1a" svg:stroke-opacity="100%" draw:fill="solid" draw:fill-color="#ffffff" draw:opacity="100%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3" style:family="chart">
      <style:chart-properties chart:connect-bars="false" chart:include-hidden-cells="tru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false"/>
      <style:graphic-properties draw:stroke="none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gap-width="150" chart:reverse-direction="false" text:line-break="false" chart:visible="true"/>
      <style:graphic-properties draw:stroke="solid" svg:stroke-width="0cm" svg:stroke-color="#1a1a1a" svg:stroke-opacity="100%"/>
      <style:text-properties fo:color="#1a1a1a" style:text-outline="false" style:text-line-through-style="none" style:text-position="0% 58%" fo:font-family="Arial" fo:font-size="5.5pt" fo:font-style="normal" fo:text-shadow="none" style:text-underline-style="none" fo:font-weight="normal" style:font-size-asian="5.5pt" style:font-style-asian="normal" style:font-weight-asian="normal" style:font-family-complex="Arial" style:font-size-complex="5.5pt" style:font-style-complex="normal" style:font-weight-complex="normal"/>
    </style:style>
    <style:style style:name="ch6" style:family="chart">
      <style:chart-properties style:rotation-angle="90" style:direction="ltr"/>
      <style:text-properties fo:color="#1a1a1a" style:text-outline="false" style:text-line-through-style="none" style:text-position="0% 58%" fo:font-family="Arial" fo:font-size="8pt" fo:font-style="normal" fo:text-shadow="none" style:text-underline-style="none" fo:font-weight="normal" style:font-size-asian="8pt" style:font-style-asian="normal" style:font-weight-asian="normal" style:font-family-complex="Arial" style:font-size-complex="8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35cm" svg:stroke-color="#969696" svg:stroke-opacity="100%" draw:fill-color="#969696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cm" svg:stroke-color="#0000ff" svg:stroke-opacity="100%" draw:fill-color="#0000ff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26.364cm" svg:height="3.586cm" chart:class="chart:bar" chart:style-name="ch1">
        <chart:legend chart:legend-position="start" svg:x="0.527cm" svg:y="1.136cm" chart:style-name="ch2"/>
        <chart:plot-area chart:style-name="ch3" table:cell-range-address="'Sprint Sheet Template'.F10:'Sprint Sheet Template'.AD12" svg:x="3.007cm" svg:y="0.071cm" svg:width="22.828cm" svg:height="3.373cm">
          <chart:axis chart:dimension="x" chart:name="primary-x" chart:style-name="ch4"/>
          <chart:axis chart:dimension="y" chart:name="primary-y" chart:style-name="ch5">
            <chart:title svg:x="2.683cm" svg:y="3.04cm" chart:style-name="ch6">
              <text:p>Work Remaining (h)</text:p>
            </chart:title>
          </chart:axis>
          <chart:series chart:style-name="ch7" chart:values-cell-range-address="'Sprint Sheet Template'.F10:'Sprint Sheet Template'.AD10" chart:class="chart:bar">
            <chart:data-point chart:repeated="25"/>
          </chart:series>
          <chart:series chart:style-name="ch8" chart:values-cell-range-address="'Sprint Sheet Template'.F11:'Sprint Sheet Template'.AD11" chart:class="chart:line">
            <chart:data-point chart:repeated="25"/>
          </chart:series>
          <chart:series chart:style-name="ch9" chart:values-cell-range-address="'Sprint Sheet Template'.F12:'Sprint Sheet Template'.AD1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 text:id="">Row 10</text:p>
              </table:table-cell>
              <table:table-cell office:value-type="float" office:value="0">
                <text:p text:id="'Sprint Sheet Template'.F10:'Sprint Sheet Template'.AD10"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1</text:p>
              </table:table-cell>
              <table:table-cell office:value-type="float" office:value="0">
                <text:p text:id="'Sprint Sheet Template'.F11:'Sprint Sheet Template'.AD11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">Row 12</text:p>
              </table:table-cell>
              <table:table-cell office:value-type="float" office:value="-1.#NAN">
                <text:p text:id="'Sprint Sheet Template'.F12:'Sprint Sheet Template'.AD12"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  <table:table-cell office:value-type="float" office:value="-1.#NAN">
                <text:p>-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